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d1c24" draw:textarea-vertical-align="middle" draw:auto-grow-height="false" fo:min-height="0cm" fo:min-width="0cm" fo:wrap-option="wrap"/>
    </style:style>
    <style:style style:name="gr2" style:family="graphic" style:parent-style-name="standard">
      <style:graphic-properties svg:stroke-color="#fff450" draw:fill-color="#fff200" draw:textarea-horizontal-align="justify" draw:textarea-vertical-align="middle" draw:auto-grow-height="false" fo:min-height="0cm" fo:min-width="0cm"/>
    </style:style>
    <style:style style:name="gr3" style:family="graphic" style:parent-style-name="standard">
      <style:graphic-properties svg:stroke-color="#ed1c24" draw:fill-color="#ed1c24" draw:textarea-horizontal-align="justify" draw:textarea-vertical-align="middle" draw:auto-grow-height="false" fo:min-height="0.418cm" fo:min-width="0cm"/>
    </style:style>
    <style:style style:name="gr4" style:family="graphic" style:parent-style-name="standard">
      <style:graphic-properties svg:stroke-color="#ed1c24" draw:fill-color="#ffffff" draw:textarea-horizontal-align="justify" draw:textarea-vertical-align="middle" draw:auto-grow-height="false" fo:min-height="0.069cm" fo:min-width="0cm"/>
    </style:style>
    <style:style style:name="gr5" style:family="graphic" style:parent-style-name="standard">
      <style:graphic-properties draw:stroke="none" svg:stroke-color="#000000" draw:fill="none" draw:fill-color="#ffffff" fo:min-height="0.766cm"/>
    </style:style>
    <style:style style:name="gr6" style:family="graphic" style:parent-style-name="standard">
      <style:graphic-properties draw:stroke="none" svg:stroke-color="#000000" draw:fill="none" draw:fill-color="#ffffff" fo:min-height="0.639cm"/>
    </style:style>
    <style:style style:name="gr7" style:family="graphic" style:parent-style-name="standard">
      <style:graphic-properties draw:stroke="none" svg:stroke-color="#000000" draw:fill="none" draw:fill-color="#ffffff" fo:min-height="1.147cm"/>
    </style:style>
    <style:style style:name="gr8" style:family="graphic" style:parent-style-name="standard">
      <style:graphic-properties svg:stroke-color="#000000" draw:fill-color="#ed1c24" draw:textarea-horizontal-align="justify" draw:textarea-vertical-align="middle" draw:auto-grow-height="false" fo:min-height="0.132cm" fo:min-width="0cm"/>
    </style:style>
    <style:style style:name="gr9" style:family="graphic" style:parent-style-name="standard">
      <style:graphic-properties svg:stroke-width="0.106cm" svg:stroke-color="#ed1c24" draw:marker-start-width="0.358cm" draw:marker-end-width="0.358cm" draw:fill-color="#f58220" draw:textarea-vertical-align="middle" draw:auto-grow-height="false" fo:min-height="0.916cm" fo:min-width="0.539cm" fo:padding-top="0.177cm" fo:padding-bottom="0.177cm" fo:padding-left="0.302cm" fo:padding-right="0.302cm"/>
    </style:style>
    <style:style style:name="gr10" style:family="graphic" style:parent-style-name="standard">
      <style:graphic-properties svg:stroke-width="0.106cm" svg:stroke-color="#ed1c24" draw:marker-start-width="0.359cm" draw:marker-end-width="0.359cm" draw:fill-color="#fff200" draw:textarea-vertical-align="middle" draw:auto-grow-height="false" fo:min-height="0cm" fo:min-width="0cm" fo:padding-top="0.178cm" fo:padding-bottom="0.178cm" fo:padding-left="0.303cm" fo:padding-right="0.303cm"/>
    </style:style>
    <style:style style:name="gr11" style:family="graphic" style:parent-style-name="standard">
      <style:graphic-properties draw:stroke="none" svg:stroke-color="#000000" draw:fill="none" draw:fill-color="#ffffff" fo:min-height="0.893cm"/>
    </style:style>
    <style:style style:name="gr12" style:family="graphic" style:parent-style-name="standard">
      <style:graphic-properties svg:stroke-color="#00a65d" draw:fill-color="#009353" draw:auto-grow-height="false" fo:min-height="0cm" fo:min-width="0cm" fo:wrap-option="wrap"/>
    </style:style>
    <style:style style:name="gr13" style:family="graphic" style:parent-style-name="standard">
      <style:graphic-properties svg:stroke-color="#bce4e5" draw:fill-color="#00aaad" draw:auto-grow-height="false" fo:min-height="0cm" fo:min-width="0cm" fo:wrap-option="wrap"/>
    </style:style>
    <style:style style:name="gr14" style:family="graphic" style:parent-style-name="standard">
      <style:graphic-properties svg:stroke-width="0.106cm" svg:stroke-color="#666666" draw:marker-start-width="0.359cm" draw:marker-end-width="0.359cm" draw:fill-color="#111111" draw:opacity="100%" draw:textarea-horizontal-align="justify" draw:textarea-vertical-align="middle" draw:auto-grow-height="false" fo:min-height="0.633cm" fo:min-width="0.417cm" fo:padding-top="0.178cm" fo:padding-bottom="0.178cm" fo:padding-left="0.303cm" fo:padding-right="0.303cm" fo:wrap-option="no-wrap"/>
    </style:style>
    <style:style style:name="gr15" style:family="graphic" style:parent-style-name="standard">
      <style:graphic-properties svg:stroke-width="0.106cm" svg:stroke-color="#000000" draw:marker-start-width="0.359cm" draw:marker-end-width="0.359cm" draw:fill-color="#666666" draw:textarea-horizontal-align="justify" draw:textarea-vertical-align="middle" draw:auto-grow-height="false" fo:min-height="0.205cm" fo:min-width="0.028cm" fo:padding-top="0.178cm" fo:padding-bottom="0.178cm" fo:padding-left="0.303cm" fo:padding-right="0.303cm" fo:wrap-option="no-wrap"/>
    </style:style>
    <style:style style:name="gr16" style:family="graphic" style:parent-style-name="standard">
      <style:graphic-properties svg:stroke-width="0.106cm" svg:stroke-color="#666666" draw:marker-start-width="0.359cm" draw:marker-end-width="0.359cm" draw:fill-color="#b2b2b2" draw:textarea-horizontal-align="justify" draw:textarea-vertical-align="middle" draw:auto-grow-height="false" fo:min-height="0.205cm" fo:min-width="0.028cm" fo:padding-top="0.178cm" fo:padding-bottom="0.178cm" fo:padding-left="0.303cm" fo:padding-right="0.303cm" fo:wrap-option="no-wrap"/>
    </style:style>
    <style:style style:name="gr17" style:family="graphic" style:parent-style-name="standard">
      <style:graphic-properties draw:stroke="none" svg:stroke-color="#000000" draw:fill="none" draw:fill-color="#ffffff" fo:min-height="1.274cm"/>
    </style:style>
    <style:style style:name="gr18" style:family="graphic" style:parent-style-name="standard">
      <style:graphic-properties svg:stroke-color="#8f187c" draw:fill-color="#aa55a1" draw:textarea-vertical-align="middle" draw:auto-grow-height="false" fo:min-height="0.031cm" fo:min-width="0cm"/>
    </style:style>
    <style:style style:name="gr19" style:family="graphic" style:parent-style-name="standard">
      <style:graphic-properties draw:stroke="none" svg:stroke-color="#000000" draw:fill="none" draw:fill-color="#ffffff" fo:min-height="1.423cm"/>
    </style:style>
    <style:style style:name="gr20" style:family="graphic" style:parent-style-name="standard">
      <style:graphic-properties draw:stroke="none" svg:stroke-color="#000000" draw:fill="none" draw:fill-color="#ffffff" fo:min-height="18.451cm"/>
    </style:style>
    <style:style style:name="gr21" style:family="graphic" style:parent-style-name="standard">
      <style:graphic-properties svg:stroke-color="#ffffff" draw:fill-color="#21409a" draw:textarea-horizontal-align="justify" draw:textarea-vertical-align="middle" draw:auto-grow-height="false" fo:min-height="0.11cm" fo:min-width="0cm"/>
    </style:style>
    <style:style style:name="gr22" style:family="graphic" style:parent-style-name="standard">
      <style:graphic-properties svg:stroke-width="0.6cm" svg:stroke-color="#000000" draw:marker-start-width="1.096cm" draw:marker-end-width="1.096cm" draw:fill-color="#808080" draw:textarea-horizontal-align="justify" draw:textarea-vertical-align="middle" draw:auto-grow-height="false" fo:min-height="17.565cm" fo:min-width="19.058cm" fo:padding-top="0.421cm" fo:padding-bottom="0.421cm" fo:padding-left="0.546cm" fo:padding-right="0.546cm"/>
    </style:style>
    <style:style style:name="gr23" style:family="graphic" style:parent-style-name="standard">
      <style:graphic-properties svg:stroke-width="0.6cm" svg:stroke-color="#000000" draw:marker-start-width="1.096cm" draw:marker-end-width="1.096cm" draw:fill-color="#808080" draw:textarea-horizontal-align="justify" draw:textarea-vertical-align="middle" draw:auto-grow-height="false" fo:min-height="2.612cm" fo:min-width="4.369cm" fo:padding-top="0.421cm" fo:padding-bottom="0.421cm" fo:padding-left="0.546cm" fo:padding-right="0.546cm"/>
    </style:style>
    <style:style style:name="gr24" style:family="graphic" style:parent-style-name="standard">
      <style:graphic-properties draw:stroke="none" draw:stroke-dash="Ultrafine_20_2_20_Dots_20_3_20_Dashes" svg:stroke-width="0.6cm" svg:stroke-color="#000000" draw:marker-start-width="1.096cm" draw:marker-end-width="1.096cm" draw:fill-color="#808080" draw:textarea-horizontal-align="justify" draw:textarea-vertical-align="middle" draw:auto-grow-height="false" fo:min-height="1.927cm" fo:min-width="8.408cm" fo:padding-top="0.421cm" fo:padding-bottom="0.421cm" fo:padding-left="0.546cm" fo:padding-right="0.546cm"/>
    </style:style>
    <style:style style:name="gr25"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6" style:family="graphic" style:parent-style-name="objectwithoutfill">
      <style:graphic-properties svg:stroke-width="0.106cm" svg:stroke-color="#ffffff"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color="#666666" draw:fill-color="#666666" draw:textarea-horizontal-align="justify" draw:textarea-vertical-align="middle" draw:auto-grow-height="false" fo:min-height="0.896cm" fo:min-width="0.646cm"/>
    </style:style>
    <style:style style:name="gr28" style:family="graphic" style:parent-style-name="standard">
      <style:graphic-properties svg:stroke-color="#000000" draw:fill-color="#000000" draw:textarea-vertical-align="middle" draw:auto-grow-height="false" fo:min-height="0.766cm" fo:min-width="0.516cm"/>
    </style:style>
    <style:style style:name="gr29" style:family="graphic" style:parent-style-name="standard">
      <style:graphic-properties svg:stroke-width="0.212cm" svg:stroke-color="#000000" draw:marker-start-width="0.518cm" draw:marker-end-width="0.518cm" draw:fill-color="#b2b2b2" draw:textarea-horizontal-align="justify" draw:textarea-vertical-align="middle" draw:auto-grow-height="false" fo:min-height="1.147cm" fo:min-width="4.707cm" fo:padding-top="0.231cm" fo:padding-bottom="0.231cm" fo:padding-left="0.356cm" fo:padding-right="0.356cm"/>
    </style:style>
    <style:style style:name="gr30"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1.02cm" fo:min-width="1.405cm" fo:padding-top="0.204cm" fo:padding-bottom="0.204cm" fo:padding-left="0.329cm" fo:padding-right="0.329cm"/>
    </style:style>
    <style:style style:name="gr31" style:family="graphic" style:parent-style-name="objectwithoutfill">
      <style:graphic-properties svg:stroke-width="0.388cm" draw:marker-start-width="0.78cm" draw:marker-end-width="0.78cm" draw:fill="none" draw:textarea-vertical-align="middle" fo:padding-top="0.317cm" fo:padding-bottom="0.317cm" fo:padding-left="0.442cm" fo:padding-right="0.442cm"/>
    </style:style>
    <style:style style:name="gr32"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0.478cm" fo:min-width="0.716cm" fo:padding-top="0.142cm" fo:padding-bottom="0.142cm" fo:padding-left="0.267cm" fo:padding-right="0.267cm"/>
    </style:style>
    <style:style style:name="gr33"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4" style:family="graphic" style:parent-style-name="standard">
      <style:graphic-properties svg:stroke-width="0.035cm" svg:stroke-color="#666666" draw:marker-start-width="0.252cm" draw:marker-end-width="0.252cm" draw:fill-color="#000000" draw:textarea-horizontal-align="justify" draw:textarea-vertical-align="middle" draw:auto-grow-height="false" fo:min-height="0.259cm" fo:min-width="0.332cm" fo:padding-top="0.142cm" fo:padding-bottom="0.142cm" fo:padding-left="0.267cm" fo:padding-right="0.267cm"/>
    </style:style>
    <style:style style:name="gr35" style:family="graphic" style:parent-style-name="standard">
      <style:graphic-properties svg:stroke-width="0.035cm" svg:stroke-color="#333333" draw:marker-start-width="0.252cm" draw:marker-end-width="0.252cm" draw:fill-color="#000000" draw:textarea-horizontal-align="justify" draw:textarea-vertical-align="middle" draw:auto-grow-height="false" fo:min-height="0cm" fo:min-width="0cm" fo:padding-top="0.142cm" fo:padding-bottom="0.142cm" fo:padding-left="0.267cm" fo:padding-right="0.267cm"/>
    </style:style>
    <style:style style:name="gr36" style:family="graphic" style:parent-style-name="standard">
      <style:graphic-properties svg:stroke-width="0.035cm" svg:stroke-color="#333333" draw:marker-start-width="0.252cm" draw:marker-end-width="0.252cm" draw:fill="solid" draw:fill-color="#000000" draw:textarea-horizontal-align="justify" draw:textarea-vertical-align="middle" draw:auto-grow-height="false" fo:min-height="0cm" fo:min-width="0cm" fo:padding-top="0.142cm" fo:padding-bottom="0.142cm" fo:padding-left="0.267cm" fo:padding-right="0.267cm"/>
    </style:style>
    <style:style style:name="gr37" style:family="graphic" style:parent-style-name="standard">
      <style:graphic-properties svg:stroke-width="0.106cm" svg:stroke-color="#dddddd" draw:marker-start-width="0.359cm" draw:marker-end-width="0.359cm" draw:textarea-horizontal-align="justify" draw:textarea-vertical-align="middle" draw:auto-grow-height="false" fo:min-height="0.309cm" fo:min-width="0cm" fo:padding-top="0.178cm" fo:padding-bottom="0.178cm" fo:padding-left="0.303cm" fo:padding-right="0.303cm"/>
    </style:style>
    <style:style style:name="gr38" style:family="graphic" style:parent-style-name="standard">
      <style:graphic-properties svg:stroke-width="0.035cm" svg:stroke-color="#000000" draw:marker-start-width="0.252cm" draw:marker-end-width="0.252cm" draw:fill-color="#000000" draw:textarea-horizontal-align="justify" draw:textarea-vertical-align="middle" draw:auto-grow-height="false" fo:min-height="0.478cm" fo:min-width="0cm" fo:padding-top="0.142cm" fo:padding-bottom="0.142cm" fo:padding-left="0.267cm" fo:padding-right="0.267cm"/>
    </style:style>
    <style:style style:name="gr39" style:family="graphic" style:parent-style-name="standard">
      <style:graphic-properties svg:stroke-width="0.106cm" svg:stroke-color="#dddddd" draw:marker-start-width="0.359cm" draw:marker-end-width="0.359cm" draw:textarea-horizontal-align="justify" draw:textarea-vertical-align="middle" draw:auto-grow-height="false" fo:min-height="0.315cm" fo:min-width="0cm" fo:padding-top="0.178cm" fo:padding-bottom="0.178cm" fo:padding-left="0.303cm" fo:padding-right="0.303cm"/>
    </style:style>
    <style:style style:name="gr40" style:family="graphic" style:parent-style-name="standard">
      <style:graphic-properties svg:stroke-color="#21409a" draw:fill-color="#21409a" draw:textarea-horizontal-align="justify" draw:textarea-vertical-align="middle" draw:auto-grow-height="false" fo:min-height="0.131cm" fo:min-width="0cm"/>
    </style:style>
    <style:style style:name="gr41" style:family="graphic" style:parent-style-name="standard">
      <style:graphic-properties svg:stroke-color="#ed1c24" draw:fill-color="#ed1c24" draw:textarea-horizontal-align="justify" draw:textarea-vertical-align="middle" draw:auto-grow-height="false" fo:min-height="0.055cm" fo:min-width="0cm"/>
    </style:style>
    <style:style style:name="gr42" style:family="graphic" style:parent-style-name="standard">
      <style:graphic-properties svg:stroke-color="#ffffff" draw:fill-color="#ffffff" draw:textarea-horizontal-align="justify" draw:textarea-vertical-align="middle" draw:auto-grow-height="false" fo:min-height="0cm" fo:min-width="0cm"/>
    </style:style>
    <style:style style:name="gr43" style:family="graphic" style:parent-style-name="standard">
      <style:graphic-properties svg:stroke-color="#000000" draw:fill-color="#000000" draw:textarea-horizontal-align="justify" draw:textarea-vertical-align="middle" draw:auto-grow-height="false" fo:min-height="0.072cm" fo:min-width="1.244cm"/>
    </style:style>
    <style:style style:name="gr44" style:family="graphic" style:parent-style-name="standard">
      <style:graphic-properties svg:stroke-color="#000000" draw:fill-color="#000000" draw:textarea-horizontal-align="justify" draw:textarea-vertical-align="middle" draw:auto-grow-height="false" fo:min-height="0.004cm" fo:min-width="0.618cm"/>
    </style:style>
    <style:style style:name="gr45" style:family="graphic" style:parent-style-name="standard">
      <style:graphic-properties svg:stroke-color="#eeeeee" draw:fill-color="#eeeeee" draw:textarea-horizontal-align="justify" draw:textarea-vertical-align="middle" draw:auto-grow-height="false" fo:min-height="0cm" fo:min-width="0.354cm"/>
    </style:style>
    <style:style style:name="gr46" style:family="graphic" style:parent-style-name="objectwithoutfill">
      <style:graphic-properties svg:stroke-width="0.106cm" draw:marker-start-width="0.36cm" draw:marker-end-width="0.36cm" draw:fill="none" draw:textarea-vertical-align="middle" fo:padding-top="0.179cm" fo:padding-bottom="0.179cm" fo:padding-left="0.304cm" fo:padding-right="0.304cm"/>
    </style:style>
    <style:style style:name="gr47" style:family="graphic" style:parent-style-name="standard">
      <style:graphic-properties svg:stroke-color="#eeeeee" draw:fill-color="#eeeeee" draw:textarea-vertical-align="middle"/>
    </style:style>
    <style:style style:name="gr48" style:family="graphic" style:parent-style-name="standard">
      <style:graphic-properties svg:stroke-color="#eeeeee" draw:fill-color="#eeeeee" draw:textarea-horizontal-align="justify" draw:textarea-vertical-align="middle" draw:auto-grow-height="false" fo:min-height="0cm" fo:min-width="0.643cm"/>
    </style:style>
    <style:style style:name="gr49" style:family="graphic" style:parent-style-name="standard">
      <style:graphic-properties draw:stroke="solid" svg:stroke-width="0.106cm" svg:stroke-color="#000000" draw:marker-start-width="0.359cm" draw:marker-end-width="0.359cm" draw:fill-color="#cccccc" draw:textarea-horizontal-align="justify" draw:textarea-vertical-align="middle" draw:auto-grow-height="false" fo:min-height="0cm" fo:min-width="0cm" fo:padding-top="0.178cm" fo:padding-bottom="0.178cm" fo:padding-left="0.303cm" fo:padding-right="0.303cm"/>
    </style:style>
    <style:style style:name="gr50" style:family="graphic" style:parent-style-name="standard">
      <style:graphic-properties draw:fill-color="#21409a" draw:textarea-horizontal-align="justify" draw:textarea-vertical-align="middle" draw:auto-grow-height="false" fo:min-height="0cm" fo:min-width="0cm"/>
    </style:style>
    <style:style style:name="gr51" style:family="graphic" style:parent-style-name="standard">
      <style:graphic-properties svg:stroke-width="0.035cm" svg:stroke-color="#1c1c1c" draw:marker-start-width="0.252cm" draw:marker-end-width="0.252cm" draw:fill-color="#000000" draw:textarea-horizontal-align="justify" draw:textarea-vertical-align="middle" draw:auto-grow-height="false" fo:min-height="0.478cm" fo:min-width="1.219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color="#cccccc" draw:textarea-horizontal-align="justify" draw:textarea-vertical-align="middle" draw:auto-grow-height="false" fo:min-height="0.478cm" fo:min-width="0.99cm" fo:padding-top="0.142cm" fo:padding-bottom="0.142cm" fo:padding-left="0.267cm" fo:padding-right="0.267cm"/>
    </style:style>
    <style:style style:name="gr53" style:family="graphic" style:parent-style-name="objectwithoutfill">
      <style:graphic-properties svg:stroke-width="0.053cm" draw:marker-start-width="0.28cm" draw:marker-end-width="0.28cm" draw:fill="none" draw:textarea-vertical-align="middle" fo:padding-top="0.152cm" fo:padding-bottom="0.152cm" fo:padding-left="0.277cm" fo:padding-right="0.277cm"/>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standard">
      <style:graphic-properties svg:stroke-width="0.035cm" svg:stroke-color="#000000" draw:marker-start-width="0.252cm" draw:marker-end-width="0.252cm" draw:fill-color="#000000" draw:textarea-horizontal-align="justify" draw:textarea-vertical-align="middle" draw:auto-grow-height="false" fo:min-height="0.478cm" fo:min-width="0.787cm" fo:padding-top="0.142cm" fo:padding-bottom="0.142cm" fo:padding-left="0.267cm" fo:padding-right="0.267cm"/>
    </style:style>
    <style:style style:name="gr56" style:family="graphic" style:parent-style-name="standard">
      <style:graphic-properties svg:stroke-width="0.106cm" svg:stroke-color="#dddddd" draw:marker-start-width="0.359cm" draw:marker-end-width="0.359cm" draw:textarea-horizontal-align="justify" draw:textarea-vertical-align="middle" draw:auto-grow-height="false" fo:min-height="0.329cm" fo:min-width="0cm" fo:padding-top="0.178cm" fo:padding-bottom="0.178cm" fo:padding-left="0.303cm" fo:padding-right="0.303cm"/>
    </style:style>
    <style:style style:name="gr57" style:family="graphic" style:parent-style-name="standard">
      <style:graphic-properties svg:stroke-color="#ed1c24" draw:fill-color="#ed1c24" draw:textarea-horizontal-align="justify" draw:textarea-vertical-align="middle" draw:auto-grow-height="false" fo:min-height="3.898cm" fo:min-width="0cm"/>
    </style:style>
    <style:style style:name="gr58" style:family="graphic" style:parent-style-name="standard">
      <style:graphic-properties svg:stroke-color="#ed1c24" draw:fill-color="#ed1c24" draw:textarea-horizontal-align="justify" draw:textarea-vertical-align="middle" draw:auto-grow-height="false" fo:min-height="4.288cm" fo:min-width="0cm"/>
    </style:style>
    <style:style style:name="gr59" style:family="graphic" style:parent-style-name="standard">
      <style:graphic-properties draw:stroke="none" svg:stroke-color="#000000" draw:fill="none" draw:fill-color="#ffffff" fo:min-height="4.83cm"/>
    </style:style>
    <style:style style:name="gr60" style:family="graphic" style:parent-style-name="standard">
      <style:graphic-properties svg:stroke-width="0.053cm" svg:stroke-color="#ed1c24" draw:marker-start-width="0.28cm" draw:marker-end-width="0.28cm" draw:fill-color="#21409a" draw:textarea-horizontal-align="justify" draw:textarea-vertical-align="middle" draw:auto-grow-height="false" fo:min-height="0.236cm" fo:min-width="0cm" fo:padding-top="0.152cm" fo:padding-bottom="0.152cm" fo:padding-left="0.277cm" fo:padding-right="0.277cm"/>
    </style:style>
    <style:style style:name="gr61" style:family="graphic" style:parent-style-name="standard">
      <style:graphic-properties svg:stroke-width="0.6cm" svg:stroke-color="#000000" draw:marker-start-width="1.096cm" draw:marker-end-width="1.096cm" draw:fill-color="#684703" draw:textarea-horizontal-align="justify" draw:textarea-vertical-align="middle" draw:auto-grow-height="false" fo:min-height="16.363cm" fo:min-width="24.138cm" fo:padding-top="0.421cm" fo:padding-bottom="0.421cm" fo:padding-left="0.546cm" fo:padding-right="0.546cm"/>
    </style:style>
    <style:style style:name="gr62" style:family="graphic" style:parent-style-name="standard">
      <style:graphic-properties svg:stroke-width="0.212cm" svg:stroke-color="#000000" draw:marker-start-width="0.518cm" draw:marker-end-width="0.518cm" draw:fill-color="#b2b2b2" draw:textarea-horizontal-align="justify" draw:textarea-vertical-align="middle" draw:auto-grow-height="false" fo:min-height="0.935cm" fo:min-width="4.495cm" fo:padding-top="0.231cm" fo:padding-bottom="0.231cm" fo:padding-left="0.356cm" fo:padding-right="0.356cm"/>
    </style:style>
    <style:style style:name="gr63"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862cm" fo:min-width="1.247cm" fo:padding-top="0.204cm" fo:padding-bottom="0.204cm" fo:padding-left="0.329cm" fo:padding-right="0.329cm"/>
    </style:style>
    <style:style style:name="gr64" style:family="graphic" style:parent-style-name="standard">
      <style:graphic-properties svg:stroke-width="0.081cm" svg:stroke-color="#000000" draw:marker-start-width="0.321cm" draw:marker-end-width="0.321cm" draw:fill-color="#684703" draw:textarea-horizontal-align="justify" draw:textarea-vertical-align="middle" draw:auto-grow-height="false" fo:min-height="6.608cm" fo:min-width="6.104cm" fo:padding-top="0.165cm" fo:padding-bottom="0.165cm" fo:padding-left="0.29cm" fo:padding-right="0.29cm"/>
    </style:style>
    <style:style style:name="gr65"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7.539cm" fo:min-width="5.892cm" fo:padding-top="0.231cm" fo:padding-bottom="0.231cm" fo:padding-left="0.356cm" fo:padding-right="0.356cm"/>
    </style:style>
    <style:style style:name="gr66" style:family="graphic" style:parent-style-name="standard">
      <style:graphic-properties svg:stroke-color="#111111" draw:fill-color="#000000" draw:textarea-horizontal-align="justify" draw:textarea-vertical-align="middle" draw:auto-grow-height="false" fo:min-height="0.068cm" fo:min-width="0.722cm"/>
    </style:style>
    <style:style style:name="gr67" style:family="graphic" style:parent-style-name="standard">
      <style:graphic-properties svg:stroke-color="#000000" draw:fill-color="#9a6704" draw:textarea-horizontal-align="justify" draw:textarea-vertical-align="middle" draw:auto-grow-height="false" fo:min-height="0.286cm" fo:min-width="0.069cm"/>
    </style:style>
    <style:style style:name="gr68" style:family="graphic" style:parent-style-name="standard">
      <style:graphic-properties svg:stroke-color="#000000" draw:fill-color="#9a6704" draw:textarea-horizontal-align="justify" draw:textarea-vertical-align="middle" draw:auto-grow-height="false" fo:min-height="0.286cm" fo:min-width="0cm"/>
    </style:style>
    <style:style style:name="gr69" style:family="graphic" style:parent-style-name="standard">
      <style:graphic-properties svg:stroke-color="#9a6704" draw:fill-color="#9a6704" draw:textarea-horizontal-align="justify" draw:textarea-vertical-align="middle" draw:auto-grow-height="false" fo:min-height="0.438cm" fo:min-width="1.331cm"/>
    </style:style>
    <style:style style:name="gr70"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7.717cm" fo:min-width="5.384cm" fo:padding-top="0.231cm" fo:padding-bottom="0.231cm" fo:padding-left="0.356cm" fo:padding-right="0.356cm"/>
    </style:style>
    <style:style style:name="gr71"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1.316cm" fo:min-width="5.892cm" fo:padding-top="0.231cm" fo:padding-bottom="0.231cm" fo:padding-left="0.356cm" fo:padding-right="0.356cm"/>
    </style:style>
    <style:style style:name="gr72" style:family="graphic" style:parent-style-name="standard">
      <style:graphic-properties draw:stroke="none" svg:stroke-width="0.212cm" svg:stroke-color="#000000" draw:marker-start-width="0.518cm" draw:marker-end-width="0.518cm" draw:fill-color="#684703" draw:textarea-horizontal-align="justify" draw:textarea-vertical-align="middle" draw:auto-grow-height="false" fo:min-height="1.113cm" fo:min-width="7.227cm" fo:padding-top="0.231cm" fo:padding-bottom="0.231cm" fo:padding-left="0.356cm" fo:padding-right="0.356cm"/>
    </style:style>
    <style:style style:name="gr73"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7.666cm" fo:min-width="15.417cm" fo:padding-top="0.231cm" fo:padding-bottom="0.231cm" fo:padding-left="0.356cm" fo:padding-right="0.356cm"/>
    </style:style>
    <style:style style:name="gr74"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5.939cm" fo:min-width="5.384cm" fo:padding-top="0.231cm" fo:padding-bottom="0.231cm" fo:padding-left="0.356cm" fo:padding-right="0.356cm"/>
    </style:style>
    <style:style style:name="gr75" style:family="graphic" style:parent-style-name="standard">
      <style:graphic-properties draw:stroke="none" svg:stroke-width="0.212cm" svg:stroke-color="#000000" draw:marker-start-width="0.518cm" draw:marker-end-width="0.518cm" draw:fill-color="#684703" draw:textarea-horizontal-align="justify" draw:textarea-vertical-align="middle" draw:auto-grow-height="false" fo:min-height="2.129cm" fo:min-width="2.59cm" fo:padding-top="0.231cm" fo:padding-bottom="0.231cm" fo:padding-left="0.356cm" fo:padding-right="0.356cm"/>
    </style:style>
    <style:style style:name="gr76"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5.479cm" fo:min-width="9.321cm" fo:padding-top="0.231cm" fo:padding-bottom="0.231cm" fo:padding-left="0.356cm" fo:padding-right="0.356cm"/>
    </style:style>
    <style:style style:name="gr77" style:family="graphic" style:parent-style-name="standard">
      <style:graphic-properties svg:stroke-width="0.106cm" svg:stroke-color="#673604" draw:marker-start-width="0.358cm" draw:marker-end-width="0.358cm" draw:fill-color="#9a6704" draw:textarea-horizontal-align="justify" draw:textarea-vertical-align="middle" draw:auto-grow-height="false" fo:min-height="2.535cm" fo:min-width="0.761cm" fo:padding-top="0.177cm" fo:padding-bottom="0.177cm" fo:padding-left="0.302cm" fo:padding-right="0.302cm"/>
    </style:style>
    <style:style style:name="gr78" style:family="graphic" style:parent-style-name="standard">
      <style:graphic-properties svg:stroke-width="0.081cm" svg:stroke-color="#673604" draw:marker-start-width="0.321cm" draw:marker-end-width="0.321cm" draw:fill-color="#9a6704" draw:textarea-horizontal-align="justify" draw:textarea-vertical-align="middle" draw:auto-grow-height="false" fo:min-height="0.766cm" fo:min-width="0.008cm" fo:padding-top="0.165cm" fo:padding-bottom="0.165cm" fo:padding-left="0.29cm" fo:padding-right="0.29cm"/>
    </style:style>
    <style:style style:name="gr79"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5.507cm" fo:min-width="1.893cm" fo:padding-top="0.231cm" fo:padding-bottom="0.231cm" fo:padding-left="0.356cm" fo:padding-right="0.356cm"/>
    </style:style>
    <style:style style:name="gr80"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5.507cm" fo:min-width="2.59cm" fo:padding-top="0.231cm" fo:padding-bottom="0.231cm" fo:padding-left="0.356cm" fo:padding-right="0.356cm"/>
    </style:style>
    <style:style style:name="gr81" style:family="graphic" style:parent-style-name="standard">
      <style:graphic-properties svg:stroke-width="0.212cm" svg:stroke-color="#000000" draw:marker-start-width="0.518cm" draw:marker-end-width="0.518cm" draw:fill-color="#684703" draw:textarea-horizontal-align="justify" draw:textarea-vertical-align="middle" draw:auto-grow-height="false" fo:min-height="5.634cm" fo:min-width="2.59cm" fo:padding-top="0.231cm" fo:padding-bottom="0.231cm" fo:padding-left="0.356cm" fo:padding-right="0.356cm"/>
    </style:style>
    <style:style style:name="gr82" style:family="graphic" style:parent-style-name="standard">
      <style:graphic-properties svg:stroke-width="0.6cm" svg:stroke-color="#000000" draw:marker-start-width="1.096cm" draw:marker-end-width="1.096cm" draw:fill-color="#684703" draw:textarea-horizontal-align="justify" draw:textarea-vertical-align="middle" draw:auto-grow-height="false" fo:min-height="1.582cm" fo:min-width="6.401cm" fo:padding-top="0.421cm" fo:padding-bottom="0.421cm" fo:padding-left="0.546cm" fo:padding-right="0.546cm"/>
    </style:style>
    <style:style style:name="gr83" style:family="graphic" style:parent-style-name="standard">
      <style:graphic-properties svg:stroke-color="#000000" draw:fill-color="#808080" draw:textarea-horizontal-align="justify" draw:textarea-vertical-align="middle" draw:auto-grow-height="false" fo:min-height="0.258cm" fo:min-width="2.04cm"/>
    </style:style>
    <style:style style:name="gr84" style:family="graphic" style:parent-style-name="standard">
      <style:graphic-properties svg:stroke-color="#000000" draw:fill-color="#808080" draw:textarea-horizontal-align="justify" draw:textarea-vertical-align="middle" draw:auto-grow-height="false" fo:min-height="0.258cm" fo:min-width="1.227cm"/>
    </style:style>
    <style:style style:name="gr85" style:family="graphic" style:parent-style-name="standard">
      <style:graphic-properties svg:stroke-color="#000000" draw:fill-color="#808080" draw:textarea-horizontal-align="justify" draw:textarea-vertical-align="middle" draw:auto-grow-height="false" fo:min-height="0.258cm" fo:min-width="5.291cm"/>
    </style:style>
    <style:style style:name="gr86" style:family="graphic" style:parent-style-name="standard">
      <style:graphic-properties svg:stroke-color="#000000" draw:fill-color="#808080" draw:textarea-horizontal-align="justify" draw:textarea-vertical-align="middle" draw:auto-grow-height="false" fo:min-height="1.015cm" fo:min-width="0.362cm"/>
    </style:style>
    <style:style style:name="gr87" style:family="graphic" style:parent-style-name="objectwithoutfill">
      <style:graphic-properties draw:stroke="dash" draw:stroke-dash="Ultrafine_20_Dashed" svg:stroke-width="0.212cm" svg:stroke-color="#dddddd" draw:marker-start-width="0.517cm" draw:marker-end-width="0.517cm" draw:fill="none" draw:textarea-vertical-align="middle" fo:padding-top="0.23cm" fo:padding-bottom="0.23cm" fo:padding-left="0.355cm" fo:padding-right="0.355cm"/>
    </style:style>
    <style:style style:name="gr88" style:family="graphic" style:parent-style-name="standard">
      <style:graphic-properties svg:stroke-color="#000000" draw:fill-color="#999999" draw:textarea-horizontal-align="justify" draw:textarea-vertical-align="middle" draw:auto-grow-height="false" fo:min-height="0.553cm" fo:min-width="1.802cm"/>
    </style:style>
    <style:style style:name="gr89" style:family="graphic" style:parent-style-name="standard">
      <style:graphic-properties svg:stroke-width="0.212cm" svg:stroke-color="#666666" draw:marker-start-width="0.518cm" draw:marker-end-width="0.518cm" draw:fill-color="#684703" draw:textarea-horizontal-align="justify" draw:textarea-vertical-align="middle" draw:auto-grow-height="false" fo:min-height="3.856cm" fo:min-width="4.978cm" fo:padding-top="0.231cm" fo:padding-bottom="0.231cm" fo:padding-left="0.356cm" fo:padding-right="0.356cm"/>
    </style:style>
    <style:style style:name="gr90" style:family="graphic" style:parent-style-name="standard">
      <style:graphic-properties svg:stroke-color="#000000" draw:fill-color="#666666" draw:textarea-horizontal-align="justify" draw:textarea-vertical-align="middle" draw:auto-grow-height="false" fo:min-height="0.438cm" fo:min-width="1.331cm"/>
    </style:style>
    <style:style style:name="gr91" style:family="graphic" style:parent-style-name="standard">
      <style:graphic-properties svg:stroke-color="#000000" draw:fill-color="#666666" draw:textarea-horizontal-align="justify" draw:textarea-vertical-align="middle" draw:auto-grow-height="false" fo:min-height="0cm" fo:min-width="1.391cm"/>
    </style:style>
    <style:style style:name="gr92" style:family="graphic" style:parent-style-name="standard">
      <style:graphic-properties svg:stroke-width="0.035cm" svg:stroke-color="#000000" draw:marker-start-width="0.253cm" draw:marker-end-width="0.253cm" draw:fill-color="#666666" draw:textarea-horizontal-align="justify" draw:textarea-vertical-align="middle" draw:auto-grow-height="false" fo:min-height="0cm" fo:min-width="0.734cm" fo:padding-top="0.143cm" fo:padding-bottom="0.143cm" fo:padding-left="0.268cm" fo:padding-right="0.268cm"/>
    </style:style>
    <style:style style:name="gr93" style:family="graphic" style:parent-style-name="standard">
      <style:graphic-properties svg:stroke-width="0.035cm" svg:stroke-color="#000000" draw:marker-start-width="0.253cm" draw:marker-end-width="0.253cm" draw:fill-color="#673604" draw:textarea-horizontal-align="justify" draw:textarea-vertical-align="middle" draw:auto-grow-height="false" fo:min-height="0cm" fo:min-width="0.734cm" fo:padding-top="0.143cm" fo:padding-bottom="0.143cm" fo:padding-left="0.268cm" fo:padding-right="0.268cm"/>
    </style:style>
    <style:style style:name="gr94" style:family="graphic" style:parent-style-name="standard">
      <style:graphic-properties svg:stroke-width="0.035cm" svg:stroke-color="#000000" draw:marker-start-width="0.253cm" draw:marker-end-width="0.253cm" draw:fill-color="#999999" draw:textarea-horizontal-align="justify" draw:textarea-vertical-align="middle" draw:auto-grow-height="false" fo:min-height="0cm" fo:min-width="0.734cm" fo:padding-top="0.143cm" fo:padding-bottom="0.143cm" fo:padding-left="0.268cm" fo:padding-right="0.268cm"/>
    </style:style>
    <style:style style:name="gr95" style:family="graphic" style:parent-style-name="standard">
      <style:graphic-properties svg:stroke-width="0.035cm" svg:stroke-color="#000000" draw:marker-start-width="0.253cm" draw:marker-end-width="0.253cm" draw:fill-color="#ffffff" draw:textarea-horizontal-align="justify" draw:textarea-vertical-align="middle" draw:auto-grow-height="false" fo:min-height="0cm" fo:min-width="0.734cm" fo:padding-top="0.143cm" fo:padding-bottom="0.143cm" fo:padding-left="0.268cm" fo:padding-right="0.268cm"/>
    </style:style>
    <style:style style:name="gr96" style:family="graphic" style:parent-style-name="standard">
      <style:graphic-properties draw:stroke="none" svg:stroke-width="0.6cm" svg:stroke-color="#000000" draw:marker-start-width="1.096cm" draw:marker-end-width="1.096cm" draw:fill-color="#684703" draw:textarea-horizontal-align="justify" draw:textarea-vertical-align="middle" draw:auto-grow-height="false" fo:min-height="3.019cm" fo:min-width="1.397cm" fo:padding-top="0.421cm" fo:padding-bottom="0.421cm" fo:padding-left="0.546cm" fo:padding-right="0.546cm"/>
    </style:style>
    <style:style style:name="gr97" style:family="graphic" style:parent-style-name="standard">
      <style:graphic-properties svg:stroke-width="0.106cm" svg:stroke-color="#666666" draw:marker-start-width="0.359cm" draw:marker-end-width="0.359cm" draw:fill-color="#111111" draw:opacity="100%" draw:textarea-horizontal-align="justify" draw:textarea-vertical-align="middle" draw:auto-grow-height="false" fo:min-height="1.168cm" fo:min-width="0.959cm" fo:padding-top="0.178cm" fo:padding-bottom="0.178cm" fo:padding-left="0.303cm" fo:padding-right="0.303cm" fo:wrap-option="no-wrap"/>
    </style:style>
    <style:style style:name="gr98" style:family="graphic" style:parent-style-name="standard">
      <style:graphic-properties svg:stroke-width="0.106cm" svg:stroke-color="#000000" draw:marker-start-width="0.359cm" draw:marker-end-width="0.359cm" draw:fill-color="#666666" draw:textarea-horizontal-align="justify" draw:textarea-vertical-align="middle" draw:auto-grow-height="false" fo:min-height="0.507cm" fo:min-width="0.363cm" fo:padding-top="0.178cm" fo:padding-bottom="0.178cm" fo:padding-left="0.303cm" fo:padding-right="0.303cm" fo:wrap-option="no-wrap"/>
    </style:style>
    <style:style style:name="gr99" style:family="graphic" style:parent-style-name="standard">
      <style:graphic-properties svg:stroke-width="0.106cm" svg:stroke-color="#666666" draw:marker-start-width="0.359cm" draw:marker-end-width="0.359cm" draw:fill-color="#b2b2b2" draw:textarea-horizontal-align="justify" draw:textarea-vertical-align="middle" draw:auto-grow-height="false" fo:min-height="0.507cm" fo:min-width="0.363cm" fo:padding-top="0.178cm" fo:padding-bottom="0.178cm" fo:padding-left="0.303cm" fo:padding-right="0.303cm" fo:wrap-option="no-wrap"/>
    </style:style>
    <style:style style:name="gr100" style:family="graphic" style:parent-style-name="standard">
      <style:graphic-properties svg:stroke-color="#ed1c24" draw:fill-color="#ed1c24" draw:textarea-horizontal-align="justify" draw:textarea-vertical-align="middle" draw:auto-grow-height="false" fo:min-height="0.863cm" fo:min-width="0cm"/>
    </style:style>
    <style:style style:name="gr101" style:family="graphic" style:parent-style-name="standard">
      <style:graphic-properties svg:stroke-color="#ed1c24" draw:fill-color="#ed1c24" draw:textarea-horizontal-align="justify" draw:textarea-vertical-align="middle" draw:auto-grow-height="false" fo:min-height="2.285cm" fo:min-width="0cm"/>
    </style:style>
    <style:style style:name="gr102" style:family="graphic" style:parent-style-name="standard">
      <style:graphic-properties svg:stroke-color="#ed1c24" draw:fill-color="#ed1c24" draw:textarea-horizontal-align="justify" draw:textarea-vertical-align="middle" draw:auto-grow-height="false" fo:min-height="2.996cm" fo:min-width="0cm"/>
    </style:style>
    <style:style style:name="gr103" style:family="graphic" style:parent-style-name="standard">
      <style:graphic-properties svg:stroke-color="#ed1c24" draw:fill-color="#ed1c24" draw:textarea-horizontal-align="justify" draw:textarea-vertical-align="middle" draw:auto-grow-height="false" fo:min-height="3.763cm" fo:min-width="0cm"/>
    </style:style>
    <style:style style:name="gr104" style:family="graphic" style:parent-style-name="standard">
      <style:graphic-properties svg:stroke-color="#ed1c24" draw:fill-color="#ed1c24" draw:textarea-horizontal-align="justify" draw:textarea-vertical-align="middle" draw:auto-grow-height="false" fo:min-height="4.996cm" fo:min-width="0cm"/>
    </style:style>
    <style:style style:name="gr105" style:family="graphic" style:parent-style-name="standard">
      <style:graphic-properties svg:stroke-color="#ed1c24" draw:fill-color="#ed1c24" draw:textarea-horizontal-align="justify" draw:textarea-vertical-align="middle" draw:auto-grow-height="false" fo:min-height="5.49cm" fo:min-width="0cm"/>
    </style:style>
    <style:style style:name="gr106" style:family="graphic" style:parent-style-name="standard">
      <style:graphic-properties draw:stroke="none" svg:stroke-color="#000000" draw:fill="none" draw:fill-color="#ffffff" fo:min-height="1.701cm"/>
    </style:style>
    <style:style style:name="gr107" style:family="graphic" style:parent-style-name="standard">
      <style:graphic-properties draw:stroke="none" svg:stroke-color="#000000" draw:fill="none" draw:fill-color="#ffffff" fo:min-height="1.655cm"/>
    </style:style>
    <style:style style:name="gr108" style:family="graphic" style:parent-style-name="standard">
      <style:graphic-properties svg:stroke-width="0.6cm" svg:stroke-color="#000000" draw:marker-start-width="1.096cm" draw:marker-end-width="1.096cm" draw:fill-color="#684703" draw:textarea-horizontal-align="justify" draw:textarea-vertical-align="middle" draw:auto-grow-height="false" fo:min-height="15.771cm" fo:min-width="23.546cm" fo:padding-top="0.421cm" fo:padding-bottom="0.421cm" fo:padding-left="0.546cm" fo:padding-right="0.546cm"/>
    </style:style>
    <style:style style:name="gr109" style:family="graphic" style:parent-style-name="standard">
      <style:graphic-properties svg:stroke-width="0.081cm" svg:stroke-color="#000000" draw:marker-start-width="0.321cm" draw:marker-end-width="0.321cm" draw:fill-color="#684703" draw:textarea-horizontal-align="justify" draw:textarea-vertical-align="middle" draw:auto-grow-height="false" fo:min-height="6.528cm" fo:min-width="6.024cm" fo:padding-top="0.165cm" fo:padding-bottom="0.165cm" fo:padding-left="0.29cm" fo:padding-right="0.29cm"/>
    </style:style>
    <style:style style:name="gr110" style:family="graphic" style:parent-style-name="standard">
      <style:graphic-properties svg:stroke-color="#111111" draw:fill-color="#000000" draw:textarea-horizontal-align="justify" draw:textarea-vertical-align="middle" draw:auto-grow-height="false" fo:min-height="0.385cm" fo:min-width="1.024cm"/>
    </style:style>
    <style:style style:name="gr11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7.412cm" fo:min-width="6.095cm" fo:padding-top="0.231cm" fo:padding-bottom="0.231cm" fo:padding-left="0.356cm" fo:padding-right="0.356cm"/>
    </style:style>
    <style:style style:name="gr112" style:family="graphic" style:parent-style-name="standard">
      <style:graphic-properties draw:stroke="none" svg:stroke-width="0.212cm" svg:stroke-color="#000000" draw:marker-start-width="0.518cm" draw:marker-end-width="0.518cm" draw:fill="solid" draw:fill-color="#684703" draw:textarea-horizontal-align="justify" draw:textarea-vertical-align="middle" draw:auto-grow-height="false" fo:min-height="4.872cm" fo:min-width="10.464cm" fo:padding-top="0.231cm" fo:padding-bottom="0.231cm" fo:padding-left="0.356cm" fo:padding-right="0.356cm"/>
    </style:style>
    <style:style style:name="gr1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802cm" fo:min-width="8.076cm" fo:padding-top="0.231cm" fo:padding-bottom="0.231cm" fo:padding-left="0.356cm" fo:padding-right="0.356cm"/>
    </style:style>
    <style:style style:name="gr114"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115" style:family="graphic" style:parent-style-name="standard">
      <style:graphic-properties svg:stroke-color="#000000" draw:fill-color="#666666" draw:textarea-horizontal-align="justify" draw:textarea-vertical-align="middle" draw:auto-grow-height="false" fo:min-height="3.067cm" fo:min-width="0cm"/>
    </style:style>
    <style:style style:name="gr116" style:family="graphic" style:parent-style-name="standard">
      <style:graphic-properties svg:stroke-color="#999999" draw:fill-color="#ffffff" draw:textarea-horizontal-align="justify" draw:textarea-vertical-align="middle" draw:auto-grow-height="false" fo:min-height="0.021cm" fo:min-width="0cm"/>
    </style:style>
    <style:style style:name="gr117" style:family="graphic" style:parent-style-name="standard">
      <style:graphic-properties svg:stroke-color="#b2b2b2" draw:fill-color="#ffffff" draw:textarea-horizontal-align="justify" draw:textarea-vertical-align="middle" draw:auto-grow-height="false" fo:min-height="0.131cm" fo:min-width="0cm"/>
    </style:style>
    <style:style style:name="gr118"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3.043cm" fo:min-width="4.114cm" fo:padding-top="0.231cm" fo:padding-bottom="0.231cm" fo:padding-left="0.356cm" fo:padding-right="0.356cm"/>
    </style:style>
    <style:style style:name="gr119" style:family="graphic" style:parent-style-name="standard">
      <style:graphic-properties svg:stroke-width="0.053cm" svg:stroke-color="#000000" draw:marker-start-width="0.28cm" draw:marker-end-width="0.28cm" draw:fill="none" draw:textarea-horizontal-align="justify" draw:textarea-vertical-align="middle" draw:auto-grow-height="false" fo:min-height="0.657cm" fo:min-width="0.812cm" fo:padding-top="0.152cm" fo:padding-bottom="0.152cm" fo:padding-left="0.277cm" fo:padding-right="0.277cm"/>
    </style:style>
    <style:style style:name="gr120" style:family="graphic" style:parent-style-name="standard">
      <style:graphic-properties svg:stroke-width="0.053cm" svg:stroke-color="#000000" draw:marker-start-width="0.28cm" draw:marker-end-width="0.28cm" draw:fill="none" draw:textarea-horizontal-align="justify" draw:textarea-vertical-align="middle" draw:auto-grow-height="false" fo:min-height="0.815cm" fo:min-width="0.97cm" fo:padding-top="0.152cm" fo:padding-bottom="0.152cm" fo:padding-left="0.277cm" fo:padding-right="0.277cm"/>
    </style:style>
    <style:style style:name="gr121" style:family="graphic" style:parent-style-name="standard">
      <style:graphic-properties svg:stroke-color="#000000" draw:fill-color="#808080" draw:textarea-horizontal-align="justify" draw:textarea-vertical-align="middle" draw:auto-grow-height="false" fo:min-height="0.258cm" fo:min-width="1.989cm"/>
    </style:style>
    <style:style style:name="gr122" style:family="graphic" style:parent-style-name="standard">
      <style:graphic-properties svg:stroke-color="#000000" draw:fill-color="#808080" draw:textarea-horizontal-align="justify" draw:textarea-vertical-align="middle" draw:auto-grow-height="false" fo:min-height="0.21cm" fo:min-width="1.484cm"/>
    </style:style>
    <style:style style:name="gr123" style:family="graphic" style:parent-style-name="standard">
      <style:graphic-properties svg:stroke-color="#dddddd" draw:fill-color="#21409a" draw:textarea-horizontal-align="justify" draw:textarea-vertical-align="middle" draw:auto-grow-height="false" fo:min-height="0cm" fo:min-width="0cm"/>
    </style:style>
    <style:style style:name="gr124"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1.371cm" fo:min-width="1.68cm" fo:padding-top="0.178cm" fo:padding-bottom="0.178cm" fo:padding-left="0.303cm" fo:padding-right="0.303cm"/>
    </style:style>
    <style:style style:name="gr125" style:family="graphic" style:parent-style-name="standard">
      <style:graphic-properties draw:stroke="none" svg:stroke-width="0.106cm" svg:stroke-color="#000000" draw:marker-start-width="0.359cm" draw:marker-end-width="0.359cm" draw:fill="solid" draw:fill-color="#684703" draw:textarea-horizontal-align="justify" draw:textarea-vertical-align="middle" draw:auto-grow-height="false" fo:min-height="3.657cm" fo:min-width="0.715cm" fo:padding-top="0.178cm" fo:padding-bottom="0.178cm" fo:padding-left="0.303cm" fo:padding-right="0.303cm"/>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stroke="none" svg:stroke-width="0.106cm" svg:stroke-color="#000000" draw:marker-start-width="0.359cm" draw:marker-end-width="0.359cm" draw:fill="solid" draw:fill-color="#684703" draw:textarea-horizontal-align="justify" draw:textarea-vertical-align="middle" draw:auto-grow-height="false" fo:min-height="3.69cm" fo:min-width="0.715cm" fo:padding-top="0.178cm" fo:padding-bottom="0.178cm" fo:padding-left="0.303cm" fo:padding-right="0.303cm"/>
    </style:style>
    <style:style style:name="gr128" style:family="graphic" style:parent-style-name="standard">
      <style:graphic-properties svg:stroke-color="#000000" draw:fill-color="#673604" draw:textarea-horizontal-align="justify" draw:textarea-vertical-align="middle" draw:auto-grow-height="false" fo:min-height="1.592cm" fo:min-width="0.326cm"/>
    </style:style>
    <style:style style:name="gr129"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791cm" fo:min-width="5.172cm" fo:padding-top="0.231cm" fo:padding-bottom="0.231cm" fo:padding-left="0.356cm" fo:padding-right="0.356cm"/>
    </style:style>
    <style:style style:name="gr130"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791cm" fo:min-width="2.378cm" fo:padding-top="0.231cm" fo:padding-bottom="0.231cm" fo:padding-left="0.356cm" fo:padding-right="0.356cm"/>
    </style:style>
    <style:style style:name="gr13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791cm" fo:min-width="2.082cm" fo:padding-top="0.231cm" fo:padding-bottom="0.231cm" fo:padding-left="0.356cm" fo:padding-right="0.356cm"/>
    </style:style>
    <style:style style:name="gr132" style:family="graphic" style:parent-style-name="objectwithoutfill">
      <style:graphic-properties draw:stroke="dash" draw:stroke-dash="Ultrafine_20_Dotted_20__28_var_29_" svg:stroke-width="0.212cm" draw:marker-start-width="0.518cm" draw:marker-end-width="0.518cm" draw:fill="none" draw:textarea-vertical-align="middle" fo:padding-top="0.231cm" fo:padding-bottom="0.231cm" fo:padding-left="0.356cm" fo:padding-right="0.356cm"/>
    </style:style>
    <style:style style:name="gr133" style:family="graphic" style:parent-style-name="standard">
      <style:graphic-properties svg:stroke-width="0.035cm" svg:stroke-color="#000000" draw:marker-start-width="0.253cm" draw:marker-end-width="0.253cm" draw:fill-color="#000000" draw:textarea-horizontal-align="justify" draw:textarea-vertical-align="middle" draw:auto-grow-height="false" fo:min-height="0.07cm" fo:min-width="0.836cm" fo:padding-top="0.143cm" fo:padding-bottom="0.143cm" fo:padding-left="0.268cm" fo:padding-right="0.268cm"/>
    </style:style>
    <style:style style:name="gr134" style:family="graphic" style:parent-style-name="standard">
      <style:graphic-properties svg:stroke-color="#000000" draw:fill-color="#808080" draw:textarea-horizontal-align="justify" draw:textarea-vertical-align="middle" draw:auto-grow-height="false" fo:min-height="0.258cm" fo:min-width="2.142cm"/>
    </style:style>
    <style:style style:name="gr135" style:family="graphic" style:parent-style-name="standard">
      <style:graphic-properties svg:stroke-color="#000000" draw:fill-color="#808080" draw:textarea-horizontal-align="justify" draw:textarea-vertical-align="middle" draw:auto-grow-height="false" fo:min-height="0.258cm" fo:min-width="2.853cm"/>
    </style:style>
    <style:style style:name="gr136" style:family="graphic" style:parent-style-name="standard">
      <style:graphic-properties svg:stroke-color="#000000" draw:fill-color="#b2b2b2" draw:textarea-horizontal-align="justify" draw:textarea-vertical-align="middle" draw:auto-grow-height="false" fo:min-height="0.713cm" fo:min-width="1.174cm"/>
    </style:style>
    <style:style style:name="gr137" style:family="graphic" style:parent-style-name="standard">
      <style:graphic-properties svg:stroke-color="#000000" draw:fill-color="#b2b2b2" draw:textarea-horizontal-align="justify" draw:textarea-vertical-align="middle" draw:auto-grow-height="false" fo:min-height="0.739cm" fo:min-width="0.235cm"/>
    </style:style>
    <style:style style:name="gr138" style:family="graphic" style:parent-style-name="standard">
      <style:graphic-properties svg:stroke-color="#6a1816" draw:fill-color="#9a6704" draw:textarea-horizontal-align="justify" draw:textarea-vertical-align="middle" draw:auto-grow-height="false" fo:min-height="0.323cm" fo:min-width="7.871cm"/>
    </style:style>
    <style:style style:name="gr139" style:family="graphic" style:parent-style-name="standard">
      <style:graphic-properties svg:stroke-color="#000000" draw:fill-color="#9a6704" draw:textarea-horizontal-align="justify" draw:textarea-vertical-align="middle" draw:auto-grow-height="false" fo:min-height="0.287cm" fo:min-width="0.069cm"/>
    </style:style>
    <style:style style:name="gr140" style:family="graphic" style:parent-style-name="standard">
      <style:graphic-properties svg:stroke-color="#000000" draw:fill-color="#9a6704" draw:textarea-horizontal-align="justify" draw:textarea-vertical-align="middle" draw:auto-grow-height="false" fo:min-height="0.287cm" fo:min-width="0cm"/>
    </style:style>
    <style:style style:name="gr141" style:family="graphic" style:parent-style-name="standard">
      <style:graphic-properties svg:stroke-color="#000000" draw:fill-color="#ed1c24" draw:textarea-horizontal-align="justify" draw:textarea-vertical-align="middle" draw:auto-grow-height="false" fo:min-height="0.258cm" fo:min-width="0.008cm"/>
    </style:style>
    <style:style style:name="gr142" style:family="graphic" style:parent-style-name="standard">
      <style:graphic-properties svg:stroke-color="#000000" draw:fill-color="#ed1c24" draw:textarea-vertical-align="middle" draw:auto-grow-height="false" fo:min-height="0.258cm" fo:min-width="0.135cm" fo:wrap-option="wrap"/>
    </style:style>
    <style:style style:name="gr143" style:family="graphic" style:parent-style-name="standard">
      <style:graphic-properties svg:stroke-color="#ed1c24" draw:fill-color="#ed1c24" draw:textarea-horizontal-align="justify" draw:textarea-vertical-align="middle" draw:auto-grow-height="false" fo:min-height="2.907cm" fo:min-width="0cm"/>
    </style:style>
    <style:style style:name="gr144" style:family="graphic" style:parent-style-name="standard">
      <style:graphic-properties svg:stroke-color="#ed1c24" draw:fill-color="#ed1c24" draw:textarea-horizontal-align="justify" draw:textarea-vertical-align="middle" draw:auto-grow-height="false" fo:min-height="3.611cm" fo:min-width="0cm"/>
    </style:style>
    <style:style style:name="gr145" style:family="graphic" style:parent-style-name="standard">
      <style:graphic-properties svg:stroke-color="#ed1c24" draw:fill-color="#ed1c24" draw:textarea-horizontal-align="justify" draw:textarea-vertical-align="middle" draw:auto-grow-height="false" fo:min-height="4.068cm" fo:min-width="0cm"/>
    </style:style>
    <style:style style:name="gr146" style:family="graphic" style:parent-style-name="standard">
      <style:graphic-properties svg:stroke-width="0.106cm" svg:stroke-color="#ed1c24" draw:marker-start-width="0.358cm" draw:marker-end-width="0.358cm" draw:fill-color="#f58220" draw:textarea-vertical-align="middle" draw:auto-grow-height="false" fo:min-height="1.02cm" fo:min-width="0.643cm" fo:padding-top="0.177cm" fo:padding-bottom="0.177cm" fo:padding-left="0.302cm" fo:padding-right="0.302cm"/>
    </style:style>
    <style:style style:name="gr147" style:family="graphic" style:parent-style-name="standard">
      <style:graphic-properties svg:stroke-width="0.106cm" svg:stroke-color="#ed1c24" draw:marker-start-width="0.359cm" draw:marker-end-width="0.359cm" draw:fill-color="#fff200" draw:textarea-vertical-align="middle" draw:auto-grow-height="false" fo:min-height="0.089cm" fo:min-width="0cm" fo:padding-top="0.178cm" fo:padding-bottom="0.178cm" fo:padding-left="0.303cm" fo:padding-right="0.303cm"/>
    </style:style>
    <style:style style:name="P1" style:family="paragraph">
      <loext:graphic-properties draw:fill-color="#ed1c24"/>
      <style:paragraph-properties fo:text-align="center"/>
    </style:style>
    <style:style style:name="P2" style:family="paragraph">
      <loext:graphic-properties draw:fill-color="#fff200"/>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ffffff"/>
    </style:style>
    <style:style style:name="P5" style:family="paragraph">
      <loext:graphic-properties draw:fill-color="#f58220"/>
      <style:paragraph-properties fo:text-align="center"/>
    </style:style>
    <style:style style:name="P6" style:family="paragraph">
      <loext:graphic-properties draw:fill-color="#009353"/>
    </style:style>
    <style:style style:name="P7" style:family="paragraph">
      <loext:graphic-properties draw:fill-color="#00aaad"/>
    </style:style>
    <style:style style:name="P8" style:family="paragraph">
      <loext:graphic-properties draw:fill-color="#111111" draw:opacity="100%"/>
      <style:paragraph-properties fo:text-align="center"/>
    </style:style>
    <style:style style:name="P9" style:family="paragraph">
      <loext:graphic-properties draw:fill-color="#666666"/>
      <style:paragraph-properties fo:text-align="center"/>
    </style:style>
    <style:style style:name="P10" style:family="paragraph">
      <loext:graphic-properties draw:fill-color="#b2b2b2"/>
      <style:paragraph-properties fo:text-align="center"/>
    </style:style>
    <style:style style:name="P11" style:family="paragraph">
      <loext:graphic-properties draw:fill-color="#aa55a1"/>
      <style:paragraph-properties fo:text-align="center"/>
    </style:style>
    <style:style style:name="P12" style:family="paragraph">
      <loext:graphic-properties draw:fill-color="#21409a"/>
      <style:paragraph-properties fo:text-align="center"/>
    </style:style>
    <style:style style:name="P13" style:family="paragraph">
      <loext:graphic-properties draw:fill-color="#808080"/>
      <style:paragraph-properties fo:text-align="center"/>
    </style:style>
    <style:style style:name="P14" style:family="paragraph">
      <loext:graphic-properties draw:fill="none"/>
      <style:paragraph-properties fo:text-align="center"/>
    </style:style>
    <style:style style:name="P15" style:family="paragraph">
      <loext:graphic-properties draw:fill-color="#000000"/>
      <style:paragraph-properties fo:text-align="center"/>
    </style:style>
    <style:style style:name="P16" style:family="paragraph">
      <loext:graphic-properties draw:fill-color="#dddddd"/>
      <style:paragraph-properties fo:text-align="center"/>
    </style:style>
    <style:style style:name="P17" style:family="paragraph">
      <loext:graphic-properties draw:fill="solid" draw:fill-color="#000000"/>
      <style:paragraph-properties fo:text-align="center"/>
    </style:style>
    <style:style style:name="P18" style:family="paragraph">
      <style:paragraph-properties fo:text-align="center"/>
    </style:style>
    <style:style style:name="P19" style:family="paragraph">
      <loext:graphic-properties draw:fill-color="#eeeeee"/>
      <style:paragraph-properties fo:text-align="center"/>
    </style:style>
    <style:style style:name="P20" style:family="paragraph">
      <loext:graphic-properties draw:fill-color="#cccccc"/>
      <style:paragraph-properties fo:text-align="center"/>
    </style:style>
    <style:style style:name="P21" style:family="paragraph">
      <loext:graphic-properties draw:fill="none" draw:fill-color="#ffffff"/>
      <style:paragraph-properties fo:text-align="center"/>
    </style:style>
    <style:style style:name="P22" style:family="paragraph">
      <loext:graphic-properties draw:fill-color="#684703"/>
      <style:paragraph-properties fo:text-align="center"/>
    </style:style>
    <style:style style:name="P23" style:family="paragraph">
      <loext:graphic-properties draw:fill-color="#9a6704"/>
      <style:paragraph-properties fo:text-align="center"/>
    </style:style>
    <style:style style:name="P24" style:family="paragraph">
      <loext:graphic-properties draw:fill-color="#999999"/>
      <style:paragraph-properties fo:text-align="center"/>
    </style:style>
    <style:style style:name="P25" style:family="paragraph">
      <loext:graphic-properties draw:fill-color="#673604"/>
      <style:paragraph-properties fo:text-align="center"/>
    </style:style>
    <style:style style:name="P26" style:family="paragraph">
      <loext:graphic-properties draw:fill="solid" draw:fill-color="#684703"/>
      <style:paragraph-properties fo:text-align="center"/>
    </style:style>
    <style:style style:name="T1" style:family="text">
      <style:text-properties fo:font-size="10pt" style:font-size-asian="10pt" style:font-size-complex="10pt"/>
    </style:style>
    <style:style style:name="T2" style:family="text">
      <style:text-properties fo:font-size="13pt" style:font-size-asian="13pt" style:font-size-complex="13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5pt" style:font-size-asian="15pt" style:font-size-complex="15pt"/>
    </style:style>
    <style:style style:name="T6" style:family="text">
      <style:text-properties fo:font-size="3.20000004768372pt" style:font-size-asian="3.20000004768372pt" style:font-size-complex="3.200000047683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0.508cm" svg:x="2.095cm" svg:y="3.63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2" draw:text-style-name="P2" draw:layer="layout" svg:width="1.016cm" svg:height="0.889cm" svg:x="1.92cm" svg:y="2.38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 draw:text-style-name="P1" draw:layer="layout" svg:width="0.305cm" svg:height="0.762cm" svg:x="2.244cm" svg:y="8.9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0.635cm" svg:height="0.635cm" svg:x="2.089cm" svg:y="10.10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5" draw:text-style-name="P4" draw:layer="layout" svg:width="2.921cm" svg:height="1.039cm" svg:x="2.879cm" svg:y="2.41cm">
          <draw:text-box>
            <text:p><text:span text:style-name="T1">Player Demo Starting Point</text:span></text:p>
          </draw:text-box>
        </draw:frame>
        <draw:frame draw:style-name="gr6" draw:text-style-name="P4" draw:layer="layout" svg:width="2.667cm" svg:height="0.962cm" svg:x="2.879cm" svg:y="3.453cm">
          <draw:text-box>
            <text:p>Enemy</text:p>
          </draw:text-box>
        </draw:frame>
        <draw:frame draw:style-name="gr5" draw:text-style-name="P4" draw:layer="layout" svg:width="3.175cm" svg:height="1.275cm" svg:x="2.806cm" svg:y="8.869cm">
          <draw:text-box>
            <text:p><text:span text:style-name="T2">Enemy Movement</text:span></text:p>
          </draw:text-box>
        </draw:frame>
        <draw:frame draw:style-name="gr7" draw:text-style-name="P4" draw:layer="layout" svg:width="3.048cm" svg:height="1.397cm" svg:x="2.825cm" svg:y="10.087cm">
          <draw:text-box>
            <text:p><text:span text:style-name="T3">Medical Kit</text:span></text:p>
          </draw:text-box>
        </draw:frame>
        <draw:custom-shape draw:style-name="gr8" draw:text-style-name="P1" draw:layer="layout" svg:width="0.508cm" svg:height="0.508cm" svg:x="2.117cm" svg:y="4.569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9" draw:text-style-name="P5" draw:layer="layout" svg:width="1.143cm" svg:height="1.27cm" svg:x="1.863cm" svg:y="7.212cm">
          <text:p/>
          <draw:enhanced-geometry svg:viewBox="0 0 780 907" draw:type="non-primitive" draw:enhanced-path="M 390 0 L 492 276 780 228 594 457 780 679 492 631 390 907 288 631 0 679 186 457 0 228 288 276 390 0 Z N"/>
        </draw:custom-shape>
        <draw:custom-shape draw:style-name="gr10" draw:text-style-name="P2" draw:layer="layout" svg:width="1.143cm" svg:height="1.016cm" svg:x="1.887cm" svg:y="5.6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4" draw:layer="layout" svg:width="2.667cm" svg:height="1.353cm" svg:x="2.933cm" svg:y="4.369cm">
          <draw:text-box>
            <text:p><text:span text:style-name="T3">Bruiser Enemy</text:span></text:p>
          </draw:text-box>
        </draw:frame>
        <draw:frame draw:style-name="gr11" draw:text-style-name="P4" draw:layer="layout" svg:width="3.048cm" svg:height="1.143cm" svg:x="2.933cm" svg:y="5.912cm">
          <draw:text-box>
            <text:p><text:span text:style-name="T3">Mini-Boss</text:span></text:p>
          </draw:text-box>
        </draw:frame>
        <draw:frame draw:style-name="gr7" draw:text-style-name="P4" draw:layer="layout" svg:width="2.667cm" svg:height="1.397cm" svg:x="2.814cm" svg:y="7.363cm">
          <draw:text-box>
            <text:p>Boss</text:p>
          </draw:text-box>
        </draw:frame>
        <draw:custom-shape draw:style-name="gr12" draw:text-style-name="P6" draw:layer="layout" svg:width="0.508cm" svg:height="0.635cm" svg:x="2.178cm" svg:y="11.146cm">
          <text:p/>
          <draw:enhanced-geometry svg:viewBox="0 0 21600 21600" draw:glue-points="10800 0 0 10800 10800 21600 21600 10800" draw:text-areas="2500 3500 19100 10500"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2.193cm" svg:y="12.135cm">
          <text:p/>
          <draw:enhanced-geometry svg:viewBox="0 0 21600 21600" draw:glue-points="10800 0 0 10800 10800 21600 21600 10800" draw:text-areas="2500 3500 19100 10500"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11" draw:text-style-name="P4" draw:layer="layout" svg:width="2.921cm" svg:height="1.143cm" svg:x="2.879cm" svg:y="10.919cm">
          <draw:text-box>
            <text:p>Food</text:p>
          </draw:text-box>
        </draw:frame>
        <draw:frame draw:style-name="gr11" draw:text-style-name="P4" draw:layer="layout" svg:width="2.159cm" svg:height="1.143cm" svg:x="2.906cm" svg:y="11.989cm">
          <draw:text-box>
            <text:p>Drink</text:p>
          </draw:text-box>
        </draw:frame>
        <draw:g>
          <draw:custom-shape draw:style-name="gr14" draw:text-style-name="P8" draw:layer="layout" svg:width="1.565cm" svg:height="1.524cm" svg:x="1.519cm" svg:y="15.4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2.19cm" svg:y="15.8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508cm" svg:y="15.7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7" draw:text-style-name="P4" draw:layer="layout" svg:width="2.921cm" svg:height="1.524cm" svg:x="3.059cm" svg:y="15.462cm">
          <draw:text-box>
            <text:p><text:span text:style-name="T3">Rubble/Blockage</text:span></text:p>
          </draw:text-box>
        </draw:frame>
        <draw:custom-shape draw:style-name="gr18" draw:text-style-name="P11" draw:layer="layout" svg:width="0.889cm" svg:height="0.889cm" svg:x="2.016cm" svg:y="13.192cm">
          <text:p/>
          <draw:enhanced-geometry svg:viewBox="0 0 640 861" draw:text-areas="257 295 414 566" draw:type="non-primitive" draw:enhanced-path="M 640 233 L 221 293 506 12 367 0 29 406 431 347 145 645 99 520 0 861 326 765 209 711 640 233 640 233 Z N"/>
        </draw:custom-shape>
        <draw:frame draw:style-name="gr19" draw:text-style-name="P4" draw:layer="layout" svg:width="5.915cm" svg:height="1.673cm" svg:x="2.959cm" svg:y="13.238cm">
          <draw:text-box>
            <text:p>Weapon/Ammo</text:p>
          </draw:text-box>
        </draw:frame>
        <draw:frame draw:style-name="gr20" draw:text-style-name="P4" draw:layer="layout" svg:width="18.542cm" svg:height="18.701cm" svg:x="8.377cm" svg:y="1.889cm">
          <draw:text-box>
            <text:p><text:span text:style-name="T4">The player character (PC) fades in as they drive into the underground parking garage tunnel as the tail end of a transmission sounds out of the radio. “….heavily armed, and well trained. I repeat, the precinct has been taken by at least 10 hostiles, heavily armed and well trained.” They stop their vehicle as they arrive inside the garage and steps out of their vehicle, drawing their service weapon. They find a rookie officer, Coleman, who has been shot. The wounded cop tells them that the mercenaries had taken everyone to the prison cell, before succumbing to his wounds. The PC continues forward and kills the mercenaries in the parking complex (looting bodies, opening van doors/car trunks for supplies) before discovering that they had destroyed the staircases and disabled the elevator. Using their hacking skills, the officer attempts to re-enable the elevator, but discovers it is completely short-circuited. They can instead hack the cameras to learn where all the mercenaries are. They then climb the elevator shaft using their parkour skills. Arriving on the ground floor, the PC dismantled the forces occupying it before moving on to the second floor. Dealing with the tougher enemies, the PC is then forced to break down the door to their captains’ office, where they find a witch and her werewolf minion. A grueling battle between the three commenced before the PC was able to slay both. </text:span></text:p>
            <text:p><text:span text:style-name="T4"/></text:p>
            <text:p><text:span text:style-name="T4"/></text:p>
          </draw:text-box>
        </draw:frame>
        <draw:custom-shape draw:style-name="gr21" draw:text-style-name="P12" draw:layer="layout" svg:width="0.508cm" svg:height="0.508cm" svg:x="2.143cm" svg:y="14.5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 draw:text-style-name="P4" draw:layer="layout" svg:width="5.969cm" svg:height="0.889cm" svg:x="2.905cm" svg:y="14.462cm">
          <draw:text-box>
            <text:p><text:span text:style-name="T5">Friendly NPC (Officer)</text:span></text:p>
          </draw:text-box>
        </draw:frame>
      </draw:page>
      <draw:page draw:name="page2" draw:style-name="dp1" draw:master-page-name="Default">
        <draw:custom-shape draw:style-name="gr22" draw:text-style-name="P13" draw:layer="layout" svg:width="19.558cm" svg:height="18.415cm" svg:x="6.842cm" svg:y="1.254cm">
          <text:p/>
          <draw:enhanced-geometry svg:viewBox="0 0 21600 21600" draw:type="rectangle" draw:enhanced-path="M 0 0 L 21600 0 21600 21600 0 21600 0 0 Z N"/>
        </draw:custom-shape>
        <draw:custom-shape draw:style-name="gr23" draw:text-style-name="P13" draw:layer="layout" svg:width="5.461cm" svg:height="3.454cm" svg:x="1.379cm" svg:y="16.24cm">
          <text:p/>
          <draw:enhanced-geometry svg:viewBox="0 0 21600 21600" draw:mirror-horizontal="true" draw:type="rectangle" draw:enhanced-path="M 0 0 L 21600 0 21600 21600 0 21600 0 0 Z N"/>
        </draw:custom-shape>
        <draw:custom-shape draw:style-name="gr24" draw:text-style-name="P13" draw:layer="layout" svg:width="9.5cm" svg:height="2.769cm" svg:x="2.016cm" svg:y="16.621cm">
          <text:p/>
          <draw:enhanced-geometry svg:viewBox="0 0 21600 21600" draw:mirror-horizontal="true" draw:type="rectangle" draw:enhanced-path="M 0 0 L 21600 0 21600 21600 0 21600 0 0 Z N"/>
        </draw:custom-shape>
        <draw:line draw:style-name="gr25" draw:text-style-name="P14" draw:layer="layout" svg:x1="12.938cm" svg:y1="4.413cm" svg:x2="12.938cm" svg:y2="16.605cm">
          <text:p/>
        </draw:line>
        <draw:line draw:style-name="gr25" draw:text-style-name="P14" draw:layer="layout" svg:x1="20.238cm" svg:y1="4.414cm" svg:x2="20.238cm" svg:y2="16.606cm">
          <text:p/>
        </draw:line>
        <draw:line draw:style-name="gr26" draw:text-style-name="P14" draw:layer="layout" svg:x1="7.115cm" svg:y1="4.445cm" svg:x2="9.096cm" svg:y2="4.445cm">
          <text:p/>
        </draw:line>
        <draw:line draw:style-name="gr26" draw:text-style-name="P14" draw:layer="layout" svg:x1="24.12cm" svg:y1="4.445cm" svg:x2="26.101cm" svg:y2="4.445cm">
          <text:p/>
        </draw:line>
        <draw:line draw:style-name="gr26" draw:text-style-name="P14" draw:layer="layout" svg:x1="10.916cm" svg:y1="5.545cm" svg:x2="12.897cm" svg:y2="5.545cm">
          <text:p/>
        </draw:line>
        <draw:line draw:style-name="gr26" draw:text-style-name="P14" draw:layer="layout" svg:x1="12.917cm" svg:y1="5.545cm" svg:x2="14.898cm" svg:y2="5.545cm">
          <text:p/>
        </draw:line>
        <draw:line draw:style-name="gr26" draw:text-style-name="P14" draw:layer="layout" svg:x1="18.218cm" svg:y1="5.545cm" svg:x2="20.199cm" svg:y2="5.545cm">
          <text:p/>
        </draw:line>
        <draw:line draw:style-name="gr26" draw:text-style-name="P14" draw:layer="layout" svg:x1="20.219cm" svg:y1="5.545cm" svg:x2="22.2cm" svg:y2="5.545cm">
          <text:p/>
        </draw:line>
        <draw:line draw:style-name="gr26" draw:text-style-name="P14" draw:layer="layout" svg:x1="24.12cm" svg:y1="5.545cm" svg:x2="26.101cm" svg:y2="5.545cm">
          <text:p/>
        </draw:line>
        <draw:line draw:style-name="gr26" draw:text-style-name="P14" draw:layer="layout" svg:x1="7.115cm" svg:y1="6.645cm" svg:x2="9.096cm" svg:y2="6.645cm">
          <text:p/>
        </draw:line>
        <draw:line draw:style-name="gr26" draw:text-style-name="P14" draw:layer="layout" svg:x1="10.916cm" svg:y1="6.645cm" svg:x2="12.897cm" svg:y2="6.645cm">
          <text:p/>
        </draw:line>
        <draw:line draw:style-name="gr26" draw:text-style-name="P14" draw:layer="layout" svg:x1="12.917cm" svg:y1="6.645cm" svg:x2="14.898cm" svg:y2="6.645cm">
          <text:p/>
        </draw:line>
        <draw:line draw:style-name="gr26" draw:text-style-name="P14" draw:layer="layout" svg:x1="18.218cm" svg:y1="6.645cm" svg:x2="20.199cm" svg:y2="6.645cm">
          <text:p/>
        </draw:line>
        <draw:line draw:style-name="gr26" draw:text-style-name="P14" draw:layer="layout" svg:x1="20.219cm" svg:y1="6.645cm" svg:x2="22.2cm" svg:y2="6.645cm">
          <text:p/>
        </draw:line>
        <draw:line draw:style-name="gr26" draw:text-style-name="P14" draw:layer="layout" svg:x1="24.12cm" svg:y1="6.645cm" svg:x2="26.101cm" svg:y2="6.645cm">
          <text:p/>
        </draw:line>
        <draw:line draw:style-name="gr26" draw:text-style-name="P14" draw:layer="layout" svg:x1="7.115cm" svg:y1="7.745cm" svg:x2="9.096cm" svg:y2="7.745cm">
          <text:p/>
        </draw:line>
        <draw:line draw:style-name="gr26" draw:text-style-name="P14" draw:layer="layout" svg:x1="10.916cm" svg:y1="7.745cm" svg:x2="12.897cm" svg:y2="7.745cm">
          <text:p/>
        </draw:line>
        <draw:line draw:style-name="gr26" draw:text-style-name="P14" draw:layer="layout" svg:x1="12.917cm" svg:y1="7.745cm" svg:x2="14.898cm" svg:y2="7.745cm">
          <text:p/>
        </draw:line>
        <draw:line draw:style-name="gr26" draw:text-style-name="P14" draw:layer="layout" svg:x1="18.218cm" svg:y1="7.745cm" svg:x2="20.199cm" svg:y2="7.745cm">
          <text:p/>
        </draw:line>
        <draw:line draw:style-name="gr26" draw:text-style-name="P14" draw:layer="layout" svg:x1="20.219cm" svg:y1="7.745cm" svg:x2="22.2cm" svg:y2="7.745cm">
          <text:p/>
        </draw:line>
        <draw:line draw:style-name="gr26" draw:text-style-name="P14" draw:layer="layout" svg:x1="24.12cm" svg:y1="7.745cm" svg:x2="26.101cm" svg:y2="7.745cm">
          <text:p/>
        </draw:line>
        <draw:line draw:style-name="gr26" draw:text-style-name="P14" draw:layer="layout" svg:x1="7.115cm" svg:y1="8.845cm" svg:x2="9.096cm" svg:y2="8.845cm">
          <text:p/>
        </draw:line>
        <draw:line draw:style-name="gr26" draw:text-style-name="P14" draw:layer="layout" svg:x1="24.12cm" svg:y1="8.845cm" svg:x2="26.101cm" svg:y2="8.845cm">
          <text:p/>
        </draw:line>
        <draw:line draw:style-name="gr26" draw:text-style-name="P14" draw:layer="layout" svg:x1="7.115cm" svg:y1="9.945cm" svg:x2="9.096cm" svg:y2="9.945cm">
          <text:p/>
        </draw:line>
        <draw:line draw:style-name="gr26" draw:text-style-name="P14" draw:layer="layout" svg:x1="10.916cm" svg:y1="9.945cm" svg:x2="12.897cm" svg:y2="9.945cm">
          <text:p/>
        </draw:line>
        <draw:line draw:style-name="gr26" draw:text-style-name="P14" draw:layer="layout" svg:x1="12.917cm" svg:y1="9.945cm" svg:x2="14.898cm" svg:y2="9.945cm">
          <text:p/>
        </draw:line>
        <draw:line draw:style-name="gr26" draw:text-style-name="P14" draw:layer="layout" svg:x1="18.218cm" svg:y1="9.945cm" svg:x2="20.199cm" svg:y2="9.945cm">
          <text:p/>
        </draw:line>
        <draw:line draw:style-name="gr26" draw:text-style-name="P14" draw:layer="layout" svg:x1="20.219cm" svg:y1="9.945cm" svg:x2="22.2cm" svg:y2="9.945cm">
          <text:p/>
        </draw:line>
        <draw:line draw:style-name="gr26" draw:text-style-name="P14" draw:layer="layout" svg:x1="24.12cm" svg:y1="9.945cm" svg:x2="26.101cm" svg:y2="9.945cm">
          <text:p/>
        </draw:line>
        <draw:line draw:style-name="gr26" draw:text-style-name="P14" draw:layer="layout" svg:x1="7.115cm" svg:y1="11.045cm" svg:x2="9.096cm" svg:y2="11.045cm">
          <text:p/>
        </draw:line>
        <draw:line draw:style-name="gr26" draw:text-style-name="P14" draw:layer="layout" svg:x1="10.916cm" svg:y1="11.045cm" svg:x2="12.897cm" svg:y2="11.045cm">
          <text:p/>
        </draw:line>
        <draw:line draw:style-name="gr26" draw:text-style-name="P14" draw:layer="layout" svg:x1="12.917cm" svg:y1="11.045cm" svg:x2="14.898cm" svg:y2="11.045cm">
          <text:p/>
        </draw:line>
        <draw:line draw:style-name="gr26" draw:text-style-name="P14" draw:layer="layout" svg:x1="18.218cm" svg:y1="11.045cm" svg:x2="20.199cm" svg:y2="11.045cm">
          <text:p/>
        </draw:line>
        <draw:line draw:style-name="gr26" draw:text-style-name="P14" draw:layer="layout" svg:x1="20.219cm" svg:y1="11.045cm" svg:x2="22.2cm" svg:y2="11.045cm">
          <text:p/>
        </draw:line>
        <draw:line draw:style-name="gr26" draw:text-style-name="P14" draw:layer="layout" svg:x1="24.12cm" svg:y1="11.045cm" svg:x2="26.101cm" svg:y2="11.045cm">
          <text:p/>
        </draw:line>
        <draw:line draw:style-name="gr26" draw:text-style-name="P14" draw:layer="layout" svg:x1="7.115cm" svg:y1="12.145cm" svg:x2="9.096cm" svg:y2="12.145cm">
          <text:p/>
        </draw:line>
        <draw:line draw:style-name="gr26" draw:text-style-name="P14" draw:layer="layout" svg:x1="24.12cm" svg:y1="12.145cm" svg:x2="26.101cm" svg:y2="12.145cm">
          <text:p/>
        </draw:line>
        <draw:line draw:style-name="gr26" draw:text-style-name="P14" draw:layer="layout" svg:x1="7.115cm" svg:y1="13.245cm" svg:x2="9.096cm" svg:y2="13.245cm">
          <text:p/>
        </draw:line>
        <draw:line draw:style-name="gr26" draw:text-style-name="P14" draw:layer="layout" svg:x1="10.916cm" svg:y1="13.245cm" svg:x2="12.897cm" svg:y2="13.245cm">
          <text:p/>
        </draw:line>
        <draw:line draw:style-name="gr26" draw:text-style-name="P14" draw:layer="layout" svg:x1="12.917cm" svg:y1="13.245cm" svg:x2="14.898cm" svg:y2="13.245cm">
          <text:p/>
        </draw:line>
        <draw:line draw:style-name="gr26" draw:text-style-name="P14" draw:layer="layout" svg:x1="18.218cm" svg:y1="13.245cm" svg:x2="20.199cm" svg:y2="13.245cm">
          <text:p/>
        </draw:line>
        <draw:line draw:style-name="gr26" draw:text-style-name="P14" draw:layer="layout" svg:x1="20.219cm" svg:y1="13.245cm" svg:x2="22.2cm" svg:y2="13.245cm">
          <text:p/>
        </draw:line>
        <draw:line draw:style-name="gr26" draw:text-style-name="P14" draw:layer="layout" svg:x1="24.12cm" svg:y1="13.245cm" svg:x2="26.101cm" svg:y2="13.245cm">
          <text:p/>
        </draw:line>
        <draw:line draw:style-name="gr26" draw:text-style-name="P14" draw:layer="layout" svg:x1="7.115cm" svg:y1="14.345cm" svg:x2="9.096cm" svg:y2="14.345cm">
          <text:p/>
        </draw:line>
        <draw:line draw:style-name="gr26" draw:text-style-name="P14" draw:layer="layout" svg:x1="10.916cm" svg:y1="14.345cm" svg:x2="12.897cm" svg:y2="14.345cm">
          <text:p/>
        </draw:line>
        <draw:line draw:style-name="gr26" draw:text-style-name="P14" draw:layer="layout" svg:x1="12.917cm" svg:y1="14.345cm" svg:x2="14.898cm" svg:y2="14.345cm">
          <text:p/>
        </draw:line>
        <draw:line draw:style-name="gr26" draw:text-style-name="P14" draw:layer="layout" svg:x1="18.218cm" svg:y1="14.345cm" svg:x2="20.199cm" svg:y2="14.345cm">
          <text:p/>
        </draw:line>
        <draw:line draw:style-name="gr26" draw:text-style-name="P14" draw:layer="layout" svg:x1="20.219cm" svg:y1="14.345cm" svg:x2="22.2cm" svg:y2="14.345cm">
          <text:p/>
        </draw:line>
        <draw:line draw:style-name="gr26" draw:text-style-name="P14" draw:layer="layout" svg:x1="24.12cm" svg:y1="14.345cm" svg:x2="26.101cm" svg:y2="14.345cm">
          <text:p/>
        </draw:line>
        <draw:line draw:style-name="gr26" draw:text-style-name="P14" draw:layer="layout" svg:x1="7.115cm" svg:y1="15.445cm" svg:x2="9.096cm" svg:y2="15.445cm">
          <text:p/>
        </draw:line>
        <draw:line draw:style-name="gr26" draw:text-style-name="P14" draw:layer="layout" svg:x1="10.916cm" svg:y1="15.445cm" svg:x2="12.897cm" svg:y2="15.445cm">
          <text:p/>
        </draw:line>
        <draw:line draw:style-name="gr26" draw:text-style-name="P14" draw:layer="layout" svg:x1="12.917cm" svg:y1="15.445cm" svg:x2="14.898cm" svg:y2="15.445cm">
          <text:p/>
        </draw:line>
        <draw:line draw:style-name="gr26" draw:text-style-name="P14" draw:layer="layout" svg:x1="18.218cm" svg:y1="15.445cm" svg:x2="20.199cm" svg:y2="15.445cm">
          <text:p/>
        </draw:line>
        <draw:line draw:style-name="gr26" draw:text-style-name="P14" draw:layer="layout" svg:x1="20.219cm" svg:y1="15.445cm" svg:x2="22.2cm" svg:y2="15.445cm">
          <text:p/>
        </draw:line>
        <draw:line draw:style-name="gr26" draw:text-style-name="P14" draw:layer="layout" svg:x1="24.12cm" svg:y1="15.445cm" svg:x2="26.101cm" svg:y2="15.445cm">
          <text:p/>
        </draw:line>
        <draw:line draw:style-name="gr26" draw:text-style-name="P14" draw:layer="layout" svg:x1="7.115cm" svg:y1="16.545cm" svg:x2="9.096cm" svg:y2="16.545cm">
          <text:p/>
        </draw:line>
        <draw:line draw:style-name="gr26" draw:text-style-name="P14" draw:layer="layout" svg:x1="24.12cm" svg:y1="16.545cm" svg:x2="26.101cm" svg:y2="16.545cm">
          <text:p/>
        </draw:line>
        <draw:custom-shape draw:style-name="gr27" draw:text-style-name="P9" draw:layer="layout" svg:width="1.27cm" svg:height="1.27cm" svg:x="12.289cm" svg:y="4.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2.29cm" svg:y="8.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2.29cm" svg:y="11.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2.291cm" svg:y="15.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9.59cm" svg:y="4.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9.591cm" svg:y="8.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9.591cm" svg:y="11.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1.27cm" svg:height="1.27cm" svg:x="19.592cm" svg:y="1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5" draw:layer="layout" svg:width="1.016cm" svg:height="1.016cm" draw:transform="rotate (-3.14159265358979) translate (18.676cm 3.286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8" draw:text-style-name="P15" draw:layer="layout" svg:width="1.016cm" svg:height="1.016cm" draw:transform="rotate (-1.5707963267949) translate (15.176cm 2.269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0" draw:layer="layout" svg:width="5.207cm" svg:height="1.397cm" svg:x="13.854cm" svg:y="1.308cm">
          <text:p/>
          <draw:enhanced-geometry svg:viewBox="0 0 21600 21600" draw:type="rectangle" draw:enhanced-path="M 0 0 L 21600 0 21600 21600 0 21600 0 0 Z N"/>
        </draw:custom-shape>
        <draw:custom-shape draw:style-name="gr30" draw:text-style-name="P14" draw:layer="layout" svg:width="1.905cm" svg:height="1.27cm" svg:x="15.478cm" svg:y="1.381cm">
          <text:p/>
          <draw:enhanced-geometry svg:viewBox="0 0 21600 21600" draw:type="rectangle" draw:enhanced-path="M 0 0 L 21600 0 21600 21600 0 21600 0 0 Z N"/>
        </draw:custom-shape>
        <draw:line draw:style-name="gr31" draw:text-style-name="P14" draw:layer="layout" svg:x1="15.783cm" svg:y1="2.678cm" svg:x2="17.104cm" svg:y2="2.678cm">
          <text:p/>
        </draw:line>
        <draw:g>
          <draw:custom-shape draw:style-name="gr14" draw:text-style-name="P8" draw:layer="layout" svg:width="1.565cm" svg:height="1.524cm" svg:x="13.838cm" svg:y="1.3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4.509cm" svg:y="1.7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3.827cm" svg:y="1.6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4" draw:text-style-name="P8" draw:layer="layout" svg:width="1.565cm" svg:height="1.524cm" svg:x="17.438cm" svg:y="1.3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8.109cm" svg:y="1.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7.427cm" svg:y="1.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32" draw:text-style-name="P16" draw:layer="layout" svg:width="1.25cm" svg:height="0.762cm" draw:transform="rotate (1.86558243745674) translate (7.387cm 9.807cm)">
            <text:p/>
            <draw:enhanced-geometry svg:viewBox="0 0 21600 21600" draw:type="rectangle" draw:enhanced-path="M 0 0 L 21600 0 21600 21600 0 21600 0 0 Z N"/>
          </draw:custom-shape>
          <draw:line draw:style-name="gr33" draw:text-style-name="P14" draw:layer="layout" svg:x1="7.383cm" svg:y1="9.805cm" svg:x2="7.749cm" svg:y2="8.388cm">
            <text:p/>
          </draw:line>
          <draw:line draw:style-name="gr33" draw:text-style-name="P14" draw:layer="layout" svg:x1="8.112cm" svg:y1="9.583cm" svg:x2="7.02cm" svg:y2="8.609cm">
            <text:p/>
          </draw:line>
          <draw:custom-shape draw:style-name="gr34" draw:text-style-name="P15" draw:layer="layout" svg:width="0.866cm" svg:height="0.543cm" draw:transform="rotate (1.86558243745674) translate (7.435cm 9.59cm)">
            <text:p/>
            <draw:enhanced-geometry svg:viewBox="0 0 21600 21600" draw:type="rectangle" draw:enhanced-path="M 0 0 L 21600 0 21600 21600 0 21600 0 0 Z N"/>
          </draw:custom-shape>
          <draw:custom-shape draw:style-name="gr35" draw:text-style-name="P15" draw:layer="layout" svg:width="0.213cm" svg:height="0.114cm" draw:transform="rotate (1.86558243745674) translate (7.236cm 9.31cm)">
            <text:p/>
            <draw:enhanced-geometry svg:viewBox="0 0 21600 21600" draw:type="rectangle" draw:enhanced-path="M 0 0 L 21600 0 21600 21600 0 21600 0 0 Z N"/>
          </draw:custom-shape>
          <draw:custom-shape draw:style-name="gr36" draw:text-style-name="P17" draw:layer="layout" svg:width="0.213cm" svg:height="0.114cm" draw:transform="rotate (1.86558243745674) translate (7.85cm 9.124cm)">
            <text:p/>
            <draw:enhanced-geometry svg:viewBox="0 0 21600 21600" draw:type="rectangle" draw:enhanced-path="M 0 0 L 21600 0 21600 21600 0 21600 0 0 Z N"/>
          </draw:custom-shape>
          <draw:custom-shape draw:style-name="gr37" draw:text-style-name="P18" draw:layer="layout" svg:width="0.214cm" svg:height="0.685cm" draw:transform="rotate (1.86558243745674) translate (7.525cm 10.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357cm" svg:height="0.762cm" draw:transform="rotate (1.86558243745674) translate (7.484cm 10.144cm)">
            <text:p/>
            <draw:enhanced-geometry svg:viewBox="0 0 21600 21600" draw:type="rectangle" draw:enhanced-path="M 0 0 L 21600 0 21600 21600 0 21600 0 0 Z N"/>
          </draw:custom-shape>
          <draw:custom-shape draw:style-name="gr39" draw:text-style-name="P18" draw:layer="layout" svg:width="0.143cm" svg:height="0.685cm" draw:transform="rotate (1.86558243745674) translate (7.054cm 8.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214cm" svg:height="0.762cm" draw:transform="rotate (1.86558243745674) translate (7.031cm 8.666cm)">
            <text:p/>
            <draw:enhanced-geometry svg:viewBox="0 0 21600 21600" draw:type="rectangle" draw:enhanced-path="M 0 0 L 21600 0 21600 21600 0 21600 0 0 Z N"/>
          </draw:custom-shape>
          <draw:custom-shape draw:style-name="gr40" draw:text-style-name="P12" draw:layer="layout" svg:width="0.178cm" svg:height="0.381cm" draw:transform="rotate (1.86558243745674) translate (7.404cm 9.238cm)">
            <text:p/>
            <draw:enhanced-geometry svg:viewBox="0 0 21600 21600" draw:type="rectangle" draw:enhanced-path="M 0 0 L 21600 0 21600 21600 0 21600 0 0 Z N"/>
          </draw:custom-shape>
          <draw:custom-shape draw:style-name="gr41" draw:text-style-name="P1" draw:layer="layout" svg:width="0.178cm" svg:height="0.305cm" draw:transform="rotate (1.86558243745674) translate (7.446cm 9.221cm)">
            <text:p/>
            <draw:enhanced-geometry svg:viewBox="0 0 21600 21600" draw:type="rectangle" draw:enhanced-path="M 0 0 L 21600 0 21600 21600 0 21600 0 0 Z N"/>
          </draw:custom-shape>
          <draw:custom-shape draw:style-name="gr42" draw:text-style-name="P3" draw:layer="layout" svg:width="0.178cm" svg:height="0.076cm" draw:transform="rotate (1.86558243745674) translate (7.554cm 9.193cm)">
            <text:p/>
            <draw:enhanced-geometry svg:viewBox="0 0 21600 21600" draw:type="rectangle" draw:enhanced-path="M 0 0 L 21600 0 21600 21600 0 21600 0 0 Z N"/>
          </draw:custom-shape>
        </draw:g>
        <draw:g>
          <draw:custom-shape draw:style-name="gr32" draw:text-style-name="P16" draw:layer="layout" svg:width="1.25cm" svg:height="0.762cm" draw:transform="rotate (-0.608596310170423) translate (11.471cm 12.034cm)">
            <text:p/>
            <draw:enhanced-geometry svg:viewBox="0 0 21600 21600" draw:mirror-horizontal="false" draw:mirror-vertical="false" draw:type="rectangle" draw:enhanced-path="M 0 0 L 21600 0 21600 21600 0 21600 0 0 Z N"/>
          </draw:custom-shape>
          <draw:line draw:style-name="gr33" draw:text-style-name="P14" draw:layer="layout" svg:x1="11.47cm" svg:y1="12.033cm" svg:x2="12.06cm" svg:y2="13.373cm">
            <text:p/>
          </draw:line>
          <draw:line draw:style-name="gr33" draw:text-style-name="P14" draw:layer="layout" svg:x1="11.034cm" svg:y1="12.659cm" svg:x2="12.495cm" svg:y2="12.748cm">
            <text:p/>
          </draw:line>
          <draw:custom-shape draw:style-name="gr34" draw:text-style-name="P15" draw:layer="layout" svg:width="0.866cm" svg:height="0.543cm" draw:transform="rotate (-0.608596310170423) translate (11.566cm 12.233cm)">
            <text:p/>
            <draw:enhanced-geometry svg:viewBox="0 0 21600 21600" draw:mirror-horizontal="false" draw:mirror-vertical="false" draw:type="rectangle" draw:enhanced-path="M 0 0 L 21600 0 21600 21600 0 21600 0 0 Z N"/>
          </draw:custom-shape>
          <draw:custom-shape draw:style-name="gr35" draw:text-style-name="P15" draw:layer="layout" svg:width="0.213cm" svg:height="0.114cm" draw:transform="rotate (-0.608596310170423) translate (11.892cm 12.327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213cm" svg:height="0.114cm" draw:transform="rotate (-0.608596310170423) translate (11.521cm 12.859cm)">
            <text:p/>
            <draw:enhanced-geometry svg:viewBox="0 0 21600 21600" draw:mirror-horizontal="false" draw:mirror-vertical="false" draw:type="rectangle" draw:enhanced-path="M 0 0 L 21600 0 21600 21600 0 21600 0 0 Z N"/>
          </draw:custom-shape>
          <draw:custom-shape draw:style-name="gr37" draw:text-style-name="P18" draw:layer="layout" svg:width="0.214cm" svg:height="0.685cm" draw:transform="rotate (-0.608596310170423) translate (11.154cm 11.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357cm" svg:height="0.762cm" draw:transform="rotate (-0.608596310170423) translate (11.177cm 11.83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143cm" svg:height="0.685cm" draw:transform="rotate (-0.608596310170423) translate (12.472cm 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214cm" svg:height="0.762cm" draw:transform="rotate (-0.608596310170423) translate (12.446cm 12.715cm)">
            <text:p/>
            <draw:enhanced-geometry svg:viewBox="0 0 21600 21600" draw:mirror-horizontal="false" draw:mirror-vertical="false" draw:type="rectangle" draw:enhanced-path="M 0 0 L 21600 0 21600 21600 0 21600 0 0 Z N"/>
          </draw:custom-shape>
          <draw:custom-shape draw:style-name="gr40" draw:text-style-name="P12" draw:layer="layout" svg:width="0.178cm" svg:height="0.381cm" draw:transform="rotate (-0.608596310170423) translate (11.799cm 12.493cm)">
            <text:p/>
            <draw:enhanced-geometry svg:viewBox="0 0 21600 21600" draw:mirror-horizontal="false" draw:mirror-vertical="false" draw:type="rectangle" draw:enhanced-path="M 0 0 L 21600 0 21600 21600 0 21600 0 0 Z N"/>
          </draw:custom-shape>
          <draw:custom-shape draw:style-name="gr41" draw:text-style-name="P1" draw:layer="layout" svg:width="0.178cm" svg:height="0.305cm" draw:transform="rotate (-0.608596310170423) translate (11.777cm 12.527cm)">
            <text:p/>
            <draw:enhanced-geometry svg:viewBox="0 0 21600 21600" draw:mirror-horizontal="false" draw:mirror-vertical="false" draw:type="rectangle" draw:enhanced-path="M 0 0 L 21600 0 21600 21600 0 21600 0 0 Z N"/>
          </draw:custom-shape>
          <draw:custom-shape draw:style-name="gr42" draw:text-style-name="P3" draw:layer="layout" svg:width="0.178cm" svg:height="0.076cm" draw:transform="rotate (-0.608596310170423) translate (11.713cm 12.624cm)">
            <text:p/>
            <draw:enhanced-geometry svg:viewBox="0 0 21600 21600" draw:mirror-horizontal="false" draw:mirror-vertical="false" draw:type="rectangle" draw:enhanced-path="M 0 0 L 21600 0 21600 21600 0 21600 0 0 Z N"/>
          </draw:custom-shape>
        </draw:g>
        <draw:line draw:style-name="gr26" draw:text-style-name="P14" draw:layer="layout" svg:x1="7.115cm" svg:y1="5.545cm" svg:x2="9.096cm" svg:y2="5.545cm">
          <text:p/>
        </draw:line>
        <draw:g>
          <draw:custom-shape draw:style-name="gr32" draw:text-style-name="P16" draw:layer="layout" svg:width="1.25cm" svg:height="0.762cm" svg:x="7.58cm" svg:y="5.694cm">
            <text:p/>
            <draw:enhanced-geometry svg:viewBox="0 0 21600 21600" draw:mirror-horizontal="false" draw:mirror-vertical="false" draw:type="rectangle" draw:enhanced-path="M 0 0 L 21600 0 21600 21600 0 21600 0 0 Z N"/>
          </draw:custom-shape>
          <draw:line draw:style-name="gr33" draw:text-style-name="P14" draw:layer="layout" svg:x1="7.58cm" svg:y1="5.694cm" svg:x2="8.83cm" svg:y2="6.456cm">
            <text:p/>
          </draw:line>
          <draw:line draw:style-name="gr33" draw:text-style-name="P14" draw:layer="layout" svg:x1="7.58cm" svg:y1="6.456cm" svg:x2="8.83cm" svg:y2="5.694cm">
            <text:p/>
          </draw:line>
          <draw:custom-shape draw:style-name="gr34" draw:text-style-name="P15" draw:layer="layout" svg:width="0.866cm" svg:height="0.543cm" svg:x="7.773cm" svg:y="5.804cm">
            <text:p/>
            <draw:enhanced-geometry svg:viewBox="0 0 21600 21600" draw:mirror-horizontal="false" draw:mirror-vertical="false" draw:type="rectangle" draw:enhanced-path="M 0 0 L 21600 0 21600 21600 0 21600 0 0 Z N"/>
          </draw:custom-shape>
          <draw:custom-shape draw:style-name="gr35" draw:text-style-name="P15" draw:layer="layout" svg:width="0.213cm" svg:height="0.114cm" svg:x="8.094cm" svg:y="5.694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213cm" svg:height="0.114cm" svg:x="8.094cm" svg:y="6.342cm">
            <text:p/>
            <draw:enhanced-geometry svg:viewBox="0 0 21600 21600" draw:mirror-horizontal="false" draw:mirror-vertical="false" draw:type="rectangle" draw:enhanced-path="M 0 0 L 21600 0 21600 21600 0 21600 0 0 Z N"/>
          </draw:custom-shape>
          <draw:custom-shape draw:style-name="gr37" draw:text-style-name="P18" draw:layer="layout" svg:width="0.214cm" svg:height="0.685cm" svg:x="7.223cm" svg:y="5.73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357cm" svg:height="0.762cm" svg:x="7.223cm" svg:y="5.694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143cm" svg:height="0.685cm" svg:x="8.83cm" svg:y="5.73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214cm" svg:height="0.762cm" svg:x="8.769cm" svg:y="5.694cm">
            <text:p/>
            <draw:enhanced-geometry svg:viewBox="0 0 21600 21600" draw:mirror-horizontal="false" draw:mirror-vertical="false" draw:type="rectangle" draw:enhanced-path="M 0 0 L 21600 0 21600 21600 0 21600 0 0 Z N"/>
          </draw:custom-shape>
          <draw:custom-shape draw:style-name="gr40" draw:text-style-name="P12" draw:layer="layout" svg:width="0.178cm" svg:height="0.381cm" svg:x="8.116cm" svg:y="5.885cm">
            <text:p/>
            <draw:enhanced-geometry svg:viewBox="0 0 21600 21600" draw:mirror-horizontal="false" draw:mirror-vertical="false" draw:type="rectangle" draw:enhanced-path="M 0 0 L 21600 0 21600 21600 0 21600 0 0 Z N"/>
          </draw:custom-shape>
          <draw:custom-shape draw:style-name="gr41" draw:text-style-name="P1" draw:layer="layout" svg:width="0.178cm" svg:height="0.305cm" svg:x="8.116cm" svg:y="5.922cm">
            <text:p/>
            <draw:enhanced-geometry svg:viewBox="0 0 21600 21600" draw:mirror-horizontal="false" draw:mirror-vertical="false" draw:type="rectangle" draw:enhanced-path="M 0 0 L 21600 0 21600 21600 0 21600 0 0 Z N"/>
          </draw:custom-shape>
          <draw:custom-shape draw:style-name="gr42" draw:text-style-name="P3" draw:layer="layout" svg:width="0.178cm" svg:height="0.076cm" svg:x="8.116cm" svg:y="6.038cm">
            <text:p/>
            <draw:enhanced-geometry svg:viewBox="0 0 21600 21600" draw:mirror-horizontal="false" draw:mirror-vertical="false" draw:type="rectangle" draw:enhanced-path="M 0 0 L 21600 0 21600 21600 0 21600 0 0 Z N"/>
          </draw:custom-shape>
        </draw:g>
        <draw:g>
          <draw:custom-shape draw:style-name="gr32" draw:text-style-name="P16" draw:layer="layout" svg:width="1.25cm" svg:height="0.762cm" draw:transform="rotate (0.639314105005523) translate (8.015cm 7.159cm)">
            <text:p/>
            <draw:enhanced-geometry svg:viewBox="0 0 21600 21600" draw:mirror-horizontal="false" draw:mirror-vertical="false" draw:type="rectangle" draw:enhanced-path="M 0 0 L 21600 0 21600 21600 0 21600 0 0 Z N"/>
          </draw:custom-shape>
          <draw:line draw:style-name="gr33" draw:text-style-name="P14" draw:layer="layout" svg:x1="8.018cm" svg:y1="7.16cm" svg:x2="9.476cm" svg:y2="7.026cm">
            <text:p/>
          </draw:line>
          <draw:line draw:style-name="gr33" draw:text-style-name="P14" draw:layer="layout" svg:x1="8.473cm" svg:y1="7.772cm" svg:x2="9.021cm" svg:y2="6.415cm">
            <text:p/>
          </draw:line>
          <draw:custom-shape draw:style-name="gr34" draw:text-style-name="P15" draw:layer="layout" svg:width="0.866cm" svg:height="0.543cm" draw:transform="rotate (0.639314105005523) translate (8.24cm 7.135cm)">
            <text:p/>
            <draw:enhanced-geometry svg:viewBox="0 0 21600 21600" draw:mirror-horizontal="false" draw:mirror-vertical="false" draw:type="rectangle" draw:enhanced-path="M 0 0 L 21600 0 21600 21600 0 21600 0 0 Z N"/>
          </draw:custom-shape>
          <draw:custom-shape draw:style-name="gr35" draw:text-style-name="P15" draw:layer="layout" svg:width="0.213cm" svg:height="0.114cm" draw:transform="rotate (0.639314105005523) translate (8.43cm 6.855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213cm" svg:height="0.114cm" draw:transform="rotate (0.639314105005523) translate (8.819cm 7.374cm)">
            <text:p/>
            <draw:enhanced-geometry svg:viewBox="0 0 21600 21600" draw:mirror-horizontal="false" draw:mirror-vertical="false" draw:type="rectangle" draw:enhanced-path="M 0 0 L 21600 0 21600 21600 0 21600 0 0 Z N"/>
          </draw:custom-shape>
          <draw:custom-shape draw:style-name="gr37" draw:text-style-name="P18" draw:layer="layout" svg:width="0.214cm" svg:height="0.685cm" draw:transform="rotate (0.639314105005523) translate (7.755cm 7.40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357cm" svg:height="0.762cm" draw:transform="rotate (0.639314105005523) translate (7.731cm 7.373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143cm" svg:height="0.685cm" draw:transform="rotate (0.639314105005523) translate (9.044cm 6.44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214cm" svg:height="0.762cm" draw:transform="rotate (0.639314105005523) translate (8.973cm 6.452cm)">
            <text:p/>
            <draw:enhanced-geometry svg:viewBox="0 0 21600 21600" draw:mirror-horizontal="false" draw:mirror-vertical="false" draw:type="rectangle" draw:enhanced-path="M 0 0 L 21600 0 21600 21600 0 21600 0 0 Z N"/>
          </draw:custom-shape>
          <draw:custom-shape draw:style-name="gr40" draw:text-style-name="P12" draw:layer="layout" svg:width="0.178cm" svg:height="0.381cm" draw:transform="rotate (0.639314105005523) translate (8.561cm 6.994cm)">
            <text:p/>
            <draw:enhanced-geometry svg:viewBox="0 0 21600 21600" draw:mirror-horizontal="false" draw:mirror-vertical="false" draw:type="rectangle" draw:enhanced-path="M 0 0 L 21600 0 21600 21600 0 21600 0 0 Z N"/>
          </draw:custom-shape>
          <draw:custom-shape draw:style-name="gr41" draw:text-style-name="P1" draw:layer="layout" svg:width="0.178cm" svg:height="0.305cm" draw:transform="rotate (0.639314105005523) translate (8.585cm 7.023cm)">
            <text:p/>
            <draw:enhanced-geometry svg:viewBox="0 0 21600 21600" draw:mirror-horizontal="false" draw:mirror-vertical="false" draw:type="rectangle" draw:enhanced-path="M 0 0 L 21600 0 21600 21600 0 21600 0 0 Z N"/>
          </draw:custom-shape>
          <draw:custom-shape draw:style-name="gr42" draw:text-style-name="P3" draw:layer="layout" svg:width="0.178cm" svg:height="0.076cm" draw:transform="rotate (0.639314105005523) translate (8.651cm 7.115cm)">
            <text:p/>
            <draw:enhanced-geometry svg:viewBox="0 0 21600 21600" draw:mirror-horizontal="false" draw:mirror-vertical="false" draw:type="rectangle" draw:enhanced-path="M 0 0 L 21600 0 21600 21600 0 21600 0 0 Z N"/>
          </draw:custom-shape>
        </draw:g>
        <draw:g>
          <draw:custom-shape draw:style-name="gr43" draw:text-style-name="P15" draw:layer="layout" svg:width="1.778cm" svg:height="0.356cm" draw:transform="rotate (0.596029939556064) translate (18.252cm 8.7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5" draw:layer="layout" svg:width="1.118cm" svg:height="0.255cm" draw:transform="rotate (-0.596029939556064) translate (18.64cm 7.731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5" draw:text-style-name="P19" draw:layer="layout" svg:width="0.854cm" svg:height="0.151cm" draw:transform="rotate (-0.596029939556064) translate (18.697cm 7.83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6" draw:text-style-name="P14" draw:layer="layout" svg:x1="19.173cm" svg:y1="8.359cm" svg:x2="18.959cm" svg:y2="8.044cm">
            <text:p/>
          </draw:line>
          <draw:circle draw:style-name="gr47" draw:text-style-name="P19" draw:layer="layout" svg:width="0.508cm" svg:height="0.508cm" draw:transform="rotate (-2.54556271403373) translate (19.136cm 8.938cm)" draw:kind="cut" draw:start-angle="181.8" draw:end-angle="357.97">
            <text:p/>
          </draw:circle>
          <draw:circle draw:style-name="gr47" draw:text-style-name="P19" draw:layer="layout" svg:width="0.508cm" svg:height="0.508cm" draw:transform="rotate (-2.54556271403373) translate (20.046cm 8.318cm)" draw:kind="cut" draw:start-angle="181.8" draw:end-angle="357.97">
            <text:p/>
          </draw:circle>
          <draw:custom-shape draw:style-name="gr48" draw:text-style-name="P19" draw:layer="layout" svg:width="1.143cm" svg:height="0.127cm" draw:transform="rotate (0.596029939556064) translate (18.64cm 8.658cm)">
            <text:p text:style-name="P18"><text:span text:style-name="T6">Seattle Police</text:span></text:p>
            <draw:enhanced-geometry svg:viewBox="0 0 21600 21600" draw:type="rectangle" draw:enhanced-path="M 0 0 L 21600 0 21600 21600 0 21600 0 0 Z N"/>
          </draw:custom-shape>
          <draw:custom-shape draw:style-name="gr49" draw:text-style-name="P20" draw:layer="layout" svg:width="0.254cm" svg:height="0.254cm" draw:transform="rotate (0.596029939556064) translate (18.577cm 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0.254cm" svg:height="0.254cm" draw:transform="rotate (0.596029939556064) translate (19.491cm 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0.152cm" svg:height="0.076cm" draw:transform="rotate (0.596029939556064) translate (18.866cm 8.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3" draw:text-style-name="P15" draw:layer="layout" svg:width="1.778cm" svg:height="0.356cm" draw:transform="rotate (2.25025300459629) translate (14.693cm 10.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5" draw:layer="layout" svg:width="1.119cm" svg:height="0.254cm" draw:transform="rotate (-2.25025300459629) translate (14.461cm 9.698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5" draw:text-style-name="P19" draw:layer="layout" svg:width="0.854cm" svg:height="0.152cm" draw:transform="rotate (-2.25025300459629) translate (14.324cm 9.793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6" draw:text-style-name="P14" draw:layer="layout" svg:x1="14.207cm" svg:y1="9.896cm" svg:x2="13.911cm" svg:y2="10.135cm">
            <text:p/>
          </draw:line>
          <draw:circle draw:style-name="gr47" draw:text-style-name="P19" draw:layer="layout" svg:width="0.508cm" svg:height="0.508cm" draw:transform="rotate (-0.891339648993504) translate (14.786cm 9.884cm)" draw:kind="cut" draw:start-angle="181.8" draw:end-angle="357.97">
            <text:p/>
          </draw:circle>
          <draw:circle draw:style-name="gr47" draw:text-style-name="P19" draw:layer="layout" svg:width="0.508cm" svg:height="0.508cm" draw:transform="rotate (-0.891339648993504) translate (14.094cm 9.03cm)" draw:kind="cut" draw:start-angle="181.8" draw:end-angle="357.97">
            <text:p/>
          </draw:circle>
          <draw:custom-shape draw:style-name="gr48" draw:text-style-name="P19" draw:layer="layout" svg:width="1.143cm" svg:height="0.127cm" draw:transform="rotate (2.25025300459629) translate (14.548cm 10.402cm)">
            <text:p text:style-name="P18"><text:span text:style-name="T6">Seattle Police</text:span></text:p>
            <draw:enhanced-geometry svg:viewBox="0 0 21600 21600" draw:type="rectangle" draw:enhanced-path="M 0 0 L 21600 0 21600 21600 0 21600 0 0 Z N"/>
          </draw:custom-shape>
          <draw:custom-shape draw:style-name="gr49" draw:text-style-name="P20" draw:layer="layout" svg:width="0.254cm" svg:height="0.254cm" draw:transform="rotate (2.25025300459629) translate (14.691cm 10.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0.254cm" svg:height="0.254cm" draw:transform="rotate (2.25025300459629) translate (13.999cm 9.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0.152cm" svg:height="0.076cm" draw:transform="rotate (2.25025300459629) translate (13.92cm 10.2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 draw:text-style-name="P15" draw:layer="layout" svg:width="1.753cm" svg:height="0.762cm" draw:transform="rotate (2.64906073867699) translate (15.694cm 4.964cm)">
            <text:p/>
            <draw:enhanced-geometry svg:viewBox="0 0 21600 21600" draw:type="rectangle" draw:enhanced-path="M 0 0 L 21600 0 21600 21600 0 21600 0 0 Z N"/>
          </draw:custom-shape>
          <draw:custom-shape draw:style-name="gr52" draw:text-style-name="P20" draw:layer="layout" svg:width="1.524cm" svg:height="0.762cm" draw:transform="rotate (2.64906073867699) translate (15.507cm 4.867cm)">
            <text:p/>
            <draw:enhanced-geometry svg:viewBox="0 0 21600 21600" draw:type="rectangle" draw:enhanced-path="M 0 0 L 21600 0 21600 21600 0 21600 0 0 Z N"/>
          </draw:custom-shape>
          <draw:line draw:style-name="gr53" draw:text-style-name="P14" draw:layer="layout" svg:x1="15.467cm" svg:y1="4.846cm" svg:x2="14.484cm" svg:y2="3.454cm">
            <text:p/>
          </draw:line>
          <draw:line draw:style-name="gr54" draw:text-style-name="P14" draw:layer="layout" svg:x1="15.827cm" svg:y1="4.175cm" svg:x2="14.124cm" svg:y2="4.126cm">
            <text:p/>
          </draw:line>
          <draw:custom-shape draw:style-name="gr55" draw:text-style-name="P15" draw:layer="layout" svg:width="1.321cm" svg:height="0.762cm" draw:transform="rotate (2.64906073867699) translate (15.154cm 4.68cm)">
            <text:p/>
            <draw:enhanced-geometry svg:viewBox="0 0 21600 21600" draw:type="rectangle" draw:enhanced-path="M 0 0 L 21600 0 21600 21600 0 21600 0 0 Z N"/>
          </draw:custom-shape>
        </draw:g>
        <draw:g>
          <draw:custom-shape draw:style-name="gr51" draw:text-style-name="P15" draw:layer="layout" svg:width="1.753cm" svg:height="0.762cm" draw:transform="rotate (0.559901624039782) translate (16.865cm 4.695cm)">
            <text:p/>
            <draw:enhanced-geometry svg:viewBox="0 0 21600 21600" draw:type="rectangle" draw:enhanced-path="M 0 0 L 21600 0 21600 21600 0 21600 0 0 Z N"/>
          </draw:custom-shape>
          <draw:custom-shape draw:style-name="gr52" draw:text-style-name="P20" draw:layer="layout" svg:width="1.524cm" svg:height="0.762cm" draw:transform="rotate (0.559901624039782) translate (17.046cm 4.581cm)">
            <text:p/>
            <draw:enhanced-geometry svg:viewBox="0 0 21600 21600" draw:type="rectangle" draw:enhanced-path="M 0 0 L 21600 0 21600 21600 0 21600 0 0 Z N"/>
          </draw:custom-shape>
          <draw:line draw:style-name="gr53" draw:text-style-name="P14" draw:layer="layout" svg:x1="17.083cm" svg:y1="4.556cm" svg:x2="18.779cm" svg:y2="4.392cm">
            <text:p/>
          </draw:line>
          <draw:line draw:style-name="gr54" draw:text-style-name="P14" draw:layer="layout" svg:x1="17.487cm" svg:y1="5.201cm" svg:x2="18.374cm" svg:y2="3.746cm">
            <text:p/>
          </draw:line>
          <draw:custom-shape draw:style-name="gr55" draw:text-style-name="P15" draw:layer="layout" svg:width="1.321cm" svg:height="0.762cm" draw:transform="rotate (0.559901624039782) translate (17.383cm 4.369cm)">
            <text:p/>
            <draw:enhanced-geometry svg:viewBox="0 0 21600 21600" draw:type="rectangle" draw:enhanced-path="M 0 0 L 21600 0 21600 21600 0 21600 0 0 Z N"/>
          </draw:custom-shape>
        </draw:g>
        <draw:g>
          <draw:g>
            <draw:custom-shape draw:style-name="gr51" draw:text-style-name="P15" draw:layer="layout" svg:width="1.753cm" svg:height="0.762cm" draw:transform="rotate (-0.540353936417443) translate (24.612cm 8.239cm)">
              <text:p/>
              <draw:enhanced-geometry svg:viewBox="0 0 21600 21600" draw:type="rectangle" draw:enhanced-path="M 0 0 L 21600 0 21600 21600 0 21600 0 0 Z N"/>
            </draw:custom-shape>
            <draw:custom-shape draw:style-name="gr52" draw:text-style-name="P20" draw:layer="layout" svg:width="1.524cm" svg:height="0.762cm" draw:transform="rotate (-0.540353936417443) translate (24.797cm 8.349cm)">
              <text:p/>
              <draw:enhanced-geometry svg:viewBox="0 0 21600 21600" draw:type="rectangle" draw:enhanced-path="M 0 0 L 21600 0 21600 21600 0 21600 0 0 Z N"/>
            </draw:custom-shape>
            <draw:line draw:style-name="gr53" draw:text-style-name="P14" draw:layer="layout" svg:x1="24.836cm" svg:y1="8.37cm" svg:x2="25.751cm" svg:y2="9.807cm">
              <text:p/>
            </draw:line>
            <draw:line draw:style-name="gr54" draw:text-style-name="P14" draw:layer="layout" svg:x1="24.444cm" svg:y1="9.024cm" svg:x2="26.143cm" svg:y2="9.155cm">
              <text:p/>
            </draw:line>
            <draw:custom-shape draw:style-name="gr55" draw:text-style-name="P15" draw:layer="layout" svg:width="1.321cm" svg:height="0.762cm" draw:transform="rotate (-0.540353936417443) translate (25.14cm 8.553cm)">
              <text:p/>
              <draw:enhanced-geometry svg:viewBox="0 0 21600 21600" draw:type="rectangle" draw:enhanced-path="M 0 0 L 21600 0 21600 21600 0 21600 0 0 Z N"/>
            </draw:custom-shape>
          </draw:g>
          <draw:custom-shape draw:style-name="gr40" draw:text-style-name="P12" draw:layer="layout" svg:width="0.178cm" svg:height="0.381cm" draw:transform="rotate (-0.540353936417444) translate (25.203cm 8.767cm)">
            <text:p/>
            <draw:enhanced-geometry svg:viewBox="0 0 21600 21600" draw:mirror-horizontal="false" draw:mirror-vertical="false" draw:type="rectangle" draw:enhanced-path="M 0 0 L 21600 0 21600 21600 0 21600 0 0 Z N"/>
          </draw:custom-shape>
          <draw:custom-shape draw:style-name="gr41" draw:text-style-name="P1" draw:layer="layout" svg:width="0.178cm" svg:height="0.305cm" draw:transform="rotate (-0.540353936417444) translate (25.183cm 8.8cm)">
            <text:p/>
            <draw:enhanced-geometry svg:viewBox="0 0 21600 21600" draw:mirror-horizontal="false" draw:mirror-vertical="false" draw:type="rectangle" draw:enhanced-path="M 0 0 L 21600 0 21600 21600 0 21600 0 0 Z N"/>
          </draw:custom-shape>
          <draw:custom-shape draw:style-name="gr42" draw:text-style-name="P3" draw:layer="layout" svg:width="0.178cm" svg:height="0.076cm" draw:transform="rotate (-0.540353936417444) translate (25.124cm 8.899cm)">
            <text:p/>
            <draw:enhanced-geometry svg:viewBox="0 0 21600 21600" draw:mirror-horizontal="false" draw:mirror-vertical="false" draw:type="rectangle" draw:enhanced-path="M 0 0 L 21600 0 21600 21600 0 21600 0 0 Z N"/>
          </draw:custom-shape>
        </draw:g>
        <draw:g>
          <draw:g>
            <draw:custom-shape draw:style-name="gr51" draw:text-style-name="P15" draw:layer="layout" svg:width="1.753cm" svg:height="0.762cm" draw:transform="rotate (-2.57907303567202) translate (21.964cm 12.787cm)">
              <text:p/>
              <draw:enhanced-geometry svg:viewBox="0 0 21600 21600" draw:type="rectangle" draw:enhanced-path="M 0 0 L 21600 0 21600 21600 0 21600 0 0 Z N"/>
            </draw:custom-shape>
            <draw:custom-shape draw:style-name="gr52" draw:text-style-name="P20" draw:layer="layout" svg:width="1.524cm" svg:height="0.762cm" draw:transform="rotate (-2.57907303567202) translate (21.783cm 12.904cm)">
              <text:p/>
              <draw:enhanced-geometry svg:viewBox="0 0 21600 21600" draw:type="rectangle" draw:enhanced-path="M 0 0 L 21600 0 21600 21600 0 21600 0 0 Z N"/>
            </draw:custom-shape>
            <draw:line draw:style-name="gr53" draw:text-style-name="P14" draw:layer="layout" svg:x1="21.746cm" svg:y1="12.931cm" svg:x2="20.05cm" svg:y2="13.099cm">
              <text:p/>
            </draw:line>
            <draw:line draw:style-name="gr54" draw:text-style-name="P14" draw:layer="layout" svg:x1="21.339cm" svg:y1="12.286cm" svg:x2="20.456cm" svg:y2="13.743cm">
              <text:p/>
            </draw:line>
            <draw:custom-shape draw:style-name="gr55" draw:text-style-name="P15" draw:layer="layout" svg:width="1.321cm" svg:height="0.762cm" draw:transform="rotate (-2.57907303567202) translate (21.447cm 13.122cm)">
              <text:p/>
              <draw:enhanced-geometry svg:viewBox="0 0 21600 21600" draw:type="rectangle" draw:enhanced-path="M 0 0 L 21600 0 21600 21600 0 21600 0 0 Z N"/>
            </draw:custom-shape>
          </draw:g>
          <draw:custom-shape draw:style-name="gr40" draw:text-style-name="P12" draw:layer="layout" svg:width="0.178cm" svg:height="0.381cm" draw:transform="rotate (-2.57907303567202) translate (21.225cm 13.081cm)">
            <text:p/>
            <draw:enhanced-geometry svg:viewBox="0 0 21600 21600" draw:mirror-horizontal="false" draw:mirror-vertical="false" draw:type="rectangle" draw:enhanced-path="M 0 0 L 21600 0 21600 21600 0 21600 0 0 Z N"/>
          </draw:custom-shape>
          <draw:custom-shape draw:style-name="gr41" draw:text-style-name="P1" draw:layer="layout" svg:width="0.178cm" svg:height="0.305cm" draw:transform="rotate (-2.57907303567202) translate (21.206cm 13.049cm)">
            <text:p/>
            <draw:enhanced-geometry svg:viewBox="0 0 21600 21600" draw:mirror-horizontal="false" draw:mirror-vertical="false" draw:type="rectangle" draw:enhanced-path="M 0 0 L 21600 0 21600 21600 0 21600 0 0 Z N"/>
          </draw:custom-shape>
          <draw:custom-shape draw:style-name="gr42" draw:text-style-name="P3" draw:layer="layout" svg:width="0.178cm" svg:height="0.076cm" draw:transform="rotate (-2.57907303567202) translate (21.144cm 12.951cm)">
            <text:p/>
            <draw:enhanced-geometry svg:viewBox="0 0 21600 21600" draw:mirror-horizontal="false" draw:mirror-vertical="false" draw:type="rectangle" draw:enhanced-path="M 0 0 L 21600 0 21600 21600 0 21600 0 0 Z N"/>
          </draw:custom-shape>
        </draw:g>
        <draw:g>
          <draw:g>
            <draw:custom-shape draw:style-name="gr51" draw:text-style-name="P15" draw:layer="layout" svg:width="1.753cm" svg:height="0.762cm" svg:x="18.17cm" svg:y="14.521cm">
              <text:p/>
              <draw:enhanced-geometry svg:viewBox="0 0 21600 21600" draw:type="rectangle" draw:enhanced-path="M 0 0 L 21600 0 21600 21600 0 21600 0 0 Z N"/>
            </draw:custom-shape>
            <draw:custom-shape draw:style-name="gr52" draw:text-style-name="P20" draw:layer="layout" svg:width="1.524cm" svg:height="0.762cm" svg:x="18.386cm" svg:y="14.519cm">
              <text:p/>
              <draw:enhanced-geometry svg:viewBox="0 0 21600 21600" draw:type="rectangle" draw:enhanced-path="M 0 0 L 21600 0 21600 21600 0 21600 0 0 Z N"/>
            </draw:custom-shape>
            <draw:line draw:style-name="gr53" draw:text-style-name="P14" draw:layer="layout" svg:x1="18.432cm" svg:y1="14.516cm" svg:x2="19.956cm" svg:y2="15.278cm">
              <text:p/>
            </draw:line>
            <draw:line draw:style-name="gr54" draw:text-style-name="P14" draw:layer="layout" svg:x1="18.432cm" svg:y1="15.278cm" svg:x2="19.956cm" svg:y2="14.516cm">
              <text:p/>
            </draw:line>
            <draw:custom-shape draw:style-name="gr55" draw:text-style-name="P15" draw:layer="layout" svg:width="1.321cm" svg:height="0.762cm" svg:x="18.786cm" svg:y="14.513cm">
              <text:p/>
              <draw:enhanced-geometry svg:viewBox="0 0 21600 21600" draw:type="rectangle" draw:enhanced-path="M 0 0 L 21600 0 21600 21600 0 21600 0 0 Z N"/>
            </draw:custom-shape>
          </draw:g>
          <draw:custom-shape draw:style-name="gr40" draw:text-style-name="P12" draw:layer="layout" svg:width="0.178cm" svg:height="0.381cm" svg:x="18.952cm" svg:y="14.667cm">
            <text:p/>
            <draw:enhanced-geometry svg:viewBox="0 0 21600 21600" draw:mirror-horizontal="false" draw:mirror-vertical="false" draw:type="rectangle" draw:enhanced-path="M 0 0 L 21600 0 21600 21600 0 21600 0 0 Z N"/>
          </draw:custom-shape>
          <draw:custom-shape draw:style-name="gr41" draw:text-style-name="P1" draw:layer="layout" svg:width="0.178cm" svg:height="0.305cm" svg:x="18.951cm" svg:y="14.704cm">
            <text:p/>
            <draw:enhanced-geometry svg:viewBox="0 0 21600 21600" draw:mirror-horizontal="false" draw:mirror-vertical="false" draw:type="rectangle" draw:enhanced-path="M 0 0 L 21600 0 21600 21600 0 21600 0 0 Z N"/>
          </draw:custom-shape>
          <draw:custom-shape draw:style-name="gr42" draw:text-style-name="P3" draw:layer="layout" svg:width="0.178cm" svg:height="0.076cm" svg:x="18.951cm" svg:y="14.82cm">
            <text:p/>
            <draw:enhanced-geometry svg:viewBox="0 0 21600 21600" draw:mirror-horizontal="false" draw:mirror-vertical="false" draw:type="rectangle" draw:enhanced-path="M 0 0 L 21600 0 21600 21600 0 21600 0 0 Z N"/>
          </draw:custom-shape>
        </draw:g>
        <draw:g>
          <draw:custom-shape draw:style-name="gr32" draw:text-style-name="P16" draw:layer="layout" svg:width="1.25cm" svg:height="0.763cm" draw:transform="rotate (-0.261799387799148) translate (2.041cm 17.6cm)">
            <text:p/>
            <draw:enhanced-geometry svg:viewBox="0 0 21600 21600" draw:mirror-horizontal="true" draw:mirror-vertical="false" draw:type="rectangle" draw:enhanced-path="M 0 0 L 21600 0 21600 21600 0 21600 0 0 Z N"/>
          </draw:custom-shape>
          <draw:line draw:style-name="gr33" draw:text-style-name="P14" draw:layer="layout" svg:x1="3.053cm" svg:y1="17.602cm" svg:x2="2.043cm" svg:y2="18.661cm">
            <text:p/>
          </draw:line>
          <draw:line draw:style-name="gr33" draw:text-style-name="P14" draw:layer="layout" svg:x1="3.249cm" svg:y1="18.338cm" svg:x2="1.845cm" svg:y2="17.925cm">
            <text:p/>
          </draw:line>
          <draw:custom-shape draw:style-name="gr34" draw:text-style-name="P15" draw:layer="layout" svg:width="0.865cm" svg:height="0.543cm" draw:transform="rotate (-0.261799387799148) translate (2.195cm 17.758cm)">
            <text:p/>
            <draw:enhanced-geometry svg:viewBox="0 0 21600 21600" draw:mirror-horizontal="true" draw:mirror-vertical="false" draw:type="rectangle" draw:enhanced-path="M 0 0 L 21600 0 21600 21600 0 21600 0 0 Z N"/>
          </draw:custom-shape>
          <draw:custom-shape draw:style-name="gr35" draw:text-style-name="P15" draw:layer="layout" svg:width="0.213cm" svg:height="0.114cm" draw:transform="rotate (-0.261799387799148) translate (2.377cm 17.738cm)">
            <text:p/>
            <draw:enhanced-geometry svg:viewBox="0 0 21600 21600" draw:mirror-horizontal="true" draw:mirror-vertical="false" draw:type="rectangle" draw:enhanced-path="M 0 0 L 21600 0 21600 21600 0 21600 0 0 Z N"/>
          </draw:custom-shape>
          <draw:custom-shape draw:style-name="gr36" draw:text-style-name="P17" draw:layer="layout" svg:width="0.213cm" svg:height="0.114cm" draw:transform="rotate (-0.261799387799148) translate (2.546cm 18.36cm)">
            <text:p/>
            <draw:enhanced-geometry svg:viewBox="0 0 21600 21600" draw:mirror-horizontal="true" draw:mirror-vertical="false" draw:type="rectangle" draw:enhanced-path="M 0 0 L 21600 0 21600 21600 0 21600 0 0 Z N"/>
          </draw:custom-shape>
          <draw:custom-shape draw:style-name="gr56" draw:text-style-name="P18" draw:layer="layout" svg:width="0.214cm" svg:height="0.684cm" draw:transform="rotate (-0.261799387799148) translate (3.379cm 17.546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357cm" svg:height="0.762cm" draw:transform="rotate (-0.261799387799148) translate (3.251cm 17.51cm)">
            <text:p/>
            <draw:enhanced-geometry svg:viewBox="0 0 21600 21600" draw:mirror-horizontal="true" draw:mirror-vertical="false" draw:type="rectangle" draw:enhanced-path="M 0 0 L 21600 0 21600 21600 0 21600 0 0 Z N"/>
          </draw:custom-shape>
          <draw:custom-shape draw:style-name="gr56" draw:text-style-name="P18" draw:layer="layout" svg:width="0.143cm" svg:height="0.685cm" draw:transform="rotate (-0.261799387799148) translate (1.893cm 17.963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0.214cm" svg:height="0.762cm" draw:transform="rotate (-0.261799387799148) translate (1.894cm 17.91cm)">
            <text:p/>
            <draw:enhanced-geometry svg:viewBox="0 0 21600 21600" draw:mirror-horizontal="true" draw:mirror-vertical="false" draw:type="rectangle" draw:enhanced-path="M 0 0 L 21600 0 21600 21600 0 21600 0 0 Z N"/>
          </draw:custom-shape>
        </draw:g>
        <draw:custom-shape draw:style-name="gr2" draw:text-style-name="P2" draw:layer="layout" svg:width="1.016cm" svg:height="0.889cm" svg:x="1.889cm" svg:y="16.74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 draw:text-style-name="P1" draw:layer="layout" svg:width="0.635cm" svg:height="0.508cm" svg:x="8.021cm" svg:y="8.2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0.921cm" svg:y="11.31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0.021cm" svg:y="7.41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5.321cm" svg:y="5.0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6.421cm" svg:y="5.2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6.921cm" svg:y="3.32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3.021cm" svg:y="10.02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2.021cm" svg:y="10.12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2.621cm" svg:y="10.62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7" draw:text-style-name="P1" draw:layer="layout" svg:width="0.305cm" svg:height="4.739cm" svg:x="16.189cm" svg:y="5.93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1" draw:layer="layout" svg:width="0.305cm" svg:height="4.538cm" svg:x="16.189cm" svg:y="11.575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0.508cm" svg:x="16.021cm" svg:y="10.91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4" draw:text-style-name="P3" draw:layer="layout" svg:width="0.635cm" svg:height="0.635cm" svg:x="19.415cm" svg:y="14.58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3" draw:layer="layout" svg:width="0.635cm" svg:height="0.635cm" svg:x="18.018cm" svg:y="3.89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3" draw:layer="layout" svg:width="0.635cm" svg:height="0.635cm" svg:x="14.318cm" svg:y="3.59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59" draw:text-style-name="P21" draw:layer="layout" svg:width="5.207cm" svg:height="7.361cm" svg:x="1cm" svg:y="2.27cm">
          <draw:text-box>
            <text:p text:style-name="P18">Seattle Police Department </text:p>
            <text:p text:style-name="P18">Magikal Enforcement Division Precinct</text:p>
            <text:p text:style-name="P18"/>
            <text:p text:style-name="P18">Underground Parking Complex</text:p>
            <text:p text:style-name="P18">(Starting Area)</text:p>
          </draw:text-box>
        </draw:frame>
        <draw:custom-shape draw:style-name="gr18" draw:text-style-name="P11" draw:layer="layout" svg:width="0.889cm" svg:height="0.889cm" svg:x="20.05cm" svg:y="12.784cm">
          <text:p/>
          <draw:enhanced-geometry svg:viewBox="0 0 640 861" draw:text-areas="257 295 414 566" draw:type="non-primitive" draw:enhanced-path="M 640 233 L 221 293 506 12 367 0 29 406 431 347 145 645 99 520 0 861 326 765 209 711 640 233 640 233 Z N"/>
        </draw:custom-shape>
        <draw:custom-shape draw:style-name="gr18" draw:text-style-name="P11" draw:layer="layout" svg:width="0.889cm" svg:height="0.889cm" svg:x="11.795cm" svg:y="12.557cm">
          <text:p/>
          <draw:enhanced-geometry svg:viewBox="0 0 640 861" draw:text-areas="257 295 414 566" draw:type="non-primitive" draw:enhanced-path="M 640 233 L 221 293 506 12 367 0 29 406 431 347 145 645 99 520 0 861 326 765 209 711 640 233 640 233 Z N"/>
        </draw:custom-shape>
        <draw:custom-shape draw:style-name="gr18" draw:text-style-name="P11" draw:layer="layout" svg:width="0.889cm" svg:height="0.889cm" svg:x="17.383cm" svg:y="4.175cm">
          <text:p/>
          <draw:enhanced-geometry svg:viewBox="0 0 640 861" draw:text-areas="257 295 414 566" draw:type="non-primitive" draw:enhanced-path="M 640 233 L 221 293 506 12 367 0 29 406 431 347 145 645 99 520 0 861 326 765 209 711 640 233 640 233 Z N"/>
        </draw:custom-shape>
        <draw:custom-shape draw:style-name="gr60" draw:text-style-name="P12" draw:layer="layout" svg:width="0.762cm" svg:height="0.762cm" svg:x="3.186cm" svg:y="16.4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3" draw:style-name="dp1" draw:master-page-name="Default">
        <draw:custom-shape draw:style-name="gr61" draw:text-style-name="P22" draw:layer="layout" svg:width="24.638cm" svg:height="16.613cm" svg:x="1.508cm" svg:y="1.267cm">
          <text:p/>
          <draw:enhanced-geometry svg:viewBox="0 0 21600 21600" draw:type="rectangle" draw:enhanced-path="M 0 0 L 21600 0 21600 21600 0 21600 0 0 Z N"/>
        </draw:custom-shape>
        <draw:custom-shape draw:style-name="gr28" draw:text-style-name="P15" draw:layer="layout" svg:width="1.016cm" svg:height="1.016cm" draw:transform="rotate (-3.14159265358979) translate (18.681cm 3.233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8" draw:text-style-name="P15" draw:layer="layout" svg:width="1.016cm" svg:height="1.016cm" draw:transform="rotate (-1.5707963267949) translate (15.181cm 2.216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10" draw:layer="layout" svg:width="5.207cm" svg:height="1.397cm" svg:x="13.859cm" svg:y="1.255cm">
          <text:p/>
          <draw:enhanced-geometry svg:viewBox="0 0 21600 21600" draw:type="rectangle" draw:enhanced-path="M 0 0 L 21600 0 21600 21600 0 21600 0 0 Z N"/>
        </draw:custom-shape>
        <draw:custom-shape draw:style-name="gr63" draw:text-style-name="P14" draw:layer="layout" svg:width="1.905cm" svg:height="1.27cm" svg:x="15.483cm" svg:y="1.328cm">
          <text:p/>
          <draw:enhanced-geometry svg:viewBox="0 0 21600 21600" draw:type="rectangle" draw:enhanced-path="M 0 0 L 21600 0 21600 21600 0 21600 0 0 Z N"/>
        </draw:custom-shape>
        <draw:line draw:style-name="gr31" draw:text-style-name="P14" draw:layer="layout" svg:x1="15.788cm" svg:y1="2.625cm" svg:x2="17.109cm" svg:y2="2.625cm">
          <text:p/>
        </draw:line>
        <draw:g>
          <draw:custom-shape draw:style-name="gr14" draw:text-style-name="P8" draw:layer="layout" svg:width="1.565cm" svg:height="1.524cm" svg:x="13.843cm" svg:y="1.3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4.514cm" svg:y="1.7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3.832cm" svg:y="1.6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4" draw:text-style-name="P8" draw:layer="layout" svg:width="1.565cm" svg:height="1.524cm" svg:x="17.443cm" svg:y="1.3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8.114cm" svg:y="1.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7.432cm" svg:y="1.6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4" draw:text-style-name="P22" draw:layer="layout" svg:width="6.604cm" svg:height="6.858cm" svg:x="10.652cm" svg:y="10.51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5" draw:text-style-name="P22" draw:layer="layout" svg:width="6.604cm" svg:height="8.001cm" draw:transform="rotate (1.5707963267949) translate (9.763cm 11.603cm)">
          <text:p/>
          <draw:enhanced-geometry svg:viewBox="0 0 21600 21600" draw:type="rectangle" draw:enhanced-path="M 0 0 L 21600 0 21600 21600 0 21600 0 0 Z N"/>
        </draw:custom-shape>
        <draw:custom-shape draw:style-name="gr66" draw:text-style-name="P15" draw:layer="layout" svg:width="1.524cm" svg:height="0.635cm" draw:transform="rotate (2.03435577612459) translate (16.159cm 13.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6" draw:text-style-name="P15" draw:layer="layout" svg:width="1.524cm" svg:height="0.635cm" draw:transform="rotate (-1.1072368774652) translate (11.749cm 11.902cm)">
          <text:p/>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67" draw:text-style-name="P23" draw:layer="layout" svg:width="0.569cm" svg:height="0.537cm" draw:transform="rotate (0.833045651976893) translate (20.413cm 6.247cm)">
            <text:p/>
            <draw:enhanced-geometry svg:viewBox="0 0 21600 21600" draw:mirror-vertical="true" draw:type="rectangle" draw:enhanced-path="M 0 0 L 21600 0 21600 21600 0 21600 0 0 Z N"/>
          </draw:custom-shape>
          <draw:custom-shape draw:style-name="gr68" draw:text-style-name="P23" draw:layer="layout" svg:width="0.114cm" svg:height="0.537cm" draw:transform="rotate (0.833045651976893) translate (20.712cm 6.24cm)">
            <text:p/>
            <draw:enhanced-geometry svg:viewBox="0 0 21600 21600" draw:mirror-vertical="true" draw:type="rectangle" draw:enhanced-path="M 0 0 L 21600 0 21600 21600 0 21600 0 0 Z N"/>
          </draw:custom-shape>
        </draw:g>
        <draw:custom-shape draw:style-name="gr69" draw:text-style-name="P23" draw:layer="layout" svg:width="1.905cm" svg:height="0.762cm" svg:x="19.669cm" svg:y="5.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3" draw:layer="layout" svg:width="1.905cm" svg:height="0.762cm" svg:x="19.669cm" svg:y="7.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3" draw:layer="layout" svg:width="1.905cm" svg:height="0.762cm" svg:x="19.669cm" svg:y="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1.5707963267949) translate (20.304cm 10.08cm)">
            <text:p/>
            <draw:enhanced-geometry svg:viewBox="0 0 21600 21600" draw:type="rectangle" draw:enhanced-path="M 0 0 L 21600 0 21600 21600 0 21600 0 0 Z N"/>
          </draw:custom-shape>
          <draw:custom-shape draw:style-name="gr68" draw:text-style-name="P23" draw:layer="layout" svg:width="0.114cm" svg:height="0.536cm" draw:transform="rotate (1.5707963267949) translate (20.304cm 9.632cm)">
            <text:p/>
            <draw:enhanced-geometry svg:viewBox="0 0 21600 21600" draw:type="rectangle" draw:enhanced-path="M 0 0 L 21600 0 21600 21600 0 21600 0 0 Z N"/>
          </draw:custom-shape>
        </draw:g>
        <draw:custom-shape draw:style-name="gr69" draw:text-style-name="P23" draw:layer="layout" svg:width="1.905cm" svg:height="0.762cm" svg:x="19.669cm" svg:y="9.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3" draw:layer="layout" svg:width="1.905cm" svg:height="0.762cm" svg:x="22.869cm" svg:y="5.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1.5707963267949) translate (23.504cm 7.282cm)">
            <text:p/>
            <draw:enhanced-geometry svg:viewBox="0 0 21600 21600" draw:type="rectangle" draw:enhanced-path="M 0 0 L 21600 0 21600 21600 0 21600 0 0 Z N"/>
          </draw:custom-shape>
          <draw:custom-shape draw:style-name="gr68" draw:text-style-name="P23" draw:layer="layout" svg:width="0.114cm" svg:height="0.536cm" draw:transform="rotate (1.5707963267949) translate (23.504cm 6.834cm)">
            <text:p/>
            <draw:enhanced-geometry svg:viewBox="0 0 21600 21600" draw:type="rectangle" draw:enhanced-path="M 0 0 L 21600 0 21600 21600 0 21600 0 0 Z N"/>
          </draw:custom-shape>
        </draw:g>
        <draw:custom-shape draw:style-name="gr69" draw:text-style-name="P23" draw:layer="layout" svg:width="1.905cm" svg:height="0.762cm" svg:x="22.869cm" svg:y="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1.5707963267949) translate (23.504cm 8.981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5707963267949) translate (23.504cm 8.975cm)">
            <text:p/>
            <draw:enhanced-geometry svg:viewBox="0 0 21600 21600" draw:mirror-vertical="true" draw:type="rectangle" draw:enhanced-path="M 0 0 L 21600 0 21600 21600 0 21600 0 0 Z N"/>
          </draw:custom-shape>
        </draw:g>
        <draw:custom-shape draw:style-name="gr69" draw:text-style-name="P23" draw:layer="layout" svg:width="1.905cm" svg:height="0.762cm" svg:x="22.869cm" svg:y="7.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1.00408791867234) translate (23.393cm 9.893cm)">
            <text:p/>
            <draw:enhanced-geometry svg:viewBox="0 0 21600 21600" draw:type="rectangle" draw:enhanced-path="M 0 0 L 21600 0 21600 21600 0 21600 0 0 Z N"/>
          </draw:custom-shape>
          <draw:custom-shape draw:style-name="gr68" draw:text-style-name="P23" draw:layer="layout" svg:width="0.114cm" svg:height="0.536cm" draw:transform="rotate (1.00408791867234) translate (23.633cm 9.515cm)">
            <text:p/>
            <draw:enhanced-geometry svg:viewBox="0 0 21600 21600" draw:type="rectangle" draw:enhanced-path="M 0 0 L 21600 0 21600 21600 0 21600 0 0 Z N"/>
          </draw:custom-shape>
        </draw:g>
        <draw:custom-shape draw:style-name="gr69" draw:text-style-name="P23" draw:layer="layout" svg:width="1.905cm" svg:height="0.762cm" svg:x="22.869cm" svg:y="9.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2" draw:layer="layout" svg:width="6.096cm" svg:height="8.179cm" draw:transform="rotate (1.5707963267949) translate (17.764cm 17.662cm)">
          <text:p/>
          <draw:enhanced-geometry svg:viewBox="0 0 21600 21600" draw:type="rectangle" draw:enhanced-path="M 0 0 L 21600 0 21600 21600 0 21600 0 0 Z N"/>
        </draw:custom-shape>
        <draw:custom-shape draw:style-name="gr71" draw:text-style-name="P22" draw:layer="layout" svg:width="6.604cm" svg:height="1.778cm" draw:transform="rotate (1.5707963267949) translate (17.764cm 11.603cm)">
          <text:p/>
          <draw:enhanced-geometry svg:viewBox="0 0 21600 21600" draw:mirror-vertical="true" draw:type="rectangle" draw:enhanced-path="M 0 0 L 21600 0 21600 21600 0 21600 0 0 Z N"/>
        </draw:custom-shape>
        <draw:custom-shape draw:style-name="gr72" draw:text-style-name="P22" draw:layer="layout" svg:width="7.939cm" svg:height="1.575cm" draw:transform="rotate (1.5707963267949) translate (17.864cm 12.537cm)">
          <text:p/>
          <draw:enhanced-geometry svg:viewBox="0 0 21600 21600" draw:mirror-vertical="true" draw:type="rectangle" draw:enhanced-path="M 0 0 L 21600 0 21600 21600 0 21600 0 0 Z N"/>
        </draw:custom-shape>
        <draw:custom-shape draw:style-name="gr73" draw:text-style-name="P22" draw:layer="layout" svg:width="16.129cm" svg:height="8.128cm" draw:transform="rotate (1.5707963267949) translate (1.635cm 17.585cm)">
          <text:p/>
          <draw:enhanced-geometry svg:viewBox="0 0 21600 21600" draw:mirror-vertical="true" draw:type="rectangle" draw:enhanced-path="M 0 0 L 21600 0 21600 21600 0 21600 0 0 Z N"/>
        </draw:custom-shape>
        <draw:custom-shape draw:style-name="gr74" draw:text-style-name="P22" draw:layer="layout" svg:width="6.096cm" svg:height="6.401cm" draw:transform="rotate (1.5707963267949) translate (19.542cm 17.662cm)">
          <text:p/>
          <draw:enhanced-geometry svg:viewBox="0 0 21600 21600" draw:type="rectangle" draw:enhanced-path="M 0 0 L 21600 0 21600 21600 0 21600 0 0 Z N"/>
        </draw:custom-shape>
        <draw:custom-shape draw:style-name="gr75" draw:text-style-name="P22" draw:layer="layout" svg:width="3.302cm" svg:height="2.591cm" draw:transform="rotate (1.5707963267949) translate (7.934cm 4.861cm)">
          <text:p/>
          <draw:enhanced-geometry svg:viewBox="0 0 21600 21600" draw:mirror-vertical="true" draw:type="rectangle" draw:enhanced-path="M 0 0 L 21600 0 21600 21600 0 21600 0 0 Z N"/>
        </draw:custom-shape>
        <draw:custom-shape draw:style-name="gr76" draw:text-style-name="P22" draw:layer="layout" svg:width="10.033cm" svg:height="5.941cm" draw:transform="rotate (1.5707963267949) translate (1.661cm 11.541cm)">
          <text:p/>
          <draw:enhanced-geometry svg:viewBox="0 0 21600 21600" draw:mirror-horizontal="true" draw:type="rectangle" draw:enhanced-path="M 0 0 L 21600 0 21600 21600 0 21600 0 0 Z N"/>
        </draw:custom-shape>
        <draw:custom-shape draw:style-name="gr77" draw:text-style-name="P23" draw:layer="layout" svg:width="1.397cm" svg:height="2.921cm" svg:x="1.762cm" svg:y="12.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2.30994326501449) translate (4.537cm 13.947cm)">
            <text:p/>
            <draw:enhanced-geometry svg:viewBox="0 0 21600 21600" draw:type="rectangle" draw:enhanced-path="M 0 0 L 21600 0 21600 21600 0 21600 0 0 Z N"/>
          </draw:custom-shape>
          <draw:custom-shape draw:style-name="gr68" draw:text-style-name="P23" draw:layer="layout" svg:width="0.114cm" svg:height="0.536cm" draw:transform="rotate (2.30994326501449) translate (4.236cm 13.617cm)">
            <text:p/>
            <draw:enhanced-geometry svg:viewBox="0 0 21600 21600" draw:type="rectangle" draw:enhanced-path="M 0 0 L 21600 0 21600 21600 0 21600 0 0 Z N"/>
          </draw:custom-shape>
        </draw:g>
        <draw:g>
          <draw:custom-shape draw:style-name="gr67" draw:text-style-name="P23" draw:layer="layout" svg:width="0.569cm" svg:height="0.536cm" svg:x="3.86cm" svg:y="13.79cm">
            <text:p/>
            <draw:enhanced-geometry svg:viewBox="0 0 21600 21600" draw:type="rectangle" draw:enhanced-path="M 0 0 L 21600 0 21600 21600 0 21600 0 0 Z N"/>
          </draw:custom-shape>
          <draw:custom-shape draw:style-name="gr68" draw:text-style-name="P23" draw:layer="layout" svg:width="0.114cm" svg:height="0.536cm" svg:x="4.308cm" svg:y="13.79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1.39102741383948) translate (3.831cm 14.991cm)">
            <text:p/>
            <draw:enhanced-geometry svg:viewBox="0 0 21600 21600" draw:type="rectangle" draw:enhanced-path="M 0 0 L 21600 0 21600 21600 0 21600 0 0 Z N"/>
          </draw:custom-shape>
          <draw:custom-shape draw:style-name="gr68" draw:text-style-name="P23" draw:layer="layout" svg:width="0.114cm" svg:height="0.536cm" draw:transform="rotate (1.39102741383948) translate (3.908cm 14.549cm)">
            <text:p/>
            <draw:enhanced-geometry svg:viewBox="0 0 21600 21600" draw:type="rectangle" draw:enhanced-path="M 0 0 L 21600 0 21600 21600 0 21600 0 0 Z N"/>
          </draw:custom-shape>
        </draw:g>
        <draw:g>
          <draw:custom-shape draw:style-name="gr67" draw:text-style-name="P23" draw:layer="layout" svg:width="0.569cm" svg:height="0.536cm" svg:x="3.86cm" svg:y="15.19cm">
            <text:p/>
            <draw:enhanced-geometry svg:viewBox="0 0 21600 21600" draw:type="rectangle" draw:enhanced-path="M 0 0 L 21600 0 21600 21600 0 21600 0 0 Z N"/>
          </draw:custom-shape>
          <draw:custom-shape draw:style-name="gr68" draw:text-style-name="P23" draw:layer="layout" svg:width="0.114cm" svg:height="0.536cm" svg:x="4.308cm" svg:y="15.19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1.71269159498204) translate (5.295cm 12.307cm)">
            <text:p/>
            <draw:enhanced-geometry svg:viewBox="0 0 21600 21600" draw:type="rectangle" draw:enhanced-path="M 0 0 L 21600 0 21600 21600 0 21600 0 0 Z N"/>
          </draw:custom-shape>
          <draw:custom-shape draw:style-name="gr68" draw:text-style-name="P23" draw:layer="layout" svg:width="0.114cm" svg:height="0.536cm" draw:transform="rotate (1.71269159498204) translate (5.232cm 11.864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0.804945851019784) translate (4.841cm 13.669cm)">
            <text:p/>
            <draw:enhanced-geometry svg:viewBox="0 0 21600 21600" draw:type="rectangle" draw:enhanced-path="M 0 0 L 21600 0 21600 21600 0 21600 0 0 Z N"/>
          </draw:custom-shape>
          <draw:custom-shape draw:style-name="gr68" draw:text-style-name="P23" draw:layer="layout" svg:width="0.114cm" svg:height="0.536cm" draw:transform="rotate (-0.804945851019784) translate (5.151cm 13.991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0.915076126820627) translate (5.084cm 14.269cm)">
            <text:p/>
            <draw:enhanced-geometry svg:viewBox="0 0 21600 21600" draw:type="rectangle" draw:enhanced-path="M 0 0 L 21600 0 21600 21600 0 21600 0 0 Z N"/>
          </draw:custom-shape>
          <draw:custom-shape draw:style-name="gr68" draw:text-style-name="P23" draw:layer="layout" svg:width="0.114cm" svg:height="0.536cm" draw:transform="rotate (-0.915076126820627) translate (5.357cm 14.625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1.83992609745242) translate (4.462cm 15.601cm)">
            <text:p/>
            <draw:enhanced-geometry svg:viewBox="0 0 21600 21600" draw:type="rectangle" draw:enhanced-path="M 0 0 L 21600 0 21600 21600 0 21600 0 0 Z N"/>
          </draw:custom-shape>
          <draw:custom-shape draw:style-name="gr68" draw:text-style-name="P23" draw:layer="layout" svg:width="0.114cm" svg:height="0.536cm" draw:transform="rotate (1.83992609745242) translate (4.341cm 15.171cm)">
            <text:p/>
            <draw:enhanced-geometry svg:viewBox="0 0 21600 21600" draw:type="rectangle" draw:enhanced-path="M 0 0 L 21600 0 21600 21600 0 21600 0 0 Z N"/>
          </draw:custom-shape>
        </draw:g>
        <draw:g>
          <draw:custom-shape draw:style-name="gr67" draw:text-style-name="P23" draw:layer="layout" svg:width="0.569cm" svg:height="0.536cm" svg:x="5.96cm" svg:y="12.09cm">
            <text:p/>
            <draw:enhanced-geometry svg:viewBox="0 0 21600 21600" draw:type="rectangle" draw:enhanced-path="M 0 0 L 21600 0 21600 21600 0 21600 0 0 Z N"/>
          </draw:custom-shape>
          <draw:custom-shape draw:style-name="gr68" draw:text-style-name="P23" draw:layer="layout" svg:width="0.114cm" svg:height="0.536cm" svg:x="6.408cm" svg:y="12.09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0.973370123837239) translate (6.268cm 12.938cm)">
            <text:p/>
            <draw:enhanced-geometry svg:viewBox="0 0 21600 21600" draw:type="rectangle" draw:enhanced-path="M 0 0 L 21600 0 21600 21600 0 21600 0 0 Z N"/>
          </draw:custom-shape>
          <draw:custom-shape draw:style-name="gr68" draw:text-style-name="P23" draw:layer="layout" svg:width="0.114cm" svg:height="0.536cm" draw:transform="rotate (-0.973370123837239) translate (6.519cm 13.311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2.52601502641139) translate (7.052cm 12.942cm)">
            <text:p/>
            <draw:enhanced-geometry svg:viewBox="0 0 21600 21600" draw:type="rectangle" draw:enhanced-path="M 0 0 L 21600 0 21600 21600 0 21600 0 0 Z N"/>
          </draw:custom-shape>
          <draw:custom-shape draw:style-name="gr68" draw:text-style-name="P23" draw:layer="layout" svg:width="0.114cm" svg:height="0.536cm" draw:transform="rotate (2.52601502641139) translate (6.685cm 12.683cm)">
            <text:p/>
            <draw:enhanced-geometry svg:viewBox="0 0 21600 21600" draw:type="rectangle" draw:enhanced-path="M 0 0 L 21600 0 21600 21600 0 21600 0 0 Z N"/>
          </draw:custom-shape>
        </draw:g>
        <draw:g>
          <draw:custom-shape draw:style-name="gr67" draw:text-style-name="P23" draw:layer="layout" svg:width="0.569cm" svg:height="0.536cm" svg:x="5.318cm" svg:y="12.656cm">
            <text:p/>
            <draw:enhanced-geometry svg:viewBox="0 0 21600 21600" draw:type="rectangle" draw:enhanced-path="M 0 0 L 21600 0 21600 21600 0 21600 0 0 Z N"/>
          </draw:custom-shape>
          <draw:custom-shape draw:style-name="gr68" draw:text-style-name="P23" draw:layer="layout" svg:width="0.114cm" svg:height="0.536cm" svg:x="5.766cm" svg:y="12.656cm">
            <text:p/>
            <draw:enhanced-geometry svg:viewBox="0 0 21600 21600" draw:type="rectangle" draw:enhanced-path="M 0 0 L 21600 0 21600 21600 0 21600 0 0 Z N"/>
          </draw:custom-shape>
        </draw:g>
        <draw:g>
          <draw:custom-shape draw:style-name="gr67" draw:text-style-name="P23" draw:layer="layout" svg:width="0.569cm" svg:height="0.536cm" svg:x="6.76cm" svg:y="13.09cm">
            <text:p/>
            <draw:enhanced-geometry svg:viewBox="0 0 21600 21600" draw:type="rectangle" draw:enhanced-path="M 0 0 L 21600 0 21600 21600 0 21600 0 0 Z N"/>
          </draw:custom-shape>
          <draw:custom-shape draw:style-name="gr68" draw:text-style-name="P23" draw:layer="layout" svg:width="0.114cm" svg:height="0.536cm" svg:x="7.208cm" svg:y="13.09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2.57470971254203) translate (6.588cm 15.173cm)">
            <text:p/>
            <draw:enhanced-geometry svg:viewBox="0 0 21600 21600" draw:type="rectangle" draw:enhanced-path="M 0 0 L 21600 0 21600 21600 0 21600 0 0 Z N"/>
          </draw:custom-shape>
          <draw:custom-shape draw:style-name="gr68" draw:text-style-name="P23" draw:layer="layout" svg:width="0.114cm" svg:height="0.536cm" draw:transform="rotate (-2.57470971254203) translate (6.21cm 15.412cm)">
            <text:p/>
            <draw:enhanced-geometry svg:viewBox="0 0 21600 21600" draw:type="rectangle" draw:enhanced-path="M 0 0 L 21600 0 21600 21600 0 21600 0 0 Z N"/>
          </draw:custom-shape>
        </draw:g>
        <draw:g>
          <draw:custom-shape draw:style-name="gr67" draw:text-style-name="P23" draw:layer="layout" svg:width="0.569cm" svg:height="0.536cm" svg:x="6.56cm" svg:y="14.59cm">
            <text:p/>
            <draw:enhanced-geometry svg:viewBox="0 0 21600 21600" draw:type="rectangle" draw:enhanced-path="M 0 0 L 21600 0 21600 21600 0 21600 0 0 Z N"/>
          </draw:custom-shape>
          <draw:custom-shape draw:style-name="gr68" draw:text-style-name="P23" draw:layer="layout" svg:width="0.114cm" svg:height="0.536cm" svg:x="7.008cm" svg:y="14.59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0.764977811149114) translate (6.94cm 15.205cm)">
            <text:p/>
            <draw:enhanced-geometry svg:viewBox="0 0 21600 21600" draw:type="rectangle" draw:enhanced-path="M 0 0 L 21600 0 21600 21600 0 21600 0 0 Z N"/>
          </draw:custom-shape>
          <draw:custom-shape draw:style-name="gr68" draw:text-style-name="P23" draw:layer="layout" svg:width="0.114cm" svg:height="0.536cm" draw:transform="rotate (-0.764977811149114) translate (7.263cm 15.515cm)">
            <text:p/>
            <draw:enhanced-geometry svg:viewBox="0 0 21600 21600" draw:type="rectangle" draw:enhanced-path="M 0 0 L 21600 0 21600 21600 0 21600 0 0 Z N"/>
          </draw:custom-shape>
        </draw:g>
        <draw:custom-shape draw:style-name="gr78" draw:text-style-name="P23" draw:layer="layout" svg:width="0.508cm" svg:height="1.016cm" svg:x="2.524cm" svg:y="13.954cm">
          <text:p/>
          <draw:enhanced-geometry svg:viewBox="0 0 21600 21600" draw:type="rectangle" draw:enhanced-path="M 0 0 L 21600 0 21600 21600 0 21600 0 0 Z N"/>
        </draw:custom-shape>
        <draw:g>
          <draw:custom-shape draw:style-name="gr67" draw:text-style-name="P23" draw:layer="layout" svg:width="0.569cm" svg:height="0.536cm" draw:transform="rotate (2.52828395443899) translate (20.144cm 7.002cm)">
            <text:p/>
            <draw:enhanced-geometry svg:viewBox="0 0 21600 21600" draw:type="rectangle" draw:enhanced-path="M 0 0 L 21600 0 21600 21600 0 21600 0 0 Z N"/>
          </draw:custom-shape>
          <draw:custom-shape draw:style-name="gr68" draw:text-style-name="P23" draw:layer="layout" svg:width="0.114cm" svg:height="0.536cm" draw:transform="rotate (2.52828395443899) translate (19.778cm 6.744cm)">
            <text:p/>
            <draw:enhanced-geometry svg:viewBox="0 0 21600 21600" draw:type="rectangle" draw:enhanced-path="M 0 0 L 21600 0 21600 21600 0 21600 0 0 Z N"/>
          </draw:custom-shape>
        </draw:g>
        <draw:g>
          <draw:custom-shape draw:style-name="gr67" draw:text-style-name="P23" draw:layer="layout" svg:width="0.569cm" svg:height="0.536cm" draw:transform="rotate (2.52828395443899) translate (20.134cm 9.509cm)">
            <text:p/>
            <draw:enhanced-geometry svg:viewBox="0 0 21600 21600" draw:type="rectangle" draw:enhanced-path="M 0 0 L 21600 0 21600 21600 0 21600 0 0 Z N"/>
          </draw:custom-shape>
          <draw:custom-shape draw:style-name="gr68" draw:text-style-name="P23" draw:layer="layout" svg:width="0.114cm" svg:height="0.536cm" draw:transform="rotate (2.52828395443899) translate (19.768cm 9.251cm)">
            <text:p/>
            <draw:enhanced-geometry svg:viewBox="0 0 21600 21600" draw:type="rectangle" draw:enhanced-path="M 0 0 L 21600 0 21600 21600 0 21600 0 0 Z N"/>
          </draw:custom-shape>
        </draw:g>
        <draw:g>
          <draw:custom-shape draw:style-name="gr67" draw:text-style-name="P23" draw:layer="layout" svg:width="0.569cm" svg:height="0.537cm" draw:transform="rotate (0.833045651976893) translate (24.502cm 6.52cm)">
            <text:p/>
            <draw:enhanced-geometry svg:viewBox="0 0 21600 21600" draw:mirror-vertical="true" draw:type="rectangle" draw:enhanced-path="M 0 0 L 21600 0 21600 21600 0 21600 0 0 Z N"/>
          </draw:custom-shape>
          <draw:custom-shape draw:style-name="gr68" draw:text-style-name="P23" draw:layer="layout" svg:width="0.114cm" svg:height="0.537cm" draw:transform="rotate (0.833045651976893) translate (24.801cm 6.513cm)">
            <text:p/>
            <draw:enhanced-geometry svg:viewBox="0 0 21600 21600" draw:mirror-vertical="true" draw:type="rectangle" draw:enhanced-path="M 0 0 L 21600 0 21600 21600 0 21600 0 0 Z N"/>
          </draw:custom-shape>
        </draw:g>
        <draw:custom-shape draw:style-name="gr79" draw:text-style-name="P22" draw:layer="layout" svg:width="2.605cm" svg:height="5.969cm" draw:transform="rotate (1.5707963267949) translate (9.763cm 7.604cm)">
          <text:p/>
          <draw:enhanced-geometry svg:viewBox="0 0 21600 21600" draw:type="rectangle" draw:enhanced-path="M 0 0 L 21600 0 21600 21600 0 21600 0 0 Z N"/>
        </draw:custom-shape>
        <draw:custom-shape draw:style-name="gr80" draw:text-style-name="P22" draw:layer="layout" svg:width="3.302cm" svg:height="5.969cm" draw:transform="rotate (1.5707963267949) translate (9.763cm 8.302cm)">
          <text:p/>
          <draw:enhanced-geometry svg:viewBox="0 0 21600 21600" draw:type="rectangle" draw:enhanced-path="M 0 0 L 21600 0 21600 21600 0 21600 0 0 Z N"/>
        </draw:custom-shape>
        <draw:custom-shape draw:style-name="gr81" draw:text-style-name="P22" draw:layer="layout" svg:width="3.302cm" svg:height="6.096cm" draw:transform="rotate (1.5707963267949) translate (11.668cm 11.576cm)">
          <text:p/>
          <draw:enhanced-geometry svg:viewBox="0 0 21600 21600" draw:type="rectangle" draw:enhanced-path="M 0 0 L 21600 0 21600 21600 0 21600 0 0 Z N"/>
        </draw:custom-shape>
        <draw:custom-shape draw:style-name="gr82" draw:text-style-name="P22" draw:layer="layout" svg:width="7.493cm" svg:height="2.424cm" svg:x="10.017cm" svg:y="17.88cm">
          <text:p/>
          <draw:enhanced-geometry svg:viewBox="0 0 21600 21600" draw:mirror-vertical="true" draw:type="rectangle" draw:enhanced-path="M 0 0 L 21600 0 21600 21600 0 21600 0 0 Z N"/>
        </draw:custom-shape>
        <draw:custom-shape draw:style-name="gr83" draw:text-style-name="P13" draw:layer="layout" svg:width="2.54cm" svg:height="0.508cm" svg:x="4.91cm" svg:y="2.751cm">
          <text:p/>
          <draw:enhanced-geometry svg:viewBox="0 0 21600 21600" draw:type="rectangle" draw:enhanced-path="M 0 0 L 21600 0 21600 21600 0 21600 0 0 Z N"/>
        </draw:custom-shape>
        <draw:custom-shape draw:style-name="gr83" draw:text-style-name="P13" draw:layer="layout" svg:width="2.54cm" svg:height="0.508cm" svg:x="4.91cm" svg:y="4.551cm">
          <text:p/>
          <draw:enhanced-geometry svg:viewBox="0 0 21600 21600" draw:type="rectangle" draw:enhanced-path="M 0 0 L 21600 0 21600 21600 0 21600 0 0 Z N"/>
        </draw:custom-shape>
        <draw:custom-shape draw:style-name="gr83" draw:text-style-name="P13" draw:layer="layout" svg:width="2.54cm" svg:height="0.508cm" svg:x="4.91cm" svg:y="5.551cm">
          <text:p/>
          <draw:enhanced-geometry svg:viewBox="0 0 21600 21600" draw:type="rectangle" draw:enhanced-path="M 0 0 L 21600 0 21600 21600 0 21600 0 0 Z N"/>
        </draw:custom-shape>
        <draw:custom-shape draw:style-name="gr83" draw:text-style-name="P13" draw:layer="layout" svg:width="2.54cm" svg:height="0.508cm" svg:x="4.91cm" svg:y="6.651cm">
          <text:p/>
          <draw:enhanced-geometry svg:viewBox="0 0 21600 21600" draw:type="rectangle" draw:enhanced-path="M 0 0 L 21600 0 21600 21600 0 21600 0 0 Z N"/>
        </draw:custom-shape>
        <draw:custom-shape draw:style-name="gr83" draw:text-style-name="P13" draw:layer="layout" svg:width="2.54cm" svg:height="0.508cm" svg:x="4.91cm" svg:y="1.651cm">
          <text:p/>
          <draw:enhanced-geometry svg:viewBox="0 0 21600 21600" draw:type="rectangle" draw:enhanced-path="M 0 0 L 21600 0 21600 21600 0 21600 0 0 Z N"/>
        </draw:custom-shape>
        <draw:custom-shape draw:style-name="gr83" draw:text-style-name="P13" draw:layer="layout" svg:width="2.54cm" svg:height="0.508cm" svg:x="4.91cm" svg:y="7.651cm">
          <text:p/>
          <draw:enhanced-geometry svg:viewBox="0 0 21600 21600" draw:type="rectangle" draw:enhanced-path="M 0 0 L 21600 0 21600 21600 0 21600 0 0 Z N"/>
        </draw:custom-shape>
        <draw:custom-shape draw:style-name="gr83" draw:text-style-name="P13" draw:layer="layout" svg:width="2.54cm" svg:height="0.508cm" svg:x="4.91cm" svg:y="8.651cm">
          <text:p/>
          <draw:enhanced-geometry svg:viewBox="0 0 21600 21600" draw:type="rectangle" draw:enhanced-path="M 0 0 L 21600 0 21600 21600 0 21600 0 0 Z N"/>
        </draw:custom-shape>
        <draw:custom-shape draw:style-name="gr83" draw:text-style-name="P13" draw:layer="layout" svg:width="2.54cm" svg:height="0.508cm" svg:x="4.91cm" svg:y="9.751cm">
          <text:p/>
          <draw:enhanced-geometry svg:viewBox="0 0 21600 21600" draw:type="rectangle" draw:enhanced-path="M 0 0 L 21600 0 21600 21600 0 21600 0 0 Z N"/>
        </draw:custom-shape>
        <draw:custom-shape draw:style-name="gr83" draw:text-style-name="P13" draw:layer="layout" svg:width="2.54cm" svg:height="0.508cm" svg:x="4.91cm" svg:y="10.851cm">
          <text:p/>
          <draw:enhanced-geometry svg:viewBox="0 0 21600 21600" draw:type="rectangle" draw:enhanced-path="M 0 0 L 21600 0 21600 21600 0 21600 0 0 Z N"/>
        </draw:custom-shape>
        <draw:custom-shape draw:style-name="gr84" draw:text-style-name="P13" draw:layer="layout" svg:width="1.727cm" svg:height="0.508cm" svg:x="1.71cm" svg:y="9.751cm">
          <text:p/>
          <draw:enhanced-geometry svg:viewBox="0 0 21600 21600" draw:type="rectangle" draw:enhanced-path="M 0 0 L 21600 0 21600 21600 0 21600 0 0 Z N"/>
        </draw:custom-shape>
        <draw:custom-shape draw:style-name="gr84" draw:text-style-name="P13" draw:layer="layout" svg:width="1.727cm" svg:height="0.508cm" svg:x="1.71cm" svg:y="8.751cm">
          <text:p/>
          <draw:enhanced-geometry svg:viewBox="0 0 21600 21600" draw:type="rectangle" draw:enhanced-path="M 0 0 L 21600 0 21600 21600 0 21600 0 0 Z N"/>
        </draw:custom-shape>
        <draw:custom-shape draw:style-name="gr84" draw:text-style-name="P13" draw:layer="layout" svg:width="1.727cm" svg:height="0.508cm" svg:x="1.71cm" svg:y="7.651cm">
          <text:p/>
          <draw:enhanced-geometry svg:viewBox="0 0 21600 21600" draw:type="rectangle" draw:enhanced-path="M 0 0 L 21600 0 21600 21600 0 21600 0 0 Z N"/>
        </draw:custom-shape>
        <draw:custom-shape draw:style-name="gr84" draw:text-style-name="P13" draw:layer="layout" svg:width="1.727cm" svg:height="0.508cm" svg:x="1.71cm" svg:y="6.651cm">
          <text:p/>
          <draw:enhanced-geometry svg:viewBox="0 0 21600 21600" draw:type="rectangle" draw:enhanced-path="M 0 0 L 21600 0 21600 21600 0 21600 0 0 Z N"/>
        </draw:custom-shape>
        <draw:custom-shape draw:style-name="gr84" draw:text-style-name="P13" draw:layer="layout" svg:width="1.727cm" svg:height="0.508cm" svg:x="1.71cm" svg:y="5.651cm">
          <text:p/>
          <draw:enhanced-geometry svg:viewBox="0 0 21600 21600" draw:type="rectangle" draw:enhanced-path="M 0 0 L 21600 0 21600 21600 0 21600 0 0 Z N"/>
        </draw:custom-shape>
        <draw:custom-shape draw:style-name="gr84" draw:text-style-name="P13" draw:layer="layout" svg:width="1.727cm" svg:height="0.508cm" svg:x="1.71cm" svg:y="4.651cm">
          <text:p/>
          <draw:enhanced-geometry svg:viewBox="0 0 21600 21600" draw:type="rectangle" draw:enhanced-path="M 0 0 L 21600 0 21600 21600 0 21600 0 0 Z N"/>
        </draw:custom-shape>
        <draw:custom-shape draw:style-name="gr84" draw:text-style-name="P13" draw:layer="layout" svg:width="1.727cm" svg:height="0.508cm" svg:x="1.71cm" svg:y="3.651cm">
          <text:p/>
          <draw:enhanced-geometry svg:viewBox="0 0 21600 21600" draw:type="rectangle" draw:enhanced-path="M 0 0 L 21600 0 21600 21600 0 21600 0 0 Z N"/>
        </draw:custom-shape>
        <draw:custom-shape draw:style-name="gr84" draw:text-style-name="P13" draw:layer="layout" svg:width="1.727cm" svg:height="0.508cm" svg:x="1.71cm" svg:y="2.751cm">
          <text:p/>
          <draw:enhanced-geometry svg:viewBox="0 0 21600 21600" draw:type="rectangle" draw:enhanced-path="M 0 0 L 21600 0 21600 21600 0 21600 0 0 Z N"/>
        </draw:custom-shape>
        <draw:custom-shape draw:style-name="gr85" draw:text-style-name="P13" draw:layer="layout" svg:width="5.791cm" svg:height="0.508cm" svg:x="1.71cm" svg:y="1.651cm">
          <text:p/>
          <draw:enhanced-geometry svg:viewBox="0 0 21600 21600" draw:type="rectangle" draw:enhanced-path="M 0 0 L 21600 0 21600 21600 0 21600 0 0 Z N"/>
        </draw:custom-shape>
        <draw:custom-shape draw:style-name="gr86" draw:text-style-name="P13" draw:layer="layout" svg:width="0.862cm" svg:height="1.265cm" svg:x="6.588cm" svg:y="3.284cm">
          <text:p/>
          <draw:enhanced-geometry svg:viewBox="0 0 21600 21600" draw:mirror-vertical="true" draw:type="rectangle" draw:enhanced-path="M 0 0 L 21600 0 21600 21600 0 21600 0 0 Z N"/>
        </draw:custom-shape>
        <draw:line draw:style-name="gr87" draw:text-style-name="P14" draw:layer="layout" svg:x1="7.604cm" svg:y1="3.286cm" svg:x2="7.604cm" svg:y2="4.658cm">
          <text:p/>
        </draw:line>
        <draw:g>
          <draw:custom-shape draw:style-name="gr67" draw:text-style-name="P23" draw:layer="layout" svg:width="0.569cm" svg:height="0.536cm" draw:transform="rotate (1.5707963267949) translate (13.004cm 7.481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5707963267949) translate (13.004cm 7.475cm)">
            <text:p/>
            <draw:enhanced-geometry svg:viewBox="0 0 21600 21600" draw:mirror-vertical="true" draw:type="rectangle" draw:enhanced-path="M 0 0 L 21600 0 21600 21600 0 21600 0 0 Z N"/>
          </draw:custom-shape>
        </draw:g>
        <draw:g>
          <draw:custom-shape draw:style-name="gr67" draw:text-style-name="P23" draw:layer="layout" svg:width="0.569cm" svg:height="0.536cm" draw:transform="rotate (1.5707963267949) translate (12.104cm 7.481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5707963267949) translate (12.104cm 7.475cm)">
            <text:p/>
            <draw:enhanced-geometry svg:viewBox="0 0 21600 21600" draw:mirror-vertical="true" draw:type="rectangle" draw:enhanced-path="M 0 0 L 21600 0 21600 21600 0 21600 0 0 Z N"/>
          </draw:custom-shape>
        </draw:g>
        <draw:g>
          <draw:custom-shape draw:style-name="gr67" draw:text-style-name="P23" draw:layer="layout" svg:width="0.569cm" svg:height="0.536cm" draw:transform="rotate (1.5707963267949) translate (13.004cm 6.681cm)">
            <text:p/>
            <draw:enhanced-geometry svg:viewBox="0 0 21600 21600" draw:mirror-vertical="false" draw:type="rectangle" draw:enhanced-path="M 0 0 L 21600 0 21600 21600 0 21600 0 0 Z N"/>
          </draw:custom-shape>
          <draw:custom-shape draw:style-name="gr68" draw:text-style-name="P23" draw:layer="layout" svg:width="0.114cm" svg:height="0.536cm" draw:transform="rotate (1.5707963267949) translate (13.004cm 6.233cm)">
            <text:p/>
            <draw:enhanced-geometry svg:viewBox="0 0 21600 21600" draw:mirror-vertical="false" draw:type="rectangle" draw:enhanced-path="M 0 0 L 21600 0 21600 21600 0 21600 0 0 Z N"/>
          </draw:custom-shape>
        </draw:g>
        <draw:g>
          <draw:custom-shape draw:style-name="gr67" draw:text-style-name="P23" draw:layer="layout" svg:width="0.569cm" svg:height="0.536cm" draw:transform="rotate (1.5707963267949) translate (12.104cm 6.681cm)">
            <text:p/>
            <draw:enhanced-geometry svg:viewBox="0 0 21600 21600" draw:mirror-vertical="false" draw:type="rectangle" draw:enhanced-path="M 0 0 L 21600 0 21600 21600 0 21600 0 0 Z N"/>
          </draw:custom-shape>
          <draw:custom-shape draw:style-name="gr68" draw:text-style-name="P23" draw:layer="layout" svg:width="0.114cm" svg:height="0.536cm" draw:transform="rotate (1.5707963267949) translate (12.104cm 6.233cm)">
            <text:p/>
            <draw:enhanced-geometry svg:viewBox="0 0 21600 21600" draw:mirror-vertical="false" draw:type="rectangle" draw:enhanced-path="M 0 0 L 21600 0 21600 21600 0 21600 0 0 Z N"/>
          </draw:custom-shape>
        </draw:g>
        <draw:custom-shape draw:style-name="gr88" draw:text-style-name="P24" draw:layer="layout" svg:width="2.388cm" svg:height="0.889cm" svg:x="11.569cm" svg:y="6.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1.5707963267949) translate (14.704cm 10.681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5707963267949) translate (14.704cm 10.675cm)">
            <text:p/>
            <draw:enhanced-geometry svg:viewBox="0 0 21600 21600" draw:mirror-vertical="true" draw:type="rectangle" draw:enhanced-path="M 0 0 L 21600 0 21600 21600 0 21600 0 0 Z N"/>
          </draw:custom-shape>
        </draw:g>
        <draw:g>
          <draw:custom-shape draw:style-name="gr67" draw:text-style-name="P23" draw:layer="layout" svg:width="0.569cm" svg:height="0.536cm" draw:transform="rotate (1.5707963267949) translate (13.804cm 10.681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5707963267949) translate (13.804cm 10.675cm)">
            <text:p/>
            <draw:enhanced-geometry svg:viewBox="0 0 21600 21600" draw:mirror-vertical="true" draw:type="rectangle" draw:enhanced-path="M 0 0 L 21600 0 21600 21600 0 21600 0 0 Z N"/>
          </draw:custom-shape>
        </draw:g>
        <draw:g>
          <draw:custom-shape draw:style-name="gr67" draw:text-style-name="P23" draw:layer="layout" svg:width="0.569cm" svg:height="0.536cm" draw:transform="rotate (1.5707963267949) translate (14.704cm 9.881cm)">
            <text:p/>
            <draw:enhanced-geometry svg:viewBox="0 0 21600 21600" draw:mirror-vertical="false" draw:type="rectangle" draw:enhanced-path="M 0 0 L 21600 0 21600 21600 0 21600 0 0 Z N"/>
          </draw:custom-shape>
          <draw:custom-shape draw:style-name="gr68" draw:text-style-name="P23" draw:layer="layout" svg:width="0.114cm" svg:height="0.536cm" draw:transform="rotate (1.5707963267949) translate (14.704cm 9.433cm)">
            <text:p/>
            <draw:enhanced-geometry svg:viewBox="0 0 21600 21600" draw:mirror-vertical="false" draw:type="rectangle" draw:enhanced-path="M 0 0 L 21600 0 21600 21600 0 21600 0 0 Z N"/>
          </draw:custom-shape>
        </draw:g>
        <draw:g>
          <draw:custom-shape draw:style-name="gr67" draw:text-style-name="P23" draw:layer="layout" svg:width="0.569cm" svg:height="0.536cm" draw:transform="rotate (1.5707963267949) translate (13.804cm 9.881cm)">
            <text:p/>
            <draw:enhanced-geometry svg:viewBox="0 0 21600 21600" draw:mirror-vertical="false" draw:type="rectangle" draw:enhanced-path="M 0 0 L 21600 0 21600 21600 0 21600 0 0 Z N"/>
          </draw:custom-shape>
          <draw:custom-shape draw:style-name="gr68" draw:text-style-name="P23" draw:layer="layout" svg:width="0.114cm" svg:height="0.536cm" draw:transform="rotate (1.5707963267949) translate (13.804cm 9.433cm)">
            <text:p/>
            <draw:enhanced-geometry svg:viewBox="0 0 21600 21600" draw:mirror-vertical="false" draw:type="rectangle" draw:enhanced-path="M 0 0 L 21600 0 21600 21600 0 21600 0 0 Z N"/>
          </draw:custom-shape>
        </draw:g>
        <draw:custom-shape draw:style-name="gr88" draw:text-style-name="P24" draw:layer="layout" svg:width="2.388cm" svg:height="0.889cm" svg:x="13.37cm" svg:y="9.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22" draw:layer="layout" svg:width="5.69cm" svg:height="4.318cm" draw:transform="rotate (1.5707963267949) translate (21.442cm 17.456cm)">
          <text:p/>
          <draw:enhanced-geometry svg:viewBox="0 0 21600 21600" draw:type="rectangle" draw:enhanced-path="M 0 0 L 21600 0 21600 21600 0 21600 0 0 Z N"/>
        </draw:custom-shape>
        <draw:g>
          <draw:custom-shape draw:style-name="gr90" draw:text-style-name="P9" draw:layer="layout" svg:width="1.905cm" svg:height="0.762cm" svg:x="22.717cm" svg:y="13.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9" draw:layer="layout" svg:width="1.905cm" svg:height="0.152cm" svg:x="22.717cm" svg:y="13.4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0" draw:text-style-name="P9" draw:layer="layout" svg:width="1.905cm" svg:height="0.762cm" svg:x="22.717cm" svg:y="15.3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9" draw:layer="layout" svg:width="1.905cm" svg:height="0.152cm" svg:x="22.717cm" svg:y="15.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2" draw:text-style-name="P9" draw:layer="layout" svg:width="1.27cm" svg:height="0.254cm" draw:transform="rotate (1.5707963267949) translate (21.32cm 15.3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9.42cm 16.7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7.62cm 16.0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7.62cm 17.3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9.62cm 16.0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9.62cm 17.326cm)">
          <text:p/>
          <draw:enhanced-geometry svg:viewBox="0 0 21600 21600" draw:mirror-horizontal="false" draw:mirror-vertical="false" draw:type="rectangle" draw:enhanced-path="M 0 0 L 21600 0 21600 21600 0 21600 0 0 Z N"/>
        </draw:custom-shape>
        <draw:custom-shape draw:style-name="gr94" draw:text-style-name="P24" draw:layer="layout" svg:width="1.27cm" svg:height="0.254cm" svg:x="2.397cm" svg:y="11.414cm">
          <text:p/>
          <draw:enhanced-geometry svg:viewBox="0 0 21600 21600" draw:mirror-horizontal="false" draw:mirror-vertical="false" draw:type="rectangle" draw:enhanced-path="M 0 0 L 21600 0 21600 21600 0 21600 0 0 Z N"/>
        </draw:custom-shape>
        <draw:custom-shape draw:style-name="gr95" draw:text-style-name="P3" draw:layer="layout" svg:width="1.27cm" svg:height="0.152cm" draw:transform="rotate (1.5707963267949) translate (11.505cm 10.576cm)">
          <text:p/>
          <draw:enhanced-geometry svg:viewBox="0 0 21600 21600" draw:mirror-horizontal="false" draw:mirror-vertical="false" draw:type="rectangle" draw:enhanced-path="M 0 0 L 21600 0 21600 21600 0 21600 0 0 Z N"/>
        </draw:custom-shape>
        <draw:custom-shape draw:style-name="gr95" draw:text-style-name="P3" draw:layer="layout" svg:width="1.27cm" svg:height="0.152cm" draw:transform="rotate (1.5707963267949) translate (15.705cm 7.37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9.62cm 10.6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7.62cm 10.7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7.62cm 7.22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9.62cm 7.326cm)">
          <text:p/>
          <draw:enhanced-geometry svg:viewBox="0 0 21600 21600" draw:mirror-horizontal="false" draw:mirror-vertical="false" draw:type="rectangle" draw:enhanced-path="M 0 0 L 21600 0 21600 21600 0 21600 0 0 Z N"/>
        </draw:custom-shape>
        <draw:custom-shape draw:style-name="gr96" draw:text-style-name="P22" draw:layer="layout" svg:width="2.489cm" svg:height="3.861cm" svg:x="12.7cm" svg:y="16.747cm">
          <text:p/>
          <draw:enhanced-geometry svg:viewBox="0 0 21600 21600" draw:mirror-vertical="true" draw:type="rectangle" draw:enhanced-path="M 0 0 L 21600 0 21600 21600 0 21600 0 0 Z N"/>
        </draw:custom-shape>
        <draw:custom-shape draw:style-name="gr93" draw:text-style-name="P25" draw:layer="layout" svg:width="1.27cm" svg:height="0.254cm" svg:x="13.954cm" svg:y="17.764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svg:x="12.654cm" svg:y="17.764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svg:x="13.954cm" svg:y="20.164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svg:x="12.654cm" svg:y="20.164cm">
          <text:p/>
          <draw:enhanced-geometry svg:viewBox="0 0 21600 21600" draw:mirror-horizontal="false" draw:mirror-vertical="false" draw:type="rectangle" draw:enhanced-path="M 0 0 L 21600 0 21600 21600 0 21600 0 0 Z N"/>
        </draw:custom-shape>
        <draw:g>
          <draw:custom-shape draw:style-name="gr14" draw:text-style-name="P8" draw:layer="layout" svg:width="1.565cm" svg:height="1.524cm" svg:x="12.343cm" svg:y="18.0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3.014cm" svg:y="18.4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2.332cm" svg:y="18.3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4" draw:text-style-name="P8" draw:layer="layout" svg:width="1.565cm" svg:height="1.524cm" svg:x="13.843cm" svg:y="18.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4.514cm" svg:y="19.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3.832cm" svg:y="18.9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4" draw:text-style-name="P8" draw:layer="layout" svg:width="1.565cm" svg:height="1.524cm" svg:x="13.705cm" svg:y="18.131cm">
            <text:p/>
            <draw:enhanced-geometry svg:viewBox="0 0 21600 21600" draw:text-areas="3000 3320 17110 17330" draw:mirror-vertical="fals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0.969cm" svg:height="0.863cm" svg:x="13.63cm" svg:y="18.517cm">
            <text:p/>
            <draw:enhanced-geometry svg:viewBox="0 0 21600 21600" draw:text-areas="3000 3320 17110 17330" draw:mirror-vertical="fals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0" draw:layer="layout" svg:width="0.969cm" svg:height="0.863cm" svg:x="14.312cm" svg:y="18.409cm">
            <text:p/>
            <draw:enhanced-geometry svg:viewBox="0 0 21600 21600" draw:text-areas="3000 3320 17110 17330" draw:mirror-vertical="fals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97" draw:text-style-name="P8" draw:layer="layout" svg:width="1.565cm" svg:height="1.524cm" svg:x="12.504cm" svg:y="18.526cm">
            <text:p/>
            <draw:enhanced-geometry svg:viewBox="0 0 21600 21600" draw:text-areas="3000 3320 17110 17330" draw:mirror-vertical="tru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9" draw:layer="layout" svg:width="0.969cm" svg:height="0.863cm" svg:x="12.429cm" svg:y="18.8cm">
            <text:p/>
            <draw:enhanced-geometry svg:viewBox="0 0 21600 21600" draw:text-areas="3000 3320 17110 17330" draw:mirror-vertical="tru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9" draw:text-style-name="P10" draw:layer="layout" svg:width="0.969cm" svg:height="0.863cm" svg:x="13.111cm" svg:y="18.908cm">
            <text:p/>
            <draw:enhanced-geometry svg:viewBox="0 0 21600 21600" draw:text-areas="3000 3320 17110 17330" draw:mirror-vertical="tru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 draw:text-style-name="P1" draw:layer="layout" svg:width="0.635cm" svg:height="0.508cm" svg:x="13.621cm" svg:y="12.41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4.421cm" svg:y="13.2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2.821cm" svg:y="13.2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8" draw:text-style-name="P1" draw:layer="layout" svg:width="0.508cm" svg:height="0.508cm" svg:x="13.7cm" svg:y="13.692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 draw:text-style-name="P1" draw:layer="layout" svg:width="0.635cm" svg:height="0.508cm" svg:x="4.321cm" svg:y="12.3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521cm" svg:y="16.2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9.821cm" svg:y="12.1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0.621cm" svg:y="12.5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9.921cm" svg:y="16.82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8" draw:text-style-name="P1" draw:layer="layout" svg:width="0.508cm" svg:height="0.508cm" svg:x="21.955cm" svg:y="10.525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 draw:text-style-name="P1" draw:layer="layout" svg:width="0.635cm" svg:height="0.508cm" svg:x="20.621cm" svg:y="8.92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2.921cm" svg:y="8.92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2.921cm" svg:y="6.22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3.821cm" svg:y="6.225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3.667cm" svg:y="3.5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4.667cm" svg:y="3.84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3.967cm" svg:y="4.34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3.967cm" svg:y="6.74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3.967cm" svg:y="10.54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067cm" svg:y="10.545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9.721cm" svg:y="3.325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9.721cm" svg:y="2.22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20.721cm" svg:y="2.72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9.221cm" svg:y="2.72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3.021cm" svg:y="3.02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2.521cm" svg:y="2.3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1.921cm" svg:y="2.83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3.654cm" svg:y="3.8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18.323cm" svg:y="10.69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0.635cm" svg:height="0.508cm" svg:x="8.239cm" svg:y="8.38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0" draw:text-style-name="P1" draw:layer="layout" svg:width="0.305cm" svg:height="1.27cm" svg:x="4.15cm" svg:y="5.31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0" draw:text-style-name="P1" draw:layer="layout" svg:width="0.305cm" svg:height="1.27cm" svg:x="4.15cm" svg:y="7.519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1" draw:text-style-name="P1" draw:layer="layout" svg:width="0.305cm" svg:height="2.896cm" svg:x="8.417cm" svg:y="5.31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1" draw:text-style-name="P1" draw:layer="layout" svg:width="0.305cm" svg:height="2.896cm" svg:x="8.417cm" svg:y="9.019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2" draw:text-style-name="P1" draw:layer="layout" svg:width="0.305cm" svg:height="3.708cm" draw:transform="rotate (1.5707963267949) translate (9.636cm 4.2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1" draw:layer="layout" svg:width="0.305cm" svg:height="4.013cm" draw:transform="rotate (1.5707963267949) translate (14.536cm 4.224cm)">
          <text:p/>
          <draw:enhanced-geometry svg:viewBox="0 0 21600 21600" draw:text-areas="?f0 ?f7 ?f2 21600" draw:mirror-vertical="true" draw:mirror-horizont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4" draw:text-style-name="P1" draw:layer="layout" svg:width="0.305cm" svg:height="5.994cm" svg:x="18.517cm" svg:y="4.5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1" draw:layer="layout" svg:width="0.305cm" svg:height="5.74cm" svg:x="18.517cm" svg:y="11.52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2" draw:layer="layout" svg:width="0.508cm" svg:height="0.508cm" svg:x="22.063cm" svg:y="12.2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0.508cm" svg:height="0.508cm" svg:x="23.164cm" svg:y="12.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0.508cm" svg:height="0.508cm" svg:x="24.365cm" svg:y="12.63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0.508cm" svg:height="0.508cm" svg:x="22.166cm" svg:y="14.1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0.508cm" svg:height="0.508cm" svg:x="22.767cm" svg:y="14.5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0.508cm" svg:height="0.508cm" svg:x="21.968cm" svg:y="15.1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0.508cm" svg:height="0.508cm" svg:x="24.669cm" svg:y="16.1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6" draw:layer="layout" svg:width="0.508cm" svg:height="0.635cm" svg:x="20.05cm" svg:y="9.9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20.751cm" svg:y="9.9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6" draw:layer="layout" svg:width="0.508cm" svg:height="0.635cm" svg:x="19.851cm" svg:y="7.1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6" draw:layer="layout" svg:width="0.508cm" svg:height="0.635cm" svg:x="23.052cm" svg:y="8.0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6" draw:layer="layout" svg:width="0.508cm" svg:height="0.635cm" svg:x="23.053cm" svg:y="5.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22.952cm" svg:y="9.9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23.653cm" svg:y="8.0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20.554cm" svg:y="7.1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20.855cm" svg:y="5.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4" draw:text-style-name="P3" draw:layer="layout" svg:width="0.635cm" svg:height="0.635cm" svg:x="24.114cm" svg:y="9.9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3" draw:layer="layout" svg:width="0.635cm" svg:height="0.635cm" svg:x="6.614cm" svg:y="3.6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06" draw:text-style-name="P21" draw:layer="layout" svg:width="8.763cm" svg:height="3.095cm" svg:x="1.127cm" svg:y="18.353cm">
          <draw:text-box>
            <text:p text:style-name="P18">Seattle Police Department </text:p>
            <text:p text:style-name="P18">Magikal Enforcement Division Precinct</text:p>
            <text:p text:style-name="P18"/>
          </draw:text-box>
        </draw:frame>
        <draw:frame draw:style-name="gr107" draw:text-style-name="P21" draw:layer="layout" svg:width="7.874cm" svg:height="1.905cm" svg:x="18.526cm" svg:y="18.526cm">
          <draw:text-box>
            <text:p text:style-name="P18">Ground Floor</text:p>
          </draw:text-box>
        </draw:frame>
        <draw:custom-shape draw:style-name="gr18" draw:text-style-name="P11" draw:layer="layout" svg:width="0.889cm" svg:height="0.889cm" svg:x="20.304cm" svg:y="7.985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108" draw:text-style-name="P22" draw:layer="layout" svg:width="24.638cm" svg:height="16.613cm" svg:x="1.508cm" svg:y="1.267cm">
          <text:p/>
          <draw:enhanced-geometry svg:viewBox="0 0 21600 21600" draw:type="rectangle" draw:enhanced-path="M 0 0 L 21600 0 21600 21600 0 21600 0 0 Z N"/>
        </draw:custom-shape>
        <draw:custom-shape draw:style-name="gr109" draw:text-style-name="P22" draw:layer="layout" svg:width="6.604cm" svg:height="6.858cm" svg:x="10.653cm" svg:y="10.51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6" draw:text-style-name="P15" draw:layer="layout" svg:width="1.524cm" svg:height="0.635cm" draw:transform="rotate (2.03435577612459) translate (16.16cm 13.55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0" draw:text-style-name="P15" draw:layer="layout" svg:width="1.524cm" svg:height="0.635cm" draw:transform="rotate (-1.1072368774652) translate (11.75cm 11.903cm)">
          <text:p/>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1" draw:text-style-name="P14" draw:layer="layout" svg:width="6.807cm" svg:height="7.874cm" svg:x="10.52cm" svg:y="6.107cm">
          <text:p/>
          <draw:enhanced-geometry svg:viewBox="0 0 21600 21600" draw:type="rectangle" draw:enhanced-path="M 0 0 L 21600 0 21600 21600 0 21600 0 0 Z N"/>
        </draw:custom-shape>
        <draw:custom-shape draw:style-name="gr112" draw:text-style-name="P26" draw:layer="layout" svg:width="11.176cm" svg:height="5.334cm" svg:x="7.985cm" svg:y="5.002cm">
          <text:p/>
          <draw:enhanced-geometry svg:viewBox="0 0 21600 21600" draw:type="rectangle" draw:enhanced-path="M 0 0 L 21600 0 21600 21600 0 21600 0 0 Z N"/>
        </draw:custom-shape>
        <draw:custom-shape draw:style-name="gr113" draw:text-style-name="P14" draw:layer="layout" svg:width="8.788cm" svg:height="7.264cm" svg:x="1.72cm" svg:y="1.307cm">
          <text:p/>
          <draw:enhanced-geometry svg:viewBox="0 0 21600 21600" draw:mirror-horizontal="false" draw:mirror-vertical="false" draw:type="rectangle" draw:enhanced-path="M 0 0 L 21600 0 21600 21600 0 21600 0 0 Z N"/>
        </draw:custom-shape>
        <draw:line draw:style-name="gr114" draw:text-style-name="P14" draw:layer="layout" svg:x1="17.332cm" svg:y1="10.721cm" svg:x2="17.332cm" svg:y2="1.526cm">
          <text:p/>
        </draw:line>
        <draw:custom-shape draw:style-name="gr93" draw:text-style-name="P25" draw:layer="layout" svg:width="1.27cm" svg:height="0.254cm" draw:transform="rotate (1.5707963267949) translate (10.398cm 3.45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0.398cm 4.75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draw:transform="rotate (1.5707963267949) translate (17.198cm 8.756cm)">
          <text:p/>
          <draw:enhanced-geometry svg:viewBox="0 0 21600 21600" draw:mirror-horizontal="false" draw:mirror-vertical="false" draw:type="rectangle" draw:enhanced-path="M 0 0 L 21600 0 21600 21600 0 21600 0 0 Z N"/>
        </draw:custom-shape>
        <draw:line draw:style-name="gr114" draw:text-style-name="P14" draw:layer="layout" svg:x1="17.332cm" svg:y1="17.722cm" svg:x2="17.332cm" svg:y2="8.527cm">
          <text:p/>
        </draw:line>
        <draw:custom-shape draw:style-name="gr93" draw:text-style-name="P25" draw:layer="layout" svg:width="1.27cm" svg:height="0.254cm" draw:transform="rotate (1.5707963267949) translate (17.198cm 10.656cm)">
          <text:p/>
          <draw:enhanced-geometry svg:viewBox="0 0 21600 21600" draw:mirror-horizontal="false" draw:mirror-vertical="false" draw:type="rectangle" draw:enhanced-path="M 0 0 L 21600 0 21600 21600 0 21600 0 0 Z N"/>
        </draw:custom-shape>
        <draw:custom-shape draw:style-name="gr84" draw:text-style-name="P13" draw:layer="layout" svg:width="1.727cm" svg:height="0.508cm" svg:x="17.434cm" svg:y="10.906cm">
          <text:p/>
          <draw:enhanced-geometry svg:viewBox="0 0 21600 21600" draw:type="rectangle" draw:enhanced-path="M 0 0 L 21600 0 21600 21600 0 21600 0 0 Z N"/>
        </draw:custom-shape>
        <draw:custom-shape draw:style-name="gr115" draw:text-style-name="P9" draw:layer="layout" svg:width="0.381cm" svg:height="3.353cm" svg:x="20.296cm" svg:y="13.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4" draw:layer="layout" svg:width="8.788cm" svg:height="7.264cm" svg:x="1.72cm" svg:y="10.407cm">
          <text:p/>
          <draw:enhanced-geometry svg:viewBox="0 0 21600 21600" draw:mirror-horizontal="false" draw:mirror-vertical="false" draw:type="rectangle" draw:enhanced-path="M 0 0 L 21600 0 21600 21600 0 21600 0 0 Z N"/>
        </draw:custom-shape>
        <draw:line draw:style-name="gr114" draw:text-style-name="P14" draw:layer="layout" svg:x1="17.256cm" svg:y1="9.093cm" svg:x2="26.273cm" svg:y2="9.093cm">
          <text:p/>
        </draw:line>
        <draw:custom-shape draw:style-name="gr84" draw:text-style-name="P13" draw:layer="layout" svg:width="1.727cm" svg:height="0.508cm" svg:x="17.434cm" svg:y="12.206cm">
          <text:p/>
          <draw:enhanced-geometry svg:viewBox="0 0 21600 21600" draw:type="rectangle" draw:enhanced-path="M 0 0 L 21600 0 21600 21600 0 21600 0 0 Z N"/>
        </draw:custom-shape>
        <draw:custom-shape draw:style-name="gr84" draw:text-style-name="P13" draw:layer="layout" svg:width="1.727cm" svg:height="0.508cm" svg:x="17.434cm" svg:y="13.606cm">
          <text:p/>
          <draw:enhanced-geometry svg:viewBox="0 0 21600 21600" draw:type="rectangle" draw:enhanced-path="M 0 0 L 21600 0 21600 21600 0 21600 0 0 Z N"/>
        </draw:custom-shape>
        <draw:custom-shape draw:style-name="gr84" draw:text-style-name="P13" draw:layer="layout" svg:width="1.727cm" svg:height="0.508cm" svg:x="17.434cm" svg:y="15.006cm">
          <text:p/>
          <draw:enhanced-geometry svg:viewBox="0 0 21600 21600" draw:type="rectangle" draw:enhanced-path="M 0 0 L 21600 0 21600 21600 0 21600 0 0 Z N"/>
        </draw:custom-shape>
        <draw:custom-shape draw:style-name="gr84" draw:text-style-name="P13" draw:layer="layout" svg:width="1.727cm" svg:height="0.508cm" svg:x="17.434cm" svg:y="16.306cm">
          <text:p/>
          <draw:enhanced-geometry svg:viewBox="0 0 21600 21600" draw:type="rectangle" draw:enhanced-path="M 0 0 L 21600 0 21600 21600 0 21600 0 0 Z N"/>
        </draw:custom-shape>
        <draw:g>
          <draw:custom-shape draw:style-name="gr116" draw:text-style-name="P3" draw:layer="layout" svg:width="0.508cm" svg:height="0.381cm" svg:x="25.077cm" svg:y="1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 draw:layer="layout" svg:width="0.254cm" svg:height="0.381cm" svg:x="25.458cm" svg:y="16.175cm">
            <text:p/>
            <draw:enhanced-geometry svg:viewBox="0 0 21600 21600" draw:type="rectangle" draw:enhanced-path="M 0 0 L 21600 0 21600 21600 0 21600 0 0 Z N"/>
          </draw:custom-shape>
        </draw:g>
        <draw:g>
          <draw:custom-shape draw:style-name="gr116" draw:text-style-name="P3" draw:layer="layout" svg:width="0.508cm" svg:height="0.381cm" svg:x="25.078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 draw:layer="layout" svg:width="0.254cm" svg:height="0.381cm" svg:x="25.459cm" svg:y="15.175cm">
            <text:p/>
            <draw:enhanced-geometry svg:viewBox="0 0 21600 21600" draw:type="rectangle" draw:enhanced-path="M 0 0 L 21600 0 21600 21600 0 21600 0 0 Z N"/>
          </draw:custom-shape>
        </draw:g>
        <draw:g>
          <draw:custom-shape draw:style-name="gr116" draw:text-style-name="P3" draw:layer="layout" svg:width="0.508cm" svg:height="0.381cm" svg:x="25.079cm" svg:y="1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 draw:layer="layout" svg:width="0.254cm" svg:height="0.381cm" svg:x="25.46cm" svg:y="14.075cm">
            <text:p/>
            <draw:enhanced-geometry svg:viewBox="0 0 21600 21600" draw:type="rectangle" draw:enhanced-path="M 0 0 L 21600 0 21600 21600 0 21600 0 0 Z N"/>
          </draw:custom-shape>
        </draw:g>
        <draw:g>
          <draw:custom-shape draw:style-name="gr116" draw:text-style-name="P3" draw:layer="layout" svg:width="0.508cm" svg:height="0.381cm" svg:x="25.08cm" svg:y="12.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 draw:layer="layout" svg:width="0.254cm" svg:height="0.381cm" svg:x="25.461cm" svg:y="12.975cm">
            <text:p/>
            <draw:enhanced-geometry svg:viewBox="0 0 21600 21600" draw:type="rectangle" draw:enhanced-path="M 0 0 L 21600 0 21600 21600 0 21600 0 0 Z N"/>
          </draw:custom-shape>
        </draw:g>
        <draw:custom-shape draw:style-name="gr118" draw:text-style-name="P14" draw:layer="layout" svg:width="4.826cm" svg:height="3.505cm" svg:x="21.32cm" svg:y="9.076cm">
          <text:p/>
          <draw:enhanced-geometry svg:viewBox="0 0 21600 21600" draw:mirror-horizontal="false" draw:mirror-vertical="false" draw:type="rectangle" draw:enhanced-path="M 0 0 L 21600 0 21600 21600 0 21600 0 0 Z N"/>
        </draw:custom-shape>
        <draw:custom-shape draw:style-name="gr119" draw:text-style-name="P14" draw:layer="layout" svg:width="1.524cm" svg:height="1.119cm" svg:x="24.622cm" svg:y="12.561cm">
          <text:p/>
          <draw:enhanced-geometry svg:viewBox="0 0 21600 21600" draw:mirror-horizontal="false" draw:mirror-vertical="true" draw:type="rectangle" draw:enhanced-path="M 0 0 L 21600 0 21600 21600 0 21600 0 0 Z N"/>
        </draw:custom-shape>
        <draw:custom-shape draw:style-name="gr120" draw:text-style-name="P14" draw:layer="layout" svg:width="1.524cm" svg:height="1.119cm" svg:x="24.622cm" svg:y="13.662cm">
          <text:p/>
          <draw:enhanced-geometry svg:viewBox="0 0 21600 21600" draw:mirror-horizontal="false" draw:mirror-vertical="true" draw:type="rectangle" draw:enhanced-path="M 0 0 L 21600 0 21600 21600 0 21600 0 0 Z N"/>
        </draw:custom-shape>
        <draw:custom-shape draw:style-name="gr120" draw:text-style-name="P14" draw:layer="layout" svg:width="1.524cm" svg:height="1.119cm" svg:x="24.622cm" svg:y="14.763cm">
          <text:p/>
          <draw:enhanced-geometry svg:viewBox="0 0 21600 21600" draw:mirror-horizontal="false" draw:mirror-vertical="true" draw:type="rectangle" draw:enhanced-path="M 0 0 L 21600 0 21600 21600 0 21600 0 0 Z N"/>
        </draw:custom-shape>
        <draw:custom-shape draw:style-name="gr120" draw:text-style-name="P14" draw:layer="layout" svg:width="1.524cm" svg:height="1.119cm" svg:x="24.622cm" svg:y="15.864cm">
          <text:p/>
          <draw:enhanced-geometry svg:viewBox="0 0 21600 21600" draw:mirror-horizontal="false" draw:mirror-vertical="true" draw:type="rectangle" draw:enhanced-path="M 0 0 L 21600 0 21600 21600 0 21600 0 0 Z N"/>
        </draw:custom-shape>
        <draw:custom-shape draw:style-name="gr121" draw:text-style-name="P13" draw:layer="layout" svg:width="2.489cm" svg:height="0.508cm" draw:transform="rotate (1.5707963267949) translate (21.763cm 16.089cm)">
          <text:p/>
          <draw:enhanced-geometry svg:viewBox="0 0 21600 21600" draw:type="rectangle" draw:enhanced-path="M 0 0 L 21600 0 21600 21600 0 21600 0 0 Z N"/>
        </draw:custom-shape>
        <draw:custom-shape draw:style-name="gr122" draw:text-style-name="P13" draw:layer="layout" svg:width="2.032cm" svg:height="0.508cm" svg:x="22.463cm" svg:y="17.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0.508cm" svg:height="0.254cm" svg:x="22.59cm" svg:y="17.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12" draw:layer="layout" svg:width="0.508cm" svg:height="0.254cm" svg:x="23.891cm" svg:y="1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12" draw:layer="layout" svg:width="0.508cm" svg:height="0.254cm" svg:x="23.225cm" svg:y="17.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4" draw:layer="layout" svg:width="2.286cm" svg:height="1.727cm" svg:x="21.32cm" svg:y="9.076cm">
          <text:p/>
          <draw:enhanced-geometry svg:viewBox="0 0 21600 21600" draw:mirror-horizontal="false" draw:mirror-vertical="false" draw:type="rectangle" draw:enhanced-path="M 0 0 L 21600 0 21600 21600 0 21600 0 0 Z N"/>
        </draw:custom-shape>
        <draw:custom-shape draw:style-name="gr124" draw:text-style-name="P14" draw:layer="layout" svg:width="2.286cm" svg:height="1.727cm" svg:x="21.32cm" svg:y="10.776cm">
          <text:p/>
          <draw:enhanced-geometry svg:viewBox="0 0 21600 21600" draw:mirror-horizontal="false" draw:mirror-vertical="false" draw:type="rectangle" draw:enhanced-path="M 0 0 L 21600 0 21600 21600 0 21600 0 0 Z N"/>
        </draw:custom-shape>
        <draw:custom-shape draw:style-name="gr124" draw:text-style-name="P14" draw:layer="layout" svg:width="2.286cm" svg:height="1.727cm" svg:x="23.62cm" svg:y="9.076cm">
          <text:p/>
          <draw:enhanced-geometry svg:viewBox="0 0 21600 21600" draw:mirror-horizontal="false" draw:mirror-vertical="false" draw:type="rectangle" draw:enhanced-path="M 0 0 L 21600 0 21600 21600 0 21600 0 0 Z N"/>
        </draw:custom-shape>
        <draw:custom-shape draw:style-name="gr124" draw:text-style-name="P14" draw:layer="layout" svg:width="2.286cm" svg:height="1.727cm" svg:x="23.62cm" svg:y="10.776cm">
          <text:p/>
          <draw:enhanced-geometry svg:viewBox="0 0 21600 21600" draw:mirror-horizontal="false" draw:mirror-vertical="false" draw:type="rectangle" draw:enhanced-path="M 0 0 L 21600 0 21600 21600 0 21600 0 0 Z N"/>
        </draw:custom-shape>
        <draw:custom-shape draw:style-name="gr125" draw:text-style-name="P26" draw:layer="layout" svg:width="1.321cm" svg:height="4.013cm" svg:x="22.963cm" svg:y="9.179cm">
          <text:p/>
          <draw:enhanced-geometry svg:viewBox="0 0 21600 21600" draw:mirror-horizontal="false" draw:mirror-vertical="false" draw:type="rectangle" draw:enhanced-path="M 0 0 L 21600 0 21600 21600 0 21600 0 0 Z N"/>
        </draw:custom-shape>
        <draw:custom-shape draw:style-name="gr126" draw:text-style-name="P18" draw:layer="layout" svg:width="0.254cm" svg:height="0.254cm" svg:x="21.955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18" draw:layer="layout" svg:width="0.254cm" svg:height="0.254cm" svg:x="24.856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18" draw:layer="layout" svg:width="0.254cm" svg:height="0.254cm" svg:x="24.857cm" svg:y="1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18" draw:layer="layout" svg:width="0.254cm" svg:height="0.254cm" svg:x="21.958cm" svg:y="1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draw:layer="layout" svg:width="1.727cm" svg:height="0.508cm" svg:x="17.483cm" svg:y="6.773cm">
          <text:p/>
          <draw:enhanced-geometry svg:viewBox="0 0 21600 21600" draw:mirror-vertical="true" draw:type="rectangle" draw:enhanced-path="M 0 0 L 21600 0 21600 21600 0 21600 0 0 Z N"/>
        </draw:custom-shape>
        <draw:custom-shape draw:style-name="gr115" draw:text-style-name="P9" draw:layer="layout" svg:width="0.381cm" svg:height="3.353cm" svg:x="20.145cm" svg:y="1.841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draw:layer="layout" svg:width="1.727cm" svg:height="0.508cm" svg:x="17.483cm" svg:y="5.473cm">
          <text:p/>
          <draw:enhanced-geometry svg:viewBox="0 0 21600 21600" draw:mirror-vertical="true" draw:type="rectangle" draw:enhanced-path="M 0 0 L 21600 0 21600 21600 0 21600 0 0 Z N"/>
        </draw:custom-shape>
        <draw:custom-shape draw:style-name="gr84" draw:text-style-name="P13" draw:layer="layout" svg:width="1.727cm" svg:height="0.508cm" svg:x="17.483cm" svg:y="4.073cm">
          <text:p/>
          <draw:enhanced-geometry svg:viewBox="0 0 21600 21600" draw:mirror-vertical="true" draw:type="rectangle" draw:enhanced-path="M 0 0 L 21600 0 21600 21600 0 21600 0 0 Z N"/>
        </draw:custom-shape>
        <draw:custom-shape draw:style-name="gr84" draw:text-style-name="P13" draw:layer="layout" svg:width="1.727cm" svg:height="0.508cm" svg:x="17.483cm" svg:y="2.673cm">
          <text:p/>
          <draw:enhanced-geometry svg:viewBox="0 0 21600 21600" draw:mirror-vertical="true" draw:type="rectangle" draw:enhanced-path="M 0 0 L 21600 0 21600 21600 0 21600 0 0 Z N"/>
        </draw:custom-shape>
        <draw:custom-shape draw:style-name="gr84" draw:text-style-name="P13" draw:layer="layout" svg:width="1.727cm" svg:height="0.508cm" svg:x="17.483cm" svg:y="1.573cm">
          <text:p/>
          <draw:enhanced-geometry svg:viewBox="0 0 21600 21600" draw:mirror-vertical="true" draw:type="rectangle" draw:enhanced-path="M 0 0 L 21600 0 21600 21600 0 21600 0 0 Z N"/>
        </draw:custom-shape>
        <draw:g>
          <draw:custom-shape draw:style-name="gr116" draw:text-style-name="P3" draw:layer="layout" svg:width="0.508cm" svg:height="0.381cm" svg:x="25.127cm" svg:y="2.6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17" draw:text-style-name="P3" draw:layer="layout" svg:width="0.254cm" svg:height="0.381cm" svg:x="25.508cm" svg:y="2.63cm">
            <text:p/>
            <draw:enhanced-geometry svg:viewBox="0 0 21600 21600" draw:mirror-vertical="true" draw:type="rectangle" draw:enhanced-path="M 0 0 L 21600 0 21600 21600 0 21600 0 0 Z N"/>
          </draw:custom-shape>
        </draw:g>
        <draw:g>
          <draw:custom-shape draw:style-name="gr116" draw:text-style-name="P3" draw:layer="layout" svg:width="0.508cm" svg:height="0.381cm" svg:x="25.128cm" svg:y="3.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17" draw:text-style-name="P3" draw:layer="layout" svg:width="0.254cm" svg:height="0.381cm" svg:x="25.509cm" svg:y="3.73cm">
            <text:p/>
            <draw:enhanced-geometry svg:viewBox="0 0 21600 21600" draw:mirror-vertical="true" draw:type="rectangle" draw:enhanced-path="M 0 0 L 21600 0 21600 21600 0 21600 0 0 Z N"/>
          </draw:custom-shape>
        </draw:g>
        <draw:g>
          <draw:custom-shape draw:style-name="gr116" draw:text-style-name="P3" draw:layer="layout" svg:width="0.508cm" svg:height="0.381cm" svg:x="25.129cm" svg:y="4.8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17" draw:text-style-name="P3" draw:layer="layout" svg:width="0.254cm" svg:height="0.381cm" svg:x="25.51cm" svg:y="4.83cm">
            <text:p/>
            <draw:enhanced-geometry svg:viewBox="0 0 21600 21600" draw:mirror-vertical="true" draw:type="rectangle" draw:enhanced-path="M 0 0 L 21600 0 21600 21600 0 21600 0 0 Z N"/>
          </draw:custom-shape>
        </draw:g>
        <draw:custom-shape draw:style-name="gr118" draw:text-style-name="P14" draw:layer="layout" svg:width="4.826cm" svg:height="3.505cm" svg:x="21.32cm" svg:y="5.605cm">
          <text:p/>
          <draw:enhanced-geometry svg:viewBox="0 0 21600 21600" draw:mirror-horizontal="false" draw:mirror-vertical="true" draw:type="rectangle" draw:enhanced-path="M 0 0 L 21600 0 21600 21600 0 21600 0 0 Z N"/>
        </draw:custom-shape>
        <draw:custom-shape draw:style-name="gr120" draw:text-style-name="P14" draw:layer="layout" svg:width="1.524cm" svg:height="1.119cm" svg:x="24.671cm" svg:y="4.506cm">
          <text:p/>
          <draw:enhanced-geometry svg:viewBox="0 0 21600 21600" draw:mirror-horizontal="false" draw:mirror-vertical="false" draw:type="rectangle" draw:enhanced-path="M 0 0 L 21600 0 21600 21600 0 21600 0 0 Z N"/>
        </draw:custom-shape>
        <draw:custom-shape draw:style-name="gr120" draw:text-style-name="P14" draw:layer="layout" svg:width="1.524cm" svg:height="1.119cm" svg:x="24.671cm" svg:y="3.405cm">
          <text:p/>
          <draw:enhanced-geometry svg:viewBox="0 0 21600 21600" draw:mirror-horizontal="false" draw:mirror-vertical="false" draw:type="rectangle" draw:enhanced-path="M 0 0 L 21600 0 21600 21600 0 21600 0 0 Z N"/>
        </draw:custom-shape>
        <draw:custom-shape draw:style-name="gr120" draw:text-style-name="P14" draw:layer="layout" svg:width="1.524cm" svg:height="1.119cm" svg:x="24.671cm" svg:y="2.304cm">
          <text:p/>
          <draw:enhanced-geometry svg:viewBox="0 0 21600 21600" draw:mirror-horizontal="false" draw:mirror-vertical="false" draw:type="rectangle" draw:enhanced-path="M 0 0 L 21600 0 21600 21600 0 21600 0 0 Z N"/>
        </draw:custom-shape>
        <draw:custom-shape draw:style-name="gr121" draw:text-style-name="P13" draw:layer="layout" svg:width="2.489cm" svg:height="0.508cm" draw:transform="rotate (1.5707963267949) translate (21.612cm 4.686cm)">
          <text:p/>
          <draw:enhanced-geometry svg:viewBox="0 0 21600 21600" draw:mirror-vertical="true" draw:type="rectangle" draw:enhanced-path="M 0 0 L 21600 0 21600 21600 0 21600 0 0 Z N"/>
        </draw:custom-shape>
        <draw:custom-shape draw:style-name="gr122" draw:text-style-name="P13" draw:layer="layout" svg:width="2.032cm" svg:height="0.508cm" svg:x="22.612cm" svg:y="1.577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0.508cm" svg:height="0.254cm" svg:x="22.739cm" svg:y="1.70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3" draw:text-style-name="P12" draw:layer="layout" svg:width="0.508cm" svg:height="0.254cm" svg:x="24.04cm" svg:y="1.70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3" draw:text-style-name="P12" draw:layer="layout" svg:width="0.508cm" svg:height="0.254cm" svg:x="23.374cm" svg:y="1.70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4" draw:text-style-name="P14" draw:layer="layout" svg:width="2.286cm" svg:height="1.727cm" svg:x="21.269cm" svg:y="7.383cm">
          <text:p/>
          <draw:enhanced-geometry svg:viewBox="0 0 21600 21600" draw:mirror-horizontal="false" draw:mirror-vertical="true" draw:type="rectangle" draw:enhanced-path="M 0 0 L 21600 0 21600 21600 0 21600 0 0 Z N"/>
        </draw:custom-shape>
        <draw:custom-shape draw:style-name="gr124" draw:text-style-name="P14" draw:layer="layout" svg:width="2.286cm" svg:height="1.727cm" svg:x="21.269cm" svg:y="5.683cm">
          <text:p/>
          <draw:enhanced-geometry svg:viewBox="0 0 21600 21600" draw:mirror-horizontal="false" draw:mirror-vertical="true" draw:type="rectangle" draw:enhanced-path="M 0 0 L 21600 0 21600 21600 0 21600 0 0 Z N"/>
        </draw:custom-shape>
        <draw:custom-shape draw:style-name="gr124" draw:text-style-name="P14" draw:layer="layout" svg:width="2.286cm" svg:height="1.727cm" svg:x="23.669cm" svg:y="7.383cm">
          <text:p/>
          <draw:enhanced-geometry svg:viewBox="0 0 21600 21600" draw:mirror-horizontal="false" draw:mirror-vertical="true" draw:type="rectangle" draw:enhanced-path="M 0 0 L 21600 0 21600 21600 0 21600 0 0 Z N"/>
        </draw:custom-shape>
        <draw:custom-shape draw:style-name="gr124" draw:text-style-name="P14" draw:layer="layout" svg:width="2.286cm" svg:height="1.727cm" svg:x="23.669cm" svg:y="5.683cm">
          <text:p/>
          <draw:enhanced-geometry svg:viewBox="0 0 21600 21600" draw:mirror-horizontal="false" draw:mirror-vertical="true" draw:type="rectangle" draw:enhanced-path="M 0 0 L 21600 0 21600 21600 0 21600 0 0 Z N"/>
        </draw:custom-shape>
        <draw:custom-shape draw:style-name="gr127" draw:text-style-name="P26" draw:layer="layout" svg:width="1.321cm" svg:height="4.046cm" svg:x="23.012cm" svg:y="4.937cm">
          <text:p/>
          <draw:enhanced-geometry svg:viewBox="0 0 21600 21600" draw:mirror-horizontal="false" draw:mirror-vertical="true" draw:type="rectangle" draw:enhanced-path="M 0 0 L 21600 0 21600 21600 0 21600 0 0 Z N"/>
        </draw:custom-shape>
        <draw:custom-shape draw:style-name="gr126" draw:text-style-name="P18" draw:layer="layout" svg:width="0.254cm" svg:height="0.254cm" svg:x="22.004cm" svg:y="8.04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6" draw:text-style-name="P18" draw:layer="layout" svg:width="0.254cm" svg:height="0.254cm" svg:x="24.905cm" svg:y="8.04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6" draw:text-style-name="P18" draw:layer="layout" svg:width="0.254cm" svg:height="0.254cm" svg:x="24.906cm" svg:y="6.34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6" draw:text-style-name="P18" draw:layer="layout" svg:width="0.254cm" svg:height="0.254cm" svg:x="22.007cm" svg:y="6.3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93" draw:text-style-name="P25" draw:layer="layout" svg:width="1.27cm" svg:height="0.254cm" draw:transform="rotate (1.5707963267949) translate (10.398cm 16.556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svg:x="5.264cm" svg:y="10.271cm">
          <text:p/>
          <draw:enhanced-geometry svg:viewBox="0 0 21600 21600" draw:mirror-horizontal="false" draw:mirror-vertical="false" draw:type="rectangle" draw:enhanced-path="M 0 0 L 21600 0 21600 21600 0 21600 0 0 Z N"/>
        </draw:custom-shape>
        <draw:custom-shape draw:style-name="gr128" draw:text-style-name="P25" draw:layer="layout" svg:width="0.914cm" svg:height="1.93cm" svg:x="3.896cm" svg:y="2.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4" draw:layer="layout" svg:width="5.884cm" svg:height="3.253cm" svg:x="1.72cm" svg:y="5.318cm">
          <text:p/>
          <draw:enhanced-geometry svg:viewBox="0 0 21600 21600" draw:mirror-horizontal="false" draw:mirror-vertical="false" draw:type="rectangle" draw:enhanced-path="M 0 0 L 21600 0 21600 21600 0 21600 0 0 Z N"/>
        </draw:custom-shape>
        <draw:custom-shape draw:style-name="gr130" draw:text-style-name="P14" draw:layer="layout" svg:width="3.09cm" svg:height="3.253cm" svg:x="1.72cm" svg:y="5.318cm">
          <text:p/>
          <draw:enhanced-geometry svg:viewBox="0 0 21600 21600" draw:mirror-horizontal="false" draw:mirror-vertical="false" draw:type="rectangle" draw:enhanced-path="M 0 0 L 21600 0 21600 21600 0 21600 0 0 Z N"/>
        </draw:custom-shape>
        <draw:custom-shape draw:style-name="gr131" draw:text-style-name="P14" draw:layer="layout" svg:width="2.794cm" svg:height="3.253cm" svg:x="4.81cm" svg:y="5.318cm">
          <text:p/>
          <draw:enhanced-geometry svg:viewBox="0 0 21600 21600" draw:mirror-horizontal="true" draw:mirror-vertical="false" draw:type="rectangle" draw:enhanced-path="M 0 0 L 21600 0 21600 21600 0 21600 0 0 Z N"/>
        </draw:custom-shape>
        <draw:custom-shape draw:style-name="gr93" draw:text-style-name="P25" draw:layer="layout" svg:width="1.27cm" svg:height="0.254cm" svg:x="2.564cm" svg:y="8.471cm">
          <text:p/>
          <draw:enhanced-geometry svg:viewBox="0 0 21600 21600" draw:mirror-horizontal="false" draw:mirror-vertical="false" draw:type="rectangle" draw:enhanced-path="M 0 0 L 21600 0 21600 21600 0 21600 0 0 Z N"/>
        </draw:custom-shape>
        <draw:custom-shape draw:style-name="gr93" draw:text-style-name="P25" draw:layer="layout" svg:width="1.27cm" svg:height="0.254cm" svg:x="5.664cm" svg:y="8.471cm">
          <text:p/>
          <draw:enhanced-geometry svg:viewBox="0 0 21600 21600" draw:mirror-horizontal="false" draw:mirror-vertical="false" draw:type="rectangle" draw:enhanced-path="M 0 0 L 21600 0 21600 21600 0 21600 0 0 Z N"/>
        </draw:custom-shape>
        <draw:g>
          <draw:custom-shape draw:style-name="gr67" draw:text-style-name="P23" draw:layer="layout" svg:width="0.569cm" svg:height="0.536cm" draw:transform="rotate (1.00408791867234) translate (6.142cm 6.332cm)">
            <text:p/>
            <draw:enhanced-geometry svg:viewBox="0 0 21600 21600" draw:type="rectangle" draw:enhanced-path="M 0 0 L 21600 0 21600 21600 0 21600 0 0 Z N"/>
          </draw:custom-shape>
          <draw:custom-shape draw:style-name="gr68" draw:text-style-name="P23" draw:layer="layout" svg:width="0.114cm" svg:height="0.536cm" draw:transform="rotate (1.00408791867234) translate (6.382cm 5.954cm)">
            <text:p/>
            <draw:enhanced-geometry svg:viewBox="0 0 21600 21600" draw:type="rectangle" draw:enhanced-path="M 0 0 L 21600 0 21600 21600 0 21600 0 0 Z N"/>
          </draw:custom-shape>
        </draw:g>
        <draw:custom-shape draw:style-name="gr69" draw:text-style-name="P23" draw:layer="layout" svg:width="1.905cm" svg:height="0.762cm" svg:x="5.518cm" svg:y="6.2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0.508cm" svg:height="0.635cm" svg:x="5.701cm" svg:y="6.35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4" draw:text-style-name="P3" draw:layer="layout" svg:width="0.635cm" svg:height="0.635cm" svg:x="6.863cm" svg:y="6.35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9" draw:text-style-name="P23" draw:layer="layout" svg:width="1.905cm" svg:height="0.762cm" svg:x="1.889cm" svg:y="6.269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7cm" draw:transform="rotate (0.833045651976893) translate (3.822cm 5.89cm)">
            <text:p/>
            <draw:enhanced-geometry svg:viewBox="0 0 21600 21600" draw:mirror-vertical="false" draw:type="rectangle" draw:enhanced-path="M 0 0 L 21600 0 21600 21600 0 21600 0 0 Z N"/>
          </draw:custom-shape>
          <draw:custom-shape draw:style-name="gr68" draw:text-style-name="P23" draw:layer="layout" svg:width="0.114cm" svg:height="0.537cm" draw:transform="rotate (0.833045651976893) translate (4.121cm 5.559cm)">
            <text:p/>
            <draw:enhanced-geometry svg:viewBox="0 0 21600 21600" draw:mirror-vertical="false" draw:type="rectangle" draw:enhanced-path="M 0 0 L 21600 0 21600 21600 0 21600 0 0 Z N"/>
          </draw:custom-shape>
        </draw:g>
        <draw:custom-shape draw:style-name="gr12" draw:text-style-name="P6" draw:layer="layout" svg:width="0.508cm" svg:height="0.635cm" svg:x="2.073cm" svg:y="6.297cm">
          <text:p/>
          <draw:enhanced-geometry svg:viewBox="0 0 21600 21600" draw:glue-points="10800 0 0 10800 10800 21600 21600 10800" draw:text-areas="2500 3500 19100 10500"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g>
          <draw:custom-shape draw:style-name="gr67" draw:text-style-name="P23" draw:layer="layout" svg:width="0.569cm" svg:height="0.536cm" draw:transform="rotate (1.5707963267949) translate (9.001cm 6.333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5707963267949) translate (9.001cm 6.327cm)">
            <text:p/>
            <draw:enhanced-geometry svg:viewBox="0 0 21600 21600" draw:mirror-vertical="true" draw:type="rectangle" draw:enhanced-path="M 0 0 L 21600 0 21600 21600 0 21600 0 0 Z N"/>
          </draw:custom-shape>
        </draw:g>
        <draw:custom-shape draw:style-name="gr69" draw:text-style-name="P23" draw:layer="layout" svg:width="1.905cm" svg:height="0.762cm" svg:x="8.366cm" svg:y="5.262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23" draw:layer="layout" svg:width="0.569cm" svg:height="0.536cm" draw:transform="rotate (1.00408791867234) translate (5.515cm 12.767cm)">
            <text:p/>
            <draw:enhanced-geometry svg:viewBox="0 0 21600 21600" draw:mirror-vertical="true" draw:type="rectangle" draw:enhanced-path="M 0 0 L 21600 0 21600 21600 0 21600 0 0 Z N"/>
          </draw:custom-shape>
          <draw:custom-shape draw:style-name="gr68" draw:text-style-name="P23" draw:layer="layout" svg:width="0.114cm" svg:height="0.536cm" draw:transform="rotate (1.00408791867234) translate (5.755cm 12.761cm)">
            <text:p/>
            <draw:enhanced-geometry svg:viewBox="0 0 21600 21600" draw:mirror-vertical="true" draw:type="rectangle" draw:enhanced-path="M 0 0 L 21600 0 21600 21600 0 21600 0 0 Z N"/>
          </draw:custom-shape>
        </draw:g>
        <draw:custom-shape draw:style-name="gr69" draw:text-style-name="P23" draw:layer="layout" svg:width="1.905cm" svg:height="0.762cm" svg:x="4.991cm" svg:y="11.884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508cm" svg:height="0.508cm" svg:x="4.077cm" svg:y="11.435cm">
          <text:p/>
          <draw:enhanced-geometry svg:viewBox="0 0 21600 21600" draw:path-stretchpoint-x="10800" draw:path-stretchpoint-y="10800" draw:text-areas="?f0 ?f0 ?f1 ?f2" draw:mirror-vertical="tru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 draw:text-style-name="P1" draw:layer="layout" svg:width="0.635cm" svg:height="0.508cm" svg:x="5.043cm" svg:y="13.037cm">
          <text:p/>
          <draw:enhanced-geometry svg:viewBox="0 0 21600 21600" draw:text-areas="?f7 ?f7 ?f8 ?f8" draw:mirror-vertical="true"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2" draw:text-style-name="P6" draw:layer="layout" svg:width="0.508cm" svg:height="0.635cm" svg:x="8.747cm" svg:y="5.392cm">
          <text:p/>
          <draw:enhanced-geometry svg:viewBox="0 0 21600 21600" draw:glue-points="10800 0 0 10800 10800 21600 21600 10800" draw:text-areas="2500 3500 19100 10500"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9.448cm" svg:y="5.392cm">
          <text:p/>
          <draw:enhanced-geometry svg:viewBox="0 0 21600 21600" draw:glue-points="10800 0 0 10800 10800 21600 21600 10800" draw:text-areas="2500 3500 19100 10500"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7" draw:layer="layout" svg:width="0.508cm" svg:height="0.635cm" svg:x="5.074cm" svg:y="11.915cm">
          <text:p/>
          <draw:enhanced-geometry svg:viewBox="0 0 21600 21600" draw:glue-points="10800 0 0 10800 10800 21600 21600 10800" draw:text-areas="2500 3500 19100 10500"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4" draw:text-style-name="P3" draw:layer="layout" svg:width="0.635cm" svg:height="0.635cm" svg:x="6.236cm" svg:y="11.915cm">
          <text:p/>
          <draw:enhanced-geometry svg:viewBox="0 0 21600 21600" draw:glue-points="10800 0 0 10800 10800 21600 21600 10800" draw:path-stretchpoint-x="10800" draw:path-stretchpoint-y="10800" draw:text-areas="?f1 ?f1 ?f2 ?f3" draw:mirror-vertical="true"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32" draw:text-style-name="P14" draw:layer="layout" svg:x1="1.762cm" svg:y1="13.954cm" svg:x2="12.049cm" svg:y2="13.954cm">
          <text:p/>
        </draw:line>
        <draw:custom-shape draw:style-name="gr133" draw:text-style-name="P15" draw:layer="layout" svg:width="1.372cm" svg:height="0.356cm" svg:x="5.264cm" svg:y="13.771cm">
          <text:p/>
          <draw:enhanced-geometry svg:viewBox="0 0 21600 21600" draw:mirror-horizontal="false" draw:mirror-vertical="false" draw:type="rectangle" draw:enhanced-path="M 0 0 L 21600 0 21600 21600 0 21600 0 0 Z N"/>
        </draw:custom-shape>
        <draw:custom-shape draw:style-name="gr84" draw:text-style-name="P13" draw:layer="layout" svg:width="1.727cm" svg:height="0.508cm" svg:x="8.62cm" svg:y="10.525cm">
          <text:p/>
          <draw:enhanced-geometry svg:viewBox="0 0 21600 21600" draw:type="rectangle" draw:enhanced-path="M 0 0 L 21600 0 21600 21600 0 21600 0 0 Z N"/>
        </draw:custom-shape>
        <draw:custom-shape draw:style-name="gr84" draw:text-style-name="P13" draw:layer="layout" svg:width="1.727cm" svg:height="0.508cm" svg:x="8.62cm" svg:y="11.825cm">
          <text:p/>
          <draw:enhanced-geometry svg:viewBox="0 0 21600 21600" draw:type="rectangle" draw:enhanced-path="M 0 0 L 21600 0 21600 21600 0 21600 0 0 Z N"/>
        </draw:custom-shape>
        <draw:custom-shape draw:style-name="gr84" draw:text-style-name="P13" draw:layer="layout" svg:width="1.727cm" svg:height="0.508cm" svg:x="8.62cm" svg:y="13.225cm">
          <text:p/>
          <draw:enhanced-geometry svg:viewBox="0 0 21600 21600" draw:type="rectangle" draw:enhanced-path="M 0 0 L 21600 0 21600 21600 0 21600 0 0 Z N"/>
        </draw:custom-shape>
        <draw:custom-shape draw:style-name="gr84" draw:text-style-name="P13" draw:layer="layout" svg:width="1.727cm" svg:height="0.508cm" svg:x="1.92cm" svg:y="10.525cm">
          <text:p/>
          <draw:enhanced-geometry svg:viewBox="0 0 21600 21600" draw:type="rectangle" draw:enhanced-path="M 0 0 L 21600 0 21600 21600 0 21600 0 0 Z N"/>
        </draw:custom-shape>
        <draw:custom-shape draw:style-name="gr84" draw:text-style-name="P13" draw:layer="layout" svg:width="1.727cm" svg:height="0.508cm" svg:x="1.92cm" svg:y="11.825cm">
          <text:p/>
          <draw:enhanced-geometry svg:viewBox="0 0 21600 21600" draw:type="rectangle" draw:enhanced-path="M 0 0 L 21600 0 21600 21600 0 21600 0 0 Z N"/>
        </draw:custom-shape>
        <draw:custom-shape draw:style-name="gr84" draw:text-style-name="P13" draw:layer="layout" svg:width="1.727cm" svg:height="0.508cm" svg:x="1.92cm" svg:y="13.225cm">
          <text:p/>
          <draw:enhanced-geometry svg:viewBox="0 0 21600 21600" draw:type="rectangle" draw:enhanced-path="M 0 0 L 21600 0 21600 21600 0 21600 0 0 Z N"/>
        </draw:custom-shape>
        <draw:custom-shape draw:style-name="gr134" draw:text-style-name="P13" draw:layer="layout" svg:width="2.642cm" svg:height="0.508cm" svg:x="7.62cm" svg:y="17.025cm">
          <text:p/>
          <draw:enhanced-geometry svg:viewBox="0 0 21600 21600" draw:type="rectangle" draw:enhanced-path="M 0 0 L 21600 0 21600 21600 0 21600 0 0 Z N"/>
        </draw:custom-shape>
        <draw:custom-shape draw:style-name="gr84" draw:text-style-name="P13" draw:layer="layout" svg:width="1.727cm" svg:height="0.508cm" svg:x="5.02cm" svg:y="17.025cm">
          <text:p/>
          <draw:enhanced-geometry svg:viewBox="0 0 21600 21600" draw:type="rectangle" draw:enhanced-path="M 0 0 L 21600 0 21600 21600 0 21600 0 0 Z N"/>
        </draw:custom-shape>
        <draw:custom-shape draw:style-name="gr84" draw:text-style-name="P13" draw:layer="layout" svg:width="1.727cm" svg:height="0.508cm" svg:x="1.82cm" svg:y="17.025cm">
          <text:p/>
          <draw:enhanced-geometry svg:viewBox="0 0 21600 21600" draw:type="rectangle" draw:enhanced-path="M 0 0 L 21600 0 21600 21600 0 21600 0 0 Z N"/>
        </draw:custom-shape>
        <draw:custom-shape draw:style-name="gr84" draw:text-style-name="P13" draw:layer="layout" svg:width="1.727cm" svg:height="0.508cm" svg:x="5.02cm" svg:y="15.825cm">
          <text:p/>
          <draw:enhanced-geometry svg:viewBox="0 0 21600 21600" draw:type="rectangle" draw:enhanced-path="M 0 0 L 21600 0 21600 21600 0 21600 0 0 Z N"/>
        </draw:custom-shape>
        <draw:custom-shape draw:style-name="gr84" draw:text-style-name="P13" draw:layer="layout" svg:width="1.727cm" svg:height="0.508cm" svg:x="1.82cm" svg:y="15.725cm">
          <text:p/>
          <draw:enhanced-geometry svg:viewBox="0 0 21600 21600" draw:type="rectangle" draw:enhanced-path="M 0 0 L 21600 0 21600 21600 0 21600 0 0 Z N"/>
        </draw:custom-shape>
        <draw:custom-shape draw:style-name="gr135" draw:text-style-name="P13" draw:layer="layout" svg:width="3.353cm" svg:height="0.508cm" svg:x="6.92cm" svg:y="14.125cm">
          <text:p/>
          <draw:enhanced-geometry svg:viewBox="0 0 21600 21600" draw:type="rectangle" draw:enhanced-path="M 0 0 L 21600 0 21600 21600 0 21600 0 0 Z N"/>
        </draw:custom-shape>
        <draw:custom-shape draw:style-name="gr84" draw:text-style-name="P13" draw:layer="layout" svg:width="1.727cm" svg:height="0.508cm" svg:x="1.82cm" svg:y="14.125cm">
          <text:p/>
          <draw:enhanced-geometry svg:viewBox="0 0 21600 21600" draw:type="rectangle" draw:enhanced-path="M 0 0 L 21600 0 21600 21600 0 21600 0 0 Z N"/>
        </draw:custom-shape>
        <draw:custom-shape draw:style-name="gr136" draw:text-style-name="P10" draw:layer="layout" svg:width="1.778cm" svg:height="1.067cm" svg:x="10.606cm" svg:y="14.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0" draw:layer="layout" svg:width="1.778cm" svg:height="1.067cm" svg:x="12.707cm" svg:y="14.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0" draw:layer="layout" svg:width="1.778cm" svg:height="1.067cm" svg:x="14.808cm" svg:y="14.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0" draw:layer="layout" svg:width="1.778cm" svg:height="1.067cm" svg:x="10.607cm" svg:y="16.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0" draw:layer="layout" svg:width="1.778cm" svg:height="1.067cm" svg:x="12.708cm" svg:y="16.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0" draw:layer="layout" svg:width="1.778cm" svg:height="1.067cm" svg:x="14.809cm" svg:y="16.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10" draw:layer="layout" svg:width="0.813cm" svg:height="1.067cm" svg:x="16.376cm" svg:y="15.3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23" draw:layer="layout" svg:width="8.433cm" svg:height="0.635cm" svg:x="1.889cm" svg:y="1.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9" draw:text-style-name="P23" draw:layer="layout" svg:width="0.569cm" svg:height="0.537cm" draw:transform="rotate (-3.14141812066459) translate (3.824cm 3.816cm)">
            <text:p/>
            <draw:enhanced-geometry svg:viewBox="0 0 21600 21600" draw:mirror-vertical="false" draw:type="rectangle" draw:enhanced-path="M 0 0 L 21600 0 21600 21600 0 21600 0 0 Z N"/>
          </draw:custom-shape>
          <draw:custom-shape draw:style-name="gr140" draw:text-style-name="P23" draw:layer="layout" svg:width="0.114cm" svg:height="0.537cm" draw:transform="rotate (-3.14141812066459) translate (3.378cm 3.818cm)">
            <text:p/>
            <draw:enhanced-geometry svg:viewBox="0 0 21600 21600" draw:mirror-vertical="false" draw:type="rectangle" draw:enhanced-path="M 0 0 L 21600 0 21600 21600 0 21600 0 0 Z N"/>
          </draw:custom-shape>
        </draw:g>
        <draw:custom-shape draw:style-name="gr141" draw:text-style-name="P1" draw:layer="layout" svg:width="0.508cm" svg:height="0.508cm" svg:x="15.178cm" svg:y="15.635cm">
          <text:p/>
          <draw:enhanced-geometry svg:viewBox="0 0 21600 21600" draw:path-stretchpoint-x="10800" draw:path-stretchpoint-y="10800" draw:text-areas="?f0 ?f0 ?f1 ?f2" draw:mirror-vertical="tru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1" draw:text-style-name="P1" draw:layer="layout" svg:width="0.508cm" svg:height="0.508cm" svg:x="13.379cm" svg:y="15.235cm">
          <text:p/>
          <draw:enhanced-geometry svg:viewBox="0 0 21600 21600" draw:path-stretchpoint-x="10800" draw:path-stretchpoint-y="10800" draw:text-areas="?f0 ?f0 ?f1 ?f2" draw:mirror-vertical="tru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1" draw:text-style-name="P1" draw:layer="layout" svg:width="0.508cm" svg:height="0.508cm" svg:x="11.18cm" svg:y="15.935cm">
          <text:p/>
          <draw:enhanced-geometry svg:viewBox="0 0 21600 21600" draw:path-stretchpoint-x="10800" draw:path-stretchpoint-y="10800" draw:text-areas="?f0 ?f0 ?f1 ?f2" draw:mirror-vertical="tru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2" draw:text-style-name="P1" draw:layer="layout" svg:width="0.635cm" svg:height="0.508cm" svg:x="2.443cm" svg:y="16.437cm">
          <text:p/>
          <draw:enhanced-geometry svg:viewBox="0 0 21600 21600" draw:text-areas="?f7 ?f7 ?f8 ?f8" draw:mirror-vertical="true"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42" draw:text-style-name="P1" draw:layer="layout" svg:width="0.635cm" svg:height="0.508cm" svg:x="8.843cm" svg:y="16.437cm">
          <text:p/>
          <draw:enhanced-geometry svg:viewBox="0 0 21600 21600" draw:text-areas="?f7 ?f7 ?f8 ?f8" draw:mirror-vertical="true"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42" draw:text-style-name="P1" draw:layer="layout" svg:width="0.635cm" svg:height="0.508cm" svg:x="8.943cm" svg:y="11.037cm">
          <text:p/>
          <draw:enhanced-geometry svg:viewBox="0 0 21600 21600" draw:text-areas="?f7 ?f7 ?f8 ?f8" draw:mirror-vertical="true"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42" draw:text-style-name="P1" draw:layer="layout" svg:width="0.635cm" svg:height="0.508cm" svg:x="8.239cm" svg:y="9.382cm">
          <text:p/>
          <draw:enhanced-geometry svg:viewBox="0 0 21600 21600" draw:text-areas="?f7 ?f7 ?f8 ?f8" draw:mirror-vertical="true"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42" draw:text-style-name="P1" draw:layer="layout" svg:width="0.635cm" svg:height="0.508cm" svg:x="13.649cm" svg:y="5.418cm">
          <text:p/>
          <draw:enhanced-geometry svg:viewBox="0 0 21600 21600" draw:text-areas="?f7 ?f7 ?f8 ?f8" draw:mirror-vertical="true"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41" draw:text-style-name="P1" draw:layer="layout" svg:width="0.508cm" svg:height="0.508cm" svg:x="10.852cm" svg:y="4.81cm">
          <text:p/>
          <draw:enhanced-geometry svg:viewBox="0 0 21600 21600" draw:path-stretchpoint-x="10800" draw:path-stretchpoint-y="10800" draw:text-areas="?f0 ?f0 ?f1 ?f2" draw:mirror-vertical="tru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1" draw:text-style-name="P1" draw:layer="layout" svg:width="0.508cm" svg:height="0.508cm" svg:x="10.853cm" svg:y="1.71cm">
          <text:p/>
          <draw:enhanced-geometry svg:viewBox="0 0 21600 21600" draw:path-stretchpoint-x="10800" draw:path-stretchpoint-y="10800" draw:text-areas="?f0 ?f0 ?f1 ?f2" draw:mirror-vertical="tru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43" draw:text-style-name="P1" draw:layer="layout" svg:width="0.305cm" svg:height="3.607cm" svg:x="13.776cm" svg:y="1.6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1" draw:layer="layout" svg:width="0.305cm" svg:height="5.74cm" draw:transform="rotate (1.5707963267949) translate (1.991cm 9.762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4" draw:text-style-name="P1" draw:layer="layout" svg:width="0.305cm" svg:height="3.861cm" svg:x="13.827cm" svg:y="6.308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5" draw:text-style-name="P1" draw:layer="layout" svg:width="0.305cm" svg:height="4.318cm" draw:transform="rotate (1.5707963267949) translate (9.128cm 9.813cm)">
          <text:p/>
          <draw:enhanced-geometry svg:viewBox="0 0 21600 21600" draw:text-areas="?f0 ?f7 ?f2 21600" draw:mirror-vertical="true" draw:mirror-horizont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5" draw:layer="layout" svg:width="1.143cm" svg:height="1.27cm" svg:x="2.016cm" svg:y="2.932cm">
          <text:p/>
          <draw:enhanced-geometry svg:viewBox="0 0 780 907" draw:type="non-primitive" draw:enhanced-path="M 390 0 L 492 276 780 228 594 457 780 679 492 631 390 907 288 631 0 679 186 457 0 228 288 276 390 0 Z N"/>
        </draw:custom-shape>
        <draw:custom-shape draw:style-name="gr147" draw:text-style-name="P2" draw:layer="layout" svg:width="1.143cm" svg:height="1.016cm" svg:x="8.493cm" svg:y="6.84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06" draw:text-style-name="P21" draw:layer="layout" svg:width="8.763cm" svg:height="3.095cm" svg:x="1.128cm" svg:y="18.354cm">
          <draw:text-box>
            <text:p text:style-name="P18">Seattle Police Department </text:p>
            <text:p text:style-name="P18">Magikal Enforcement Division Precinct</text:p>
            <text:p text:style-name="P18"/>
          </draw:text-box>
        </draw:frame>
        <draw:frame draw:style-name="gr107" draw:text-style-name="P21" draw:layer="layout" svg:width="7.874cm" svg:height="1.905cm" svg:x="18.526cm" svg:y="18.527cm">
          <draw:text-box>
            <text:p text:style-name="P18">Second Floor</text:p>
            <text:p text:style-name="P18">(Boss Fight)</text:p>
          </draw:text-box>
        </draw:frame>
        <draw:custom-shape draw:style-name="gr18" draw:text-style-name="P11" draw:layer="layout" svg:width="0.889cm" svg:height="0.889cm" svg:x="15.224cm" svg:y="14.335cm">
          <text:p/>
          <draw:enhanced-geometry svg:viewBox="0 0 640 861" draw:text-areas="257 295 414 566" draw:type="non-primitive" draw:enhanced-path="M 640 233 L 221 293 506 12 367 0 29 406 431 347 145 645 99 520 0 861 326 765 209 711 640 233 640 233 Z N"/>
        </draw:custom-shape>
        <draw:custom-shape draw:style-name="gr18" draw:text-style-name="P11" draw:layer="layout" svg:width="0.889cm" svg:height="0.889cm" svg:x="11.033cm" svg:y="16.621cm">
          <text:p/>
          <draw:enhanced-geometry svg:viewBox="0 0 640 861" draw:text-areas="257 295 414 566" draw:type="non-primitive" draw:enhanced-path="M 640 233 L 221 293 506 12 367 0 29 406 431 347 145 645 99 520 0 861 326 765 209 711 640 233 640 233 Z N"/>
        </draw:custom-shape>
        <draw:custom-shape draw:style-name="gr18" draw:text-style-name="P11" draw:layer="layout" svg:width="0.889cm" svg:height="0.889cm" svg:x="5.318cm" svg:y="15.732cm">
          <text:p/>
          <draw:enhanced-geometry svg:viewBox="0 0 640 861" draw:text-areas="257 295 414 566" draw:type="non-primitive" draw:enhanced-path="M 640 233 L 221 293 506 12 367 0 29 406 431 347 145 645 99 520 0 861 326 765 209 711 640 233 640 233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4T17:04:19.771000000</meta:creation-date>
    <dc:date>2018-04-14T22:46:13.012000000</dc:date>
    <meta:editing-duration>PT20M16S</meta:editing-duration>
    <meta:editing-cycles>7</meta:editing-cycles>
    <meta:generator>LibreOffice/6.0.2.1$Windows_X86_64 LibreOffice_project/f7f06a8f319e4b62f9bc5095aa112a65d2f3ac89</meta:generator>
    <meta:document-statistic meta:object-count="684"/>
  </office:meta>
</office:document-meta>
</file>